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8000005E87A63FCA3DA781494.png" manifest:media-type="image/png"/>
  <manifest:file-entry manifest:full-path="Pictures/10000000000002A00000021EBF73207A5A55452A.png" manifest:media-type="image/png"/>
  <manifest:file-entry manifest:full-path="Pictures/10000201000003BE0000034876C9E9E5D991FD91.png" manifest:media-type="image/png"/>
  <manifest:file-entry manifest:full-path="Pictures/1000020100000033000000333C56E26B4EAD81E7.png" manifest:media-type="image/png"/>
  <manifest:file-entry manifest:full-path="Pictures/10000000000003AE0000016EAE576972C6CC2715.png" manifest:media-type="image/png"/>
  <manifest:file-entry manifest:full-path="Pictures/100000000000056400000334A8B29883E5AE3D44.png" manifest:media-type="image/png"/>
  <manifest:file-entry manifest:full-path="Pictures/10000000000003BF000001ED468DD87A278B6113.png" manifest:media-type="image/png"/>
  <manifest:file-entry manifest:full-path="Pictures/10000201000000E6000000FA903FE4BAAECDD9B2.png" manifest:media-type="image/png"/>
  <manifest:file-entry manifest:full-path="Pictures/100000000000043B000001EE8252798C788C97EB.png" manifest:media-type="image/png"/>
  <manifest:file-entry manifest:full-path="Pictures/100000000000041D000000ECEE7DEF6290E0EEF3.png" manifest:media-type="image/png"/>
  <manifest:file-entry manifest:full-path="Pictures/10000000000005450000032F7F71B91ACF3AE22C.png" manifest:media-type="image/png"/>
  <manifest:file-entry manifest:full-path="Pictures/100000000000041D00000124DF8EA8F798D47C5D.png" manifest:media-type="image/png"/>
  <manifest:file-entry manifest:full-path="Pictures/1000000000000413000002707DE8BF70AE9B0CFC.png" manifest:media-type="image/png"/>
  <manifest:file-entry manifest:full-path="Pictures/1000000000000395000002668AFD082DCD010145.png" manifest:media-type="image/png"/>
  <manifest:file-entry manifest:full-path="Pictures/1000000000000436000001FCCA93505B4BBC743C.png" manifest:media-type="image/png"/>
  <manifest:file-entry manifest:full-path="Pictures/10000000000002E2000001FEAA3E11730DCEA168.png" manifest:media-type="image/png"/>
  <manifest:file-entry manifest:full-path="Pictures/10000000000002E7000000FE3A522FAEF825B00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7.011cm" style:rel-column-width="30636*"/>
    </style:style>
    <style:style style:name="Taula4.B" style:family="table-column">
      <style:table-column-properties style:column-width="1.085cm" style:rel-column-width="4739*"/>
    </style:style>
    <style:style style:name="Taula4.C" style:family="table-column">
      <style:table-column-properties style:column-width="6.902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4.998cm" table:align="margins" style:writing-mode="lr-tb"/>
    </style:style>
    <style:style style:name="Taula7.A" style:family="table-column">
      <style:table-column-properties style:column-width="14.998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5.398cm" style:rel-column-width="23584*"/>
    </style:style>
    <style:style style:name="Taula5.B" style:family="table-column">
      <style:table-column-properties style:column-width="1.005cm" style:rel-column-width="4393*"/>
    </style:style>
    <style:style style:name="Taula5.C" style:family="table-column">
      <style:table-column-properties style:column-width="8.595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ula12" style:family="table">
      <style:table-properties style:width="14.998cm" table:align="margins" style:writing-mode="lr-tb"/>
    </style:style>
    <style:style style:name="Taula12.A" style:family="table-column">
      <style:table-column-properties style:column-width="14.998cm" style:rel-column-width="65535*"/>
    </style:style>
    <style:style style:name="Taula12.A1" style:family="table-cell">
      <style:table-cell-properties fo:background-color="#eeeeee" fo:padding="0.097cm" fo:border="0.05pt solid #000000">
        <style:background-image/>
      </style:table-cell-properties>
    </style:style>
    <style:style style:name="Taula13" style:family="table">
      <style:table-properties style:width="14.998cm" table:align="margins" style:writing-mode="lr-tb"/>
    </style:style>
    <style:style style:name="Taula13.A" style:family="table-column">
      <style:table-column-properties style:column-width="14.998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4" style:family="table">
      <style:table-properties style:width="14.998cm" table:align="margins" style:writing-mode="lr-tb"/>
    </style:style>
    <style:style style:name="Taula14.A" style:family="table-column">
      <style:table-column-properties style:column-width="14.998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paragraph-properties fo:text-align="center" style:justify-single-word="false"/>
      <style:text-properties style:font-name="Noto Sans" fo:language="ca" fo:country="ES"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Número_20_de_20_pàgina">
      <style:text-properties style:font-name="Noto Sans" fo:language="ca" fo:country="ES" style:font-name-complex="Noto Sans4"/>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4"/>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36cc15" style:language-asian="zxx" style:country-asian="none" style:language-complex="zxx" style:country-complex="none"/>
    </style:style>
    <style:style style:name="P15" style:family="paragraph" style:parent-style-name="Standard">
      <style:text-properties fo:language="ca" fo:country="ES" officeooo:rsid="001ea464" officeooo:paragraph-rsid="0036cc15" style:language-asian="zxx" style:country-asian="none" style:language-complex="zxx" style:country-complex="none"/>
    </style:style>
    <style:style style:name="P16" style:family="paragraph" style:parent-style-name="Standard">
      <style:text-properties fo:language="ca" fo:country="ES" officeooo:rsid="00323a68" officeooo:paragraph-rsid="004d0b09" style:language-asian="zxx" style:country-asian="none" style:language-complex="zxx" style:country-complex="none"/>
    </style:style>
    <style:style style:name="P17" style:family="paragraph" style:parent-style-name="Standard">
      <style:text-properties fo:language="ca" fo:country="ES" officeooo:paragraph-rsid="004d0b09" style:language-asian="zxx" style:country-asian="none" style:language-complex="zxx" style:country-complex="none"/>
    </style:style>
    <style:style style:name="P18" style:family="paragraph" style:parent-style-name="Standard">
      <style:text-properties fo:language="ca" fo:country="ES" officeooo:rsid="00538310" officeooo:paragraph-rsid="00538310"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ab-stops/>
      </style:paragraph-properties>
    </style:style>
    <style:style style:name="P34"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5"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8"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9" style:family="paragraph" style:parent-style-name="Standard">
      <style:text-properties fo:font-size="10pt" style:font-size-asian="10pt" style:font-size-complex="10pt"/>
    </style:style>
    <style:style style:name="P40" style:family="paragraph" style:parent-style-name="Standard">
      <style:text-properties officeooo:rsid="00300d87" officeooo:paragraph-rsid="00300d87"/>
    </style:style>
    <style:style style:name="P41" style:family="paragraph" style:parent-style-name="Standard">
      <style:text-properties officeooo:paragraph-rsid="0036cc15" fo:background-color="#ffff00"/>
    </style:style>
    <style:style style:name="P42" style:family="paragraph" style:parent-style-name="Standard">
      <style:text-properties officeooo:paragraph-rsid="0036cc15"/>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4" style:family="paragraph" style:parent-style-name="Standard">
      <style:text-properties officeooo:paragraph-rsid="004d0b09"/>
    </style:style>
    <style:style style:name="P45"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6" style:family="paragraph" style:parent-style-name="Standard">
      <style:text-properties fo:language="zxx" fo:country="none" officeooo:paragraph-rsid="0036cc15" style:language-asian="zxx" style:country-asian="none" style:language-complex="zxx" style:country-complex="none"/>
    </style:style>
    <style:style style:name="P4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48"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P49"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0"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1" style:family="paragraph" style:parent-style-name="Footnote">
      <style:text-properties style:font-name="Bariol Regular1" fo:language="ca" fo:country="ES" style:language-asian="zxx" style:country-asian="none" style:language-complex="zxx" style:country-complex="none"/>
    </style:style>
    <style:style style:name="P52"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6" style:family="paragraph" style:parent-style-name="Standard">
      <style:paragraph-properties fo:margin-left="0cm" fo:margin-right="0cm" fo:margin-top="0.199cm" fo:margin-bottom="0.199cm" loext:contextual-spacing="false" fo:text-indent="0cm" style:auto-text-indent="false"/>
    </style:style>
    <style:style style:name="P57"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58"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4d0b09" style:language-asian="en" style:country-asian="US"/>
    </style:style>
    <style:style style:name="P59"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60"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language="ca" fo:country="ES" officeooo:paragraph-rsid="004d0b09" style:language-asian="en" style:country-asian="US"/>
    </style:style>
    <style:style style:name="P61"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547eb7" style:language-asian="en" style:country-asian="US"/>
    </style:style>
    <style:style style:name="P62"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6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6"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67"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68"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69"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zxx" style:country-asian="none"/>
    </style:style>
    <style:style style:name="P7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1"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2"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7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7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76"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77"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78" style:family="paragraph" style:parent-style-name="Standard">
      <style:paragraph-properties fo:margin-left="0cm" fo:margin-right="0cm" fo:margin-top="0.199cm" fo:margin-bottom="0.199cm" loext:contextual-spacing="false" fo:text-indent="0cm" style:auto-text-indent="false"/>
      <style:text-properties officeooo:paragraph-rsid="0026f43d"/>
    </style:style>
    <style:style style:name="P79" style:family="paragraph" style:parent-style-name="Standard">
      <style:paragraph-properties fo:margin-left="0cm" fo:margin-right="0cm" fo:margin-top="0.199cm" fo:margin-bottom="0.199cm" loext:contextual-spacing="false" fo:text-indent="0cm" style:auto-text-indent="false"/>
      <style:text-properties officeooo:rsid="0026f43d" officeooo:paragraph-rsid="0026f43d"/>
    </style:style>
    <style:style style:name="P80"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1"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2" style:family="paragraph" style:parent-style-name="Standard">
      <style:paragraph-properties fo:margin-left="0cm" fo:margin-right="0cm" fo:margin-top="0.199cm" fo:margin-bottom="0.199cm" loext:contextual-spacing="false" fo:text-indent="0cm" style:auto-text-indent="false">
        <style:tab-stops/>
      </style:paragraph-properties>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3"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4" style:family="paragraph" style:parent-style-name="Standard">
      <style:paragraph-properties fo:margin-left="0cm" fo:margin-right="0cm" fo:margin-top="0.199cm" fo:margin-bottom="0.199cm" loext:contextual-spacing="false" fo:text-indent="0cm" style:auto-text-indent="false"/>
      <style:text-properties officeooo:paragraph-rsid="004d0b09"/>
    </style:style>
    <style:style style:name="P85"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16c8c"/>
    </style:style>
    <style:style style:name="P86"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47eb7"/>
    </style:style>
    <style:style style:name="P87" style:family="paragraph" style:parent-style-name="Standard">
      <style:paragraph-properties fo:margin-left="0cm" fo:margin-right="0cm" fo:margin-top="0.199cm" fo:margin-bottom="0.199cm" loext:contextual-spacing="false" fo:text-indent="0cm" style:auto-text-indent="false"/>
      <style:text-properties officeooo:paragraph-rsid="00547eb7"/>
    </style:style>
    <style:style style:name="P88" style:family="paragraph" style:parent-style-name="Standard">
      <style:paragraph-properties fo:margin-left="0cm" fo:margin-right="0cm" fo:margin-top="0.199cm" fo:margin-bottom="0.199cm" loext:contextual-spacing="false" fo:text-indent="0cm" style:auto-text-indent="false"/>
      <style:text-properties officeooo:paragraph-rsid="005e23f4"/>
    </style:style>
    <style:style style:name="P89"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90"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91"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2"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9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fo:font-style="normal" fo:background-color="transparent" style:language-asian="zxx" style:country-asian="none" style:font-style-asian="normal" style:language-complex="zxx" style:country-complex="none" style:font-style-complex="normal"/>
    </style:style>
    <style:style style:name="P94"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95" style:family="paragraph" style:parent-style-name="Text_20_body">
      <style:paragraph-properties fo:margin-left="0cm" fo:margin-right="0cm" fo:margin-top="0.199cm" fo:margin-bottom="0.199cm" loext:contextual-spacing="false" fo:text-indent="0cm" style:auto-text-indent="false"/>
      <style:text-properties officeooo:paragraph-rsid="003f8863"/>
    </style:style>
    <style:style style:name="P96" style:family="paragraph" style:parent-style-name="Text_20_body">
      <style:paragraph-properties fo:margin-left="0cm" fo:margin-right="0cm" fo:margin-top="0.199cm" fo:margin-bottom="0.199cm" loext:contextual-spacing="false" fo:text-indent="0cm" style:auto-text-indent="false"/>
      <style:text-properties officeooo:paragraph-rsid="003fb2a2"/>
    </style:style>
    <style:style style:name="P97" style:family="paragraph" style:parent-style-name="Standard">
      <style:paragraph-properties fo:margin-left="0cm" fo:margin-right="0cm" fo:margin-top="0.199cm" fo:margin-bottom="0.199cm" loext:contextual-spacing="false" fo:text-align="justify" style:justify-single-word="false" fo:text-indent="0cm" style:auto-text-indent="false" fo:break-before="pag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98" style:family="paragraph" style:parent-style-name="Standard">
      <style:paragraph-properties fo:margin-left="0cm" fo:margin-right="0cm" fo:text-align="justify" style:justify-single-word="false" fo:text-indent="0cm" style:auto-text-indent="false"/>
    </style:style>
    <style:style style:name="P99"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0"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01"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02" style:family="paragraph" style:parent-style-name="Codi">
      <style:paragraph-properties fo:margin-left="0cm" fo:margin-right="0cm" fo:text-indent="0cm" style:auto-text-indent="false"/>
      <style:text-properties officeooo:paragraph-rsid="00263b94"/>
    </style:style>
    <style:style style:name="P103" style:family="paragraph" style:parent-style-name="Codi">
      <style:paragraph-properties fo:margin-left="0cm" fo:margin-right="0cm" fo:text-indent="0cm" style:auto-text-indent="false"/>
      <style:text-properties officeooo:paragraph-rsid="0026f43d"/>
    </style:style>
    <style:style style:name="P104"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3b94" style:language-asian="en" style:country-asian="US"/>
    </style:style>
    <style:style style:name="P105"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f43d" style:language-asian="en" style:country-asian="US"/>
    </style:style>
    <style:style style:name="P106" style:family="paragraph" style:parent-style-name="Standard">
      <style:paragraph-properties fo:margin-left="0cm" fo:margin-right="0cm" fo:margin-top="0.4cm" fo:margin-bottom="0.199cm" loext:contextual-spacing="false" fo:text-indent="0cm" style:auto-text-indent="false"/>
      <style:text-properties officeooo:paragraph-rsid="00263b94"/>
    </style:style>
    <style:style style:name="P107" style:family="paragraph" style:parent-style-name="Standard">
      <style:paragraph-properties fo:margin-left="0cm" fo:margin-right="0cm" fo:margin-top="0.4cm" fo:margin-bottom="0.199cm" loext:contextual-spacing="false" fo:text-indent="0cm" style:auto-text-indent="false"/>
      <style:text-properties officeooo:paragraph-rsid="0026f43d"/>
    </style:style>
    <style:style style:name="P108" style:family="paragraph" style:parent-style-name="Standard">
      <style:paragraph-properties fo:margin-left="0cm" fo:margin-right="0cm" fo:margin-top="0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9"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0"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1" style:family="paragraph" style:parent-style-name="List_20_Contents">
      <style:paragraph-properties fo:margin-left="0cm" fo:margin-right="0cm" fo:text-indent="0cm" style:auto-text-indent="false"/>
      <style:text-properties officeooo:paragraph-rsid="004d0b09"/>
    </style:style>
    <style:style style:name="P112" style:family="paragraph" style:parent-style-name="List_20_Contents">
      <style:paragraph-properties fo:margin-left="0cm" fo:margin-right="0cm" fo:text-indent="0cm" style:auto-text-indent="false"/>
      <style:text-properties officeooo:paragraph-rsid="004ea9e5"/>
    </style:style>
    <style:style style:name="P113"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14" style:family="paragraph" style:parent-style-name="List_20_Contents">
      <style:paragraph-properties fo:margin-left="0cm" fo:margin-right="0cm" fo:text-indent="0cm" style:auto-text-indent="false"/>
      <style:text-properties officeooo:paragraph-rsid="004d40e7"/>
    </style:style>
    <style:style style:name="P115" style:family="paragraph" style:parent-style-name="List_20_Contents">
      <style:paragraph-properties fo:margin-left="0cm" fo:margin-right="0cm" fo:text-indent="0cm" style:auto-text-indent="false"/>
      <style:text-properties officeooo:rsid="004ea9e5" officeooo:paragraph-rsid="004ea9e5"/>
    </style:style>
    <style:style style:name="P116" style:family="paragraph" style:parent-style-name="Text_20_body">
      <style:text-properties fo:language="ca" fo:country="ES"/>
    </style:style>
    <style:style style:name="P117"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18" style:family="paragraph" style:parent-style-name="Text_20_body">
      <style:paragraph-properties fo:text-align="justify" style:justify-single-word="false"/>
    </style:style>
    <style:style style:name="P11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0"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1" style:family="paragraph" style:parent-style-name="Text_20_body">
      <style:text-properties officeooo:paragraph-rsid="00263b94"/>
    </style:style>
    <style:style style:name="P122" style:family="paragraph" style:parent-style-name="Text_20_body">
      <style:text-properties officeooo:paragraph-rsid="0036cc15"/>
    </style:style>
    <style:style style:name="P123" style:family="paragraph" style:parent-style-name="Text_20_body">
      <style:paragraph-properties fo:text-align="justify" style:justify-single-word="false">
        <style:tab-stops/>
      </style:paragraph-properties>
      <style:text-properties fo:font-variant="normal" fo:text-transform="none" fo:color="#000000" style:font-name="Noto Sans3"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24" style:family="paragraph" style:parent-style-name="Text_20_body">
      <style:paragraph-properties fo:text-align="justify" style:justify-single-word="false"/>
      <style:text-properties fo:color="#0000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5"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126" style:family="paragraph" style:parent-style-name="Text_20_body">
      <style:paragraph-properties fo:margin-top="0.15cm" fo:margin-bottom="0.15cm" loext:contextual-spacing="true" fo:text-align="center" style:justify-single-word="false"/>
      <style:text-properties fo:language="ca" fo:country="ES"/>
    </style:style>
    <style:style style:name="P127"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28" style:family="paragraph" style:parent-style-name="Text_20_body">
      <style:paragraph-properties fo:margin-top="0.15cm" fo:margin-bottom="0.15cm" loext:contextual-spacing="true" fo:text-align="center" style:justify-single-word="false"/>
      <style:text-properties fo:language="ca" fo:country="ES" officeooo:rsid="004a3547" officeooo:paragraph-rsid="004a3547"/>
    </style:style>
    <style:style style:name="P129" style:family="paragraph" style:parent-style-name="Text_20_body">
      <style:paragraph-properties fo:margin-top="0.15cm" fo:margin-bottom="0.15cm" loext:contextual-spacing="true" fo:text-align="center" style:justify-single-word="false"/>
      <style:text-properties fo:language="ca" fo:country="ES" officeooo:rsid="00620e15" officeooo:paragraph-rsid="00620e15"/>
    </style:style>
    <style:style style:name="P130"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31" style:family="paragraph" style:parent-style-name="Standard">
      <style:paragraph-properties fo:margin-left="0.617cm" fo:margin-right="-0.018cm" fo:text-indent="-0.635cm" style:auto-text-indent="false">
        <style:tab-stops/>
      </style:paragraph-properties>
    </style:style>
    <style:style style:name="P132"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33"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34" style:family="paragraph" style:parent-style-name="Table_20_Contents">
      <style:text-properties fo:font-style="italic" fo:font-weight="bold" style:font-style-asian="italic" style:font-weight-asian="bold" style:font-style-complex="italic" style:font-weight-complex="bold"/>
    </style:style>
    <style:style style:name="P135"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36"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37"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text-properties officeooo:paragraph-rsid="0036cc15"/>
    </style:style>
    <style:style style:name="P140"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41"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42"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3" style:family="paragraph" style:parent-style-name="Table_20_Contents">
      <style:text-properties fo:font-size="10pt" style:font-size-asian="10pt" style:font-size-complex="10pt"/>
    </style:style>
    <style:style style:name="P144" style:family="paragraph" style:parent-style-name="Table_20_Contents">
      <style:text-properties fo:font-size="10pt" officeooo:rsid="00300d87" officeooo:paragraph-rsid="00300d87" style:font-size-asian="10pt" style:font-size-complex="10pt"/>
    </style:style>
    <style:style style:name="P145" style:family="paragraph" style:parent-style-name="Table_20_Contents">
      <style:text-properties fo:font-size="10pt" officeooo:paragraph-rsid="00527c2d" style:font-size-asian="10pt" style:font-size-complex="10pt"/>
    </style:style>
    <style:style style:name="P146"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47"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48"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49" style:family="paragraph" style:parent-style-name="Table_20_Contents">
      <style:text-properties officeooo:paragraph-rsid="00300d87"/>
    </style:style>
    <style:style style:name="P150" style:family="paragraph" style:parent-style-name="Table_20_Contents">
      <style:text-properties officeooo:rsid="00300d87" officeooo:paragraph-rsid="00300d87"/>
    </style:style>
    <style:style style:name="P151" style:family="paragraph" style:parent-style-name="Table_20_Contents">
      <style:text-properties style:font-name="Noto Sans"/>
    </style:style>
    <style:style style:name="P152"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53"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54" style:family="paragraph" style:parent-style-name="Table_20_Contents">
      <style:text-properties style:font-name="Noto Sans" fo:font-size="10pt" fo:font-weight="normal" style:font-size-asian="10pt" style:font-weight-asian="normal" style:font-size-complex="10pt" style:font-weight-complex="normal"/>
    </style:style>
    <style:style style:name="P155" style:family="paragraph" style:parent-style-name="Table_20_Contents">
      <style:text-properties style:font-name="Noto Sans" officeooo:rsid="00527c2d" officeooo:paragraph-rsid="00527c2d"/>
    </style:style>
    <style:style style:name="P156" style:family="paragraph" style:parent-style-name="Table_20_Contents">
      <style:text-properties fo:language="zxx" fo:country="none" officeooo:paragraph-rsid="0036cc15" style:language-asian="zxx" style:country-asian="none" style:language-complex="zxx" style:country-complex="none"/>
    </style:style>
    <style:style style:name="P157" style:family="paragraph" style:parent-style-name="Table_20_Contents">
      <style:text-properties officeooo:paragraph-rsid="0036cc15"/>
    </style:style>
    <style:style style:name="P158"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59"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60"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61"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62"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63"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64"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65"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66" style:family="paragraph" style:parent-style-name="Table_20_Contents">
      <style:text-properties officeooo:paragraph-rsid="004d0b09"/>
    </style:style>
    <style:style style:name="P167" style:family="paragraph" style:parent-style-name="Table_20_Contents">
      <style:paragraph-properties fo:text-align="start" style:justify-single-word="false"/>
      <style:text-properties officeooo:paragraph-rsid="004d0b09"/>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171" style:family="paragraph" style:parent-style-name="Table_20_Contents">
      <style:text-properties officeooo:rsid="00516eaf" officeooo:paragraph-rsid="00516eaf"/>
    </style:style>
    <style:style style:name="P172" style:family="paragraph" style:parent-style-name="Table_20_Contents">
      <style:text-properties officeooo:rsid="00516eaf" officeooo:paragraph-rsid="00547eb7"/>
    </style:style>
    <style:style style:name="P173" style:family="paragraph" style:parent-style-name="Table_20_Contents">
      <style:text-properties officeooo:rsid="005186ee" officeooo:paragraph-rsid="005186ee" fo:background-color="transparent"/>
    </style:style>
    <style:style style:name="P174" style:family="paragraph" style:parent-style-name="Table_20_Contents">
      <style:text-properties officeooo:rsid="005186ee" officeooo:paragraph-rsid="00547eb7" fo:background-color="transparent"/>
    </style:style>
    <style:style style:name="P175" style:family="paragraph" style:parent-style-name="Table_20_Contents">
      <style:text-properties officeooo:rsid="005186ee" officeooo:paragraph-rsid="0055b9d0" fo:background-color="transparent"/>
    </style:style>
    <style:style style:name="P176" style:family="paragraph" style:parent-style-name="Table_20_Contents">
      <style:text-properties officeooo:rsid="00527c2d" officeooo:paragraph-rsid="00527c2d"/>
    </style:style>
    <style:style style:name="P177" style:family="paragraph" style:parent-style-name="Table_20_Contents">
      <style:paragraph-properties fo:text-align="end" style:justify-single-word="false"/>
    </style:style>
    <style:style style:name="P178"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79" style:family="paragraph" style:parent-style-name="Text_20_body">
      <style:paragraph-properties fo:margin-top="0.199cm" fo:margin-bottom="0.199cm" loext:contextual-spacing="false"/>
      <style:text-properties fo:language="ca" fo:country="ES" officeooo:paragraph-rsid="003fb2a2" fo:background-color="transparent" style:language-asian="zxx" style:country-asian="none" style:language-complex="zxx" style:country-complex="none"/>
    </style:style>
    <style:style style:name="P180" style:family="paragraph" style:parent-style-name="Codi">
      <style:text-properties fo:font-weight="bold" officeooo:paragraph-rsid="00263b94" style:font-weight-asian="bold" style:font-weight-complex="bold"/>
    </style:style>
    <style:style style:name="P181" style:family="paragraph" style:parent-style-name="Codi">
      <style:text-properties fo:font-weight="bold" officeooo:paragraph-rsid="0026f43d" style:font-weight-asian="bold" style:font-weight-complex="bold"/>
    </style:style>
    <style:style style:name="P182" style:family="paragraph" style:parent-style-name="Codi">
      <style:text-properties officeooo:paragraph-rsid="00263b94"/>
    </style:style>
    <style:style style:name="P183" style:family="paragraph" style:parent-style-name="Codi">
      <style:text-properties officeooo:paragraph-rsid="0026f43d"/>
    </style:style>
    <style:style style:name="P184" style:family="paragraph" style:parent-style-name="Text_20_body">
      <style:paragraph-properties fo:margin-top="0cm" fo:margin-bottom="0cm" loext:contextual-spacing="false" fo:text-align="center" style:justify-single-word="false"/>
      <style:text-properties fo:color="#000000" fo:font-size="10pt" fo:font-weight="bold" officeooo:paragraph-rsid="005cdaa9" style:font-size-asian="10pt" style:font-weight-asian="bold" style:font-size-complex="10pt" style:font-weight-complex="bold"/>
    </style:style>
    <style:style style:name="P185" style:family="paragraph" style:parent-style-name="List_20_Contents">
      <style:paragraph-properties fo:text-align="center" style:justify-single-word="false"/>
      <style:text-properties officeooo:paragraph-rsid="004d0b09"/>
    </style:style>
    <style:style style:name="P186" style:family="paragraph" style:parent-style-name="List_20_Contents">
      <style:paragraph-properties fo:text-align="justify" style:justify-single-word="false"/>
      <style:text-properties officeooo:paragraph-rsid="004d0b09"/>
    </style:style>
    <style:style style:name="P187"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4"/>
    </style:style>
    <style:style style:name="P188" style:family="paragraph" style:parent-style-name="Standard" style:list-style-name="">
      <style:text-properties fo:language="ca" fo:country="ES"/>
    </style:style>
    <style:style style:name="P18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0" style:family="paragraph" style:parent-style-name="Standard" style:list-style-name="L5">
      <style:text-properties fo:language="ca" fo:country="ES" officeooo:paragraph-rsid="0036cc15" style:language-asian="zxx" style:country-asian="none" style:language-complex="zxx" style:country-complex="none"/>
    </style:style>
    <style:style style:name="P191" style:family="paragraph" style:parent-style-name="Standard" style:list-style-name="L6">
      <style:text-properties fo:language="ca" fo:country="ES" officeooo:paragraph-rsid="00538310" style:language-asian="zxx" style:country-asian="none" style:language-complex="zxx" style:country-complex="none"/>
    </style:style>
    <style:style style:name="P192" style:family="paragraph" style:parent-style-name="Standard" style:list-style-name="L6">
      <style:text-properties fo:language="ca" fo:country="ES" officeooo:paragraph-rsid="004d0b09" style:language-asian="zxx" style:country-asian="none" style:language-complex="zxx" style:country-complex="none"/>
    </style:style>
    <style:style style:name="P193" style:family="paragraph" style:parent-style-name="Standard" style:list-style-name="L6">
      <style:text-properties fo:language="ca" fo:country="ES" officeooo:rsid="00538310" officeooo:paragraph-rsid="00538310" style:language-asian="zxx" style:country-asian="none" style:language-complex="zxx" style:country-complex="none"/>
    </style:style>
    <style:style style:name="P194" style:family="paragraph" style:parent-style-name="Standard" style:list-style-name="L6">
      <style:text-properties fo:language="ca" fo:country="ES" officeooo:rsid="00509c5e" officeooo:paragraph-rsid="004d0b09" style:language-asian="zxx" style:country-asian="none" style:language-complex="zxx" style:country-complex="none"/>
    </style:style>
    <style:style style:name="P195" style:family="paragraph" style:parent-style-name="Standard" style:list-style-name="L11">
      <style:paragraph-properties>
        <style:tab-stops/>
      </style:paragraph-properties>
      <style:text-properties fo:language="ca" fo:country="ES" style:language-asian="zxx" style:country-asian="none" style:language-complex="zxx" style:country-complex="none"/>
    </style:style>
    <style:style style:name="P19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197"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99" style:family="paragraph" style:parent-style-name="Standard" style:list-style-name="L4">
      <style:paragraph-properties fo:text-align="justify" style:justify-single-word="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list-style-name="L7">
      <style:paragraph-properties fo:text-align="start" style:justify-single-word="false"/>
      <style:text-properties officeooo:paragraph-rsid="005e23f4"/>
    </style:style>
    <style:style style:name="P201"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202" style:family="paragraph" style:parent-style-name="Standard">
      <style:text-properties officeooo:paragraph-rsid="006a27d2"/>
    </style:style>
    <style:style style:name="P203"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204" style:family="paragraph" style:parent-style-name="Standard">
      <style:paragraph-properties fo:text-align="justify" style:justify-single-word="false"/>
      <style:text-properties style:use-window-font-color="true" fo:language="ca" fo:country="ES" officeooo:rsid="006b9203" officeooo:paragraph-rsid="006b9203" fo:background-color="transparent" style:language-asian="zxx" style:country-asian="none" style:language-complex="zxx" style:country-complex="none"/>
    </style:style>
    <style:style style:name="P205" style:family="paragraph" style:parent-style-name="Standard" style:list-style-name="L6">
      <style:paragraph-properties fo:margin-left="0cm" fo:margin-right="0cm" fo:margin-top="0.199cm" fo:margin-bottom="0.199cm" loext: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0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a27d2" style:language-asian="en" style:country-asian="US"/>
    </style:style>
    <style:style style:name="P207"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20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language="ca" fo:country="ES" officeooo:rsid="006d4d24" officeooo:paragraph-rsid="006d4d24" fo:background-color="transparent" style:language-asian="en" style:country-asian="US" style:language-complex="zxx" style:country-complex="none"/>
    </style:style>
    <style:style style:name="P209" style:family="paragraph" style:parent-style-name="Standard" style:list-style-name="L12">
      <style:paragraph-properties fo:margin-top="0.199cm" fo:margin-bottom="0.199cm" loext:contextual-spacing="false" fo:text-align="justify" style:justify-single-word="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210" style:family="paragraph" style:parent-style-name="Standard">
      <style:paragraph-properties fo:margin-top="0.199cm" fo:margin-bottom="0.199cm" loext:contextual-spacing="false" fo:text-align="justify" style:justify-single-word="false">
        <style:tab-stops/>
      </style:paragraph-properties>
      <style:text-properties fo:font-variant="normal" fo:text-transform="none" style:use-window-font-color="true"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211" style:family="paragraph" style:parent-style-name="Heading_20_1">
      <style:text-properties fo:language="ca" fo:country="ES"/>
    </style:style>
    <style:style style:name="P212"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13" style:family="paragraph" style:parent-style-name="Heading_20_1">
      <style:text-properties officeooo:paragraph-rsid="0036cc15"/>
    </style:style>
    <style:style style:name="P214" style:family="paragraph" style:parent-style-name="Heading_20_1">
      <style:text-properties style:language-asian="en" style:country-asian="US"/>
    </style:style>
    <style:style style:name="P215" style:family="paragraph" style:parent-style-name="Heading_20_1">
      <style:text-properties style:use-window-font-color="true" fo:language="ca" fo:country="ES" officeooo:rsid="0057b34f" fo:background-color="#ff3333" style:language-asian="en" style:country-asian="US" style:language-complex="zxx" style:country-complex="none"/>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fo:language="ca" fo:country="ES"/>
    </style:style>
    <style:style style:name="P218" style:family="paragraph" style:parent-style-name="Heading_20_1">
      <style:paragraph-properties fo:break-before="page"/>
      <style:text-properties fo:language="ca" fo:country="ES" officeooo:rsid="00263b94" officeooo:paragraph-rsid="003f8863"/>
    </style:style>
    <style:style style:name="P219" style:family="paragraph" style:parent-style-name="Heading_20_1">
      <style:paragraph-properties fo:margin-left="0cm" fo:margin-right="0cm" fo:margin-top="0.199cm" fo:margin-bottom="0.199cm" loext:contextual-spacing="false" fo:text-indent="0cm" style:auto-text-indent="false"/>
    </style:style>
    <style:style style:name="P220"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1"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2"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3" style:family="paragraph" style:parent-style-name="Text_20_body" style:list-style-name="L8"/>
    <style:style style:name="P224" style:family="paragraph" style:parent-style-name="Text_20_body" style:list-style-name="L8">
      <style:paragraph-properties fo:text-align="start" style:justify-single-word="false"/>
    </style:style>
    <style:style style:name="P225" style:family="paragraph" style:parent-style-name="Text_20_body">
      <style:text-properties fo:language="ca" fo:country="ES" officeooo:paragraph-rsid="006a27d2" style:language-asian="zxx" style:country-asian="none" style:language-complex="zxx" style:country-complex="none"/>
    </style:style>
    <style:style style:name="P226"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3" officeooo:paragraph-rsid="0026f43d"/>
    </style:style>
    <style:style style:name="P227"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officeooo:paragraph-rsid="0026f43d"/>
    </style:style>
    <style:style style:name="P228"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31" style:family="paragraph" style:parent-style-name="Contents_20_1">
      <style:paragraph-properties>
        <style:tab-stops>
          <style:tab-stop style:position="14.998cm" style:type="right" style:leader-style="dotted" style:leader-text="."/>
        </style:tab-stops>
      </style:paragraph-properties>
    </style:style>
    <style:style style:name="P232" style:family="paragraph" style:parent-style-name="Contents_20_2">
      <style:paragraph-properties>
        <style:tab-stops>
          <style:tab-stop style:position="14.998cm" style:type="right" style:leader-style="dotted" style:leader-text="."/>
        </style:tab-stops>
      </style:paragraph-properties>
    </style:style>
    <style:style style:name="P233" style:family="paragraph" style:parent-style-name="Contents_20_3">
      <style:paragraph-properties>
        <style:tab-stops>
          <style:tab-stop style:position="14.998cm" style:type="right" style:leader-style="dotted" style:leader-text="."/>
        </style:tab-stops>
      </style:paragraph-properties>
    </style:style>
    <style:style style:name="P234" style:family="paragraph" style:parent-style-name="Heading_20_2">
      <style:text-properties fo:language="ca" fo:country="ES"/>
    </style:style>
    <style:style style:name="P235"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36"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37" style:family="paragraph" style:parent-style-name="Heading_20_2">
      <style:text-properties fo:language="ca" fo:country="ES" style:language-asian="en" style:country-asian="US"/>
    </style:style>
    <style:style style:name="P238" style:family="paragraph" style:parent-style-name="Heading_20_2">
      <style:text-properties fo:language="ca" fo:country="ES" officeooo:paragraph-rsid="004d0b09" style:language-asian="en" style:country-asian="US"/>
    </style:style>
    <style:style style:name="P239" style:family="paragraph" style:parent-style-name="Heading_20_2">
      <style:text-properties officeooo:paragraph-rsid="003f8863"/>
    </style:style>
    <style:style style:name="P240" style:family="paragraph" style:parent-style-name="Heading_20_2">
      <style:text-properties officeooo:paragraph-rsid="0036cc15"/>
    </style:style>
    <style:style style:name="P241" style:family="paragraph" style:parent-style-name="Heading_20_2">
      <style:text-properties officeooo:rsid="00281794" officeooo:paragraph-rsid="0036cc15"/>
    </style:style>
    <style:style style:name="P242" style:family="paragraph" style:parent-style-name="Heading_20_2">
      <style:text-properties officeooo:paragraph-rsid="006a27d2"/>
    </style:style>
    <style:style style:name="P243"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36cc15" fo:background-color="transparent" style:language-asian="en" style:country-asian="US"/>
    </style:style>
    <style:style style:name="P244" style:family="paragraph" style:parent-style-name="Heading_20_2">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245" style:family="paragraph" style:parent-style-name="Heading_20_3">
      <style:text-properties style:font-name="Noto Sans3"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46" style:family="paragraph" style:parent-style-name="Heading_20_3">
      <style:text-properties officeooo:rsid="0053735c" officeooo:paragraph-rsid="0053735c"/>
    </style:style>
    <style:style style:name="P247" style:family="paragraph" style:parent-style-name="Heading_20_3">
      <style:text-properties officeooo:rsid="004d0b09" officeooo:paragraph-rsid="004d0b09"/>
    </style:style>
    <style:style style:name="P248" style:family="paragraph" style:parent-style-name="Heading_20_3">
      <style:text-properties officeooo:rsid="004d0b09" officeooo:paragraph-rsid="004d40e7"/>
    </style:style>
    <style:style style:name="P249" style:family="paragraph" style:parent-style-name="Heading_20_3">
      <style:text-properties officeooo:paragraph-rsid="004d0b09"/>
    </style:style>
    <style:style style:name="P250"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251"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52" style:family="paragraph" style:parent-style-name="Heading_20_3">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53" style:family="paragraph" style:parent-style-name="Heading_20_3">
      <style:paragraph-properties fo:margin-left="0cm" fo:margin-right="0cm" fo:margin-top="0.199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54" style:family="paragraph" style:parent-style-name="List_20_Contents" style:list-style-name="L2">
      <style:text-properties officeooo:paragraph-rsid="00263b94"/>
    </style:style>
    <style:style style:name="P255" style:family="paragraph" style:parent-style-name="List_20_Contents" style:list-style-name="L7">
      <style:text-properties officeooo:paragraph-rsid="004d0b09"/>
    </style:style>
    <style:style style:name="P256" style:family="paragraph" style:parent-style-name="List_20_Contents" style:list-style-name="L7">
      <style:paragraph-properties fo:text-align="start" style:justify-single-word="false"/>
      <style:text-properties officeooo:paragraph-rsid="005e23f4"/>
    </style:style>
    <style:style style:name="P257" style:family="paragraph" style:parent-style-name="List_20_Contents" style:list-style-name="L2">
      <style:paragraph-properties fo:margin-left="0cm" fo:margin-right="0cm" fo:margin-top="0.199cm" fo:margin-bottom="0.199cm" loext:contextual-spacing="false" fo:text-indent="0cm" style:auto-text-indent="false"/>
      <style:text-properties officeooo:paragraph-rsid="00263b94"/>
    </style:style>
    <style:style style:name="P258" style:family="paragraph" style:parent-style-name="List_20_Contents" style:list-style-name="L7">
      <style:paragraph-properties fo:margin-left="0cm" fo:margin-right="0cm" fo:text-indent="0cm" style:auto-text-indent="false"/>
      <style:text-properties officeooo:paragraph-rsid="004ea9e5"/>
    </style:style>
    <style:style style:name="P259" style:family="paragraph" style:parent-style-name="List_20_Contents" style:list-style-name="L7">
      <style:paragraph-properties fo:margin-left="0cm" fo:margin-right="0cm" fo:text-indent="0cm" style:auto-text-indent="false"/>
      <style:text-properties officeooo:paragraph-rsid="004d0b09"/>
    </style:style>
    <style:style style:name="P260" style:family="paragraph" style:parent-style-name="List_20_Contents" style:list-style-name="L7">
      <style:paragraph-properties fo:margin-left="0cm" fo:margin-right="0cm" fo:text-align="justify" style:justify-single-word="false" fo:text-indent="0cm" style:auto-text-indent="false"/>
      <style:text-properties officeooo:paragraph-rsid="004ea9e5"/>
    </style:style>
    <style:style style:name="P261" style:family="paragraph" style:parent-style-name="List_20_Contents" style:list-style-name="L7">
      <style:paragraph-properties fo:margin-left="0cm" fo:margin-right="0cm" fo:text-indent="0cm" style:auto-text-indent="false"/>
      <style:text-properties officeooo:rsid="004ea9e5" officeooo:paragraph-rsid="004ea9e5"/>
    </style:style>
    <style:style style:name="P262" style:family="paragraph">
      <loext:graphic-properties draw:fill="none"/>
      <style:paragraph-properties fo:text-align="start"/>
      <style:text-properties fo:font-size="18pt"/>
    </style:style>
    <style:style style:name="P263" style:family="paragraph">
      <loext:graphic-properties draw:fill="none"/>
      <style:paragraph-properties fo:text-align="star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background-color="transparent" loext:char-shading-value="0" style:language-complex="zxx" style:country-complex="none"/>
    </style:style>
    <style:style style:name="T4" style:family="text">
      <style:text-properties officeooo:rsid="004d0b09" fo:background-color="transparent" loext:char-shading-value="0" style:language-complex="zxx" style:country-complex="none"/>
    </style:style>
    <style:style style:name="T5" style:family="text">
      <style:text-properties fo:background-color="transparent" loext:char-shading-value="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language-asian="en" style:country-asian="US"/>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background-color="transparent" loext:char-shading-value="0"/>
    </style:style>
    <style:style style:name="T12" style:family="text">
      <style:text-properties fo:language="ca" fo:country="ES"/>
    </style:style>
    <style:style style:name="T13" style:family="text">
      <style:text-properties fo:language="ca" fo:country="ES" style:language-asian="en" style:country-asian="US"/>
    </style:style>
    <style:style style:name="T14" style:family="text">
      <style:text-properties fo:language="ca" fo:country="ES" officeooo:rsid="0057b34f" style:language-asian="en" style:country-asian="US"/>
    </style:style>
    <style:style style:name="T15" style:family="text">
      <style:text-properties fo:language="ca" fo:country="ES" style:language-asian="zxx" style:country-asian="none" style:font-name-complex="Verdana" style:language-complex="zxx" style:country-complex="none"/>
    </style:style>
    <style:style style:name="T16" style:family="text">
      <style:text-properties fo:language="ca" fo:country="ES" style:language-asian="zxx" style:country-asian="none" style:language-complex="zxx" style:country-complex="none"/>
    </style:style>
    <style:style style:name="T17" style:family="text">
      <style:text-properties fo:language="ca" fo:country="ES" officeooo:rsid="001ea464" style:language-asian="zxx" style:country-asian="none" style:language-complex="zxx" style:country-complex="none"/>
    </style:style>
    <style:style style:name="T18" style:family="text">
      <style:text-properties fo:language="ca" fo:country="ES" officeooo:rsid="001ff929" style:language-asian="zxx" style:country-asian="none" style:language-complex="zxx" style:country-complex="none"/>
    </style:style>
    <style:style style:name="T19"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0" style:family="text">
      <style:text-properties fo:language="ca" fo:country="ES" fo:font-style="italic" style:language-asian="en" style:country-asian="US" style:font-style-asian="italic" style:font-style-complex="italic"/>
    </style:style>
    <style:style style:name="T21" style:family="text">
      <style:text-properties fo:language="ca" fo:country="ES" fo:font-style="italic" style:font-style-asian="italic" style:font-style-complex="italic"/>
    </style:style>
    <style:style style:name="T2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3"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4"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5" style:family="text">
      <style:text-properties fo:language="ca" fo:country="ES" fo:font-weight="bold" style:language-asian="en" style:country-asian="US" style:font-weight-asian="bold" style:font-weight-complex="bold"/>
    </style:style>
    <style:style style:name="T26" style:family="text">
      <style:text-properties fo:language="ca" fo:country="ES" fo:background-color="transparent" loext:char-shading-value="0" style:language-asian="en" style:country-asian="US"/>
    </style:style>
    <style:style style:name="T27" style:family="text">
      <style:text-properties fo:language="ca" fo:country="ES" officeooo:rsid="0042bc3f" fo:background-color="transparent" loext:char-shading-value="0" style:language-asian="en" style:country-asian="US"/>
    </style:style>
    <style:style style:name="T28" style:family="text">
      <style:text-properties fo:language="ca" fo:country="ES" fo:background-color="transparent" loext:char-shading-value="0" style:language-asian="zxx" style:country-asian="none" style:language-complex="zxx" style:country-complex="none"/>
    </style:style>
    <style:style style:name="T29" style:family="text">
      <style:text-properties fo:language="ca" fo:country="ES" officeooo:rsid="001ea464"/>
    </style:style>
    <style:style style:name="T30" style:family="text">
      <style:text-properties fo:language="ca" fo:country="ES" officeooo:rsid="001e4a2e"/>
    </style:style>
    <style:style style:name="T31" style:family="text">
      <style:text-properties style:language-asian="zxx" style:country-asian="none" style:language-complex="zxx" style:country-complex="none"/>
    </style:style>
    <style:style style:name="T32" style:family="text">
      <style:text-properties fo:font-style="normal" style:font-style-asian="normal" style:font-style-complex="normal"/>
    </style:style>
    <style:style style:name="T33" style:family="text">
      <style:text-properties fo:font-style="normal" style:language-asian="en" style:country-asian="US" style:font-style-asian="normal" style:font-style-complex="normal"/>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background-color="transparent" loext:char-shading-value="0" style:font-style-asian="italic" style:font-style-complex="italic"/>
    </style:style>
    <style:style style:name="T37"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8" style:family="text">
      <style:text-properties fo:font-style="italic" style:language-asian="en" style:country-asian="US" style:font-style-asian="italic" style:font-style-complex="italic"/>
    </style:style>
    <style:style style:name="T39" style:family="text">
      <style:text-properties style:font-name="Noto Sans3"/>
    </style:style>
    <style:style style:name="T40" style:family="text">
      <style:text-properties style:font-name="Noto Sans3" fo:language="ca" fo:country="ES" style:language-asian="en" style:country-asian="US"/>
    </style:style>
    <style:style style:name="T41" style:family="text">
      <style:text-properties style:font-name="Noto Sans3" fo:language="ca" fo:country="ES" fo:font-weight="bold" style:language-asian="en" style:country-asian="US" style:font-weight-asian="bold" style:font-weight-complex="bold"/>
    </style:style>
    <style:style style:name="T42" style:family="text">
      <style:text-properties style:font-name="Noto Sans3"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3" style:family="text">
      <style:text-properties style:font-name="Noto Sans3"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4" style:family="text">
      <style:text-properties style:font-name="Noto Sans3"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5" style:family="text">
      <style:text-properties style:font-name="Noto Sans3"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46" style:family="text">
      <style:text-properties style:font-name="Noto Sans3"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47" style:family="text">
      <style:text-properties style:font-name="Noto Sans3"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48" style:family="text">
      <style:text-properties style:font-name="Noto Sans3"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49" style:family="text">
      <style:text-properties style:font-name="Noto Sans3"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50" style:family="text">
      <style:text-properties style:font-name="Noto Sans3"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51" style:family="text">
      <style:text-properties style:font-name="Noto Sans3"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52" style:family="text">
      <style:text-properties style:font-name="Noto Sans3"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53" style:family="text">
      <style:text-properties style:font-name="Noto Sans3"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4" style:family="text">
      <style:text-properties style:font-name="Noto Sans3"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5" style:family="text">
      <style:text-properties style:font-name="Noto Sans3" fo:font-weight="bold" style:font-weight-asian="bold" style:font-weight-complex="bold"/>
    </style:style>
    <style:style style:name="T56" style:family="text">
      <style:text-properties style:font-name="Noto Sans3" fo:font-style="italic" style:font-style-asian="italic" style:font-style-complex="italic"/>
    </style:style>
    <style:style style:name="T57"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58"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59" style:family="text">
      <style:text-properties fo:font-weight="bold" style:font-weight-asian="bold" style:font-weight-complex="bold"/>
    </style:style>
    <style:style style:name="T60" style:family="text">
      <style:text-properties fo:font-weight="bold" officeooo:rsid="006b9203" style:font-weight-asian="bold" style:font-weight-complex="bold"/>
    </style:style>
    <style:style style:name="T61" style:family="text">
      <style:text-properties fo:font-weight="bold" fo:background-color="transparent" loext:char-shading-value="0" style:font-weight-asian="bold" style:font-weight-complex="bold"/>
    </style:style>
    <style:style style:name="T62" style:family="text">
      <style:text-properties style:font-name="Courier New" fo:language="zxx" fo:country="none" fo:font-weight="normal" style:font-weight-asian="normal" style:font-weight-complex="normal"/>
    </style:style>
    <style:style style:name="T63" style:family="text">
      <style:text-properties style:font-name="Courier New" fo:font-size="10pt" fo:language="ca" fo:country="ES" style:font-size-asian="10pt" style:language-asian="zxx" style:country-asian="none" style:font-size-complex="10pt" style:language-complex="zxx" style:country-complex="none"/>
    </style:style>
    <style:style style:name="T64"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65"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66"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6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8"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69"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70" style:family="text">
      <style:text-properties style:font-name="Arial" fo:font-size="11pt" style:font-size-asian="11pt" style:font-size-complex="11pt"/>
    </style:style>
    <style:style style:name="T71" style:family="text">
      <style:text-properties style:font-name="Arial" fo:font-size="11pt" style:font-size-asian="11pt" style:language-asian="en" style:country-asian="US" style:font-size-complex="11pt"/>
    </style:style>
    <style:style style:name="T72" style:family="text">
      <style:text-properties fo:font-weight="normal" style:font-weight-asian="normal" style:font-weight-complex="normal"/>
    </style:style>
    <style:style style:name="T73" style:family="text">
      <style:text-properties style:font-name="Noto Sans" fo:font-size="11pt" fo:language="ca" fo:country="ES" style:font-size-asian="11pt" style:language-asian="en" style:country-asian="US" style:font-size-complex="11pt"/>
    </style:style>
    <style:style style:name="T74"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75" style:family="text">
      <style:text-properties style:font-name="Noto Sans" fo:font-size="11pt" fo:language="ca" fo:country="ES" officeooo:rsid="001ea464" style:font-size-asian="11pt" style:language-asian="zxx" style:country-asian="none" style:font-size-complex="11pt" style:language-complex="zxx" style:country-complex="none"/>
    </style:style>
    <style:style style:name="T76"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77"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78"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79"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80"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81"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82"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83"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84"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85"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86"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87"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88"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89" style:family="text">
      <style:text-properties fo:font-variant="normal" fo:text-transform="none" fo:color="#000088" style:font-name="Monaco" fo:font-size="9.75pt" fo:letter-spacing="normal" fo:font-style="normal" fo:font-weight="normal" style:font-style-asian="normal" style:font-style-complex="normal"/>
    </style:style>
    <style:style style:name="T90" style:family="text">
      <style:text-properties fo:font-variant="normal" fo:text-transform="none" fo:color="#000000" style:font-name="Monaco" fo:font-size="9.75pt" fo:letter-spacing="normal" fo:font-style="normal" fo:font-weight="normal" style:font-style-asian="normal" style:font-style-complex="normal"/>
    </style:style>
    <style:style style:name="T91" style:family="text">
      <style:text-properties fo:font-variant="normal" fo:text-transform="none" fo:color="#000000" fo:letter-spacing="normal" fo:language="ca" fo:country="ES" fo:font-weight="normal"/>
    </style:style>
    <style:style style:name="T92"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93" style:family="text">
      <style:text-properties fo:font-variant="normal" fo:text-transform="none" fo:color="#000000" style:font-name="Noto Sans3"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94" style:family="text">
      <style:text-properties fo:font-variant="normal" fo:text-transform="none" fo:color="#666600" style:font-name="Monaco" fo:font-size="9.75pt" fo:letter-spacing="normal" fo:font-style="normal" fo:font-weight="normal" style:font-style-asian="normal" style:font-style-complex="normal"/>
    </style:style>
    <style:style style:name="T95" style:family="text">
      <style:text-properties fo:font-variant="normal" fo:text-transform="none" fo:color="#008800" style:font-name="Monaco" fo:font-size="9.75pt" fo:letter-spacing="normal" fo:font-style="normal" fo:font-weight="normal" style:font-style-asian="normal" style:font-style-complex="normal"/>
    </style:style>
    <style:style style:name="T96" style:family="text">
      <style:text-properties fo:font-variant="normal" fo:text-transform="none" fo:color="#006666" style:font-name="Monaco" fo:font-size="9.75pt" fo:letter-spacing="normal" fo:font-style="normal" fo:font-weight="normal" style:font-style-asian="normal" style:font-style-complex="normal"/>
    </style:style>
    <style:style style:name="T97" style:family="text">
      <style:text-properties officeooo:rsid="001ddcd6"/>
    </style:style>
    <style:style style:name="T98" style:family="text">
      <style:text-properties officeooo:rsid="001e4a2e"/>
    </style:style>
    <style:style style:name="T99" style:family="text">
      <style:text-properties officeooo:rsid="001ea464"/>
    </style:style>
    <style:style style:name="T100" style:family="text">
      <style:text-properties officeooo:rsid="001ff929"/>
    </style:style>
    <style:style style:name="T101" style:family="text">
      <style:text-properties officeooo:rsid="00263b94"/>
    </style:style>
    <style:style style:name="T102" style:family="text">
      <style:text-properties officeooo:rsid="002ff91c"/>
    </style:style>
    <style:style style:name="T103" style:family="text">
      <style:text-properties officeooo:rsid="00300d87"/>
    </style:style>
    <style:style style:name="T104" style:family="text">
      <style:text-properties officeooo:rsid="0037d674"/>
    </style:style>
    <style:style style:name="T105" style:family="text">
      <style:text-properties officeooo:rsid="003dd6f6"/>
    </style:style>
    <style:style style:name="T106" style:family="text">
      <style:text-properties officeooo:rsid="004cf9ec"/>
    </style:style>
    <style:style style:name="T107" style:family="text">
      <style:text-properties officeooo:rsid="004d0b09"/>
    </style:style>
    <style:style style:name="T108" style:family="text">
      <style:text-properties officeooo:rsid="004d40e7"/>
    </style:style>
    <style:style style:name="T109" style:family="text">
      <style:text-properties officeooo:rsid="004ea9e5"/>
    </style:style>
    <style:style style:name="T110" style:family="text">
      <style:text-properties officeooo:rsid="00509c5e"/>
    </style:style>
    <style:style style:name="T111" style:family="text">
      <style:text-properties officeooo:rsid="00516c8c"/>
    </style:style>
    <style:style style:name="T112" style:family="text">
      <style:text-properties officeooo:rsid="005186ee"/>
    </style:style>
    <style:style style:name="T113" style:family="text">
      <style:text-properties officeooo:rsid="00527c2d"/>
    </style:style>
    <style:style style:name="T114" style:family="text">
      <style:text-properties officeooo:rsid="0053735c"/>
    </style:style>
    <style:style style:name="T115" style:family="text">
      <style:text-properties officeooo:rsid="00538310"/>
    </style:style>
    <style:style style:name="T116" style:family="text">
      <style:text-properties officeooo:rsid="0055b9d0"/>
    </style:style>
    <style:style style:name="T117" style:family="text">
      <style:text-properties officeooo:rsid="0057045c"/>
    </style:style>
    <style:style style:name="T118" style:family="text">
      <style:text-properties officeooo:rsid="0057b34f"/>
    </style:style>
    <style:style style:name="T119" style:family="text">
      <style:text-properties officeooo:rsid="0058bc8c"/>
    </style:style>
    <style:style style:name="T120" style:family="text">
      <style:text-properties officeooo:rsid="005a3149"/>
    </style:style>
    <style:style style:name="T121" style:family="text">
      <style:text-properties officeooo:rsid="005b221f"/>
    </style:style>
    <style:style style:name="T122" style:family="text">
      <style:text-properties officeooo:rsid="005cdaa9"/>
    </style:style>
    <style:style style:name="T123" style:family="text">
      <style:text-properties officeooo:rsid="005e23f4"/>
    </style:style>
    <style:style style:name="T124" style:family="text">
      <style:text-properties officeooo:rsid="0068d4bf"/>
    </style:style>
    <style:style style:name="T125" style:family="text">
      <style:text-properties officeooo:rsid="006a27d2"/>
    </style:style>
    <style:style style:name="T126" style:family="text">
      <style:text-properties officeooo:rsid="006afd16"/>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Manual d’Instal·lació de <text:span text:style-name="T1">CARPETA</text:span></text:p>
      <text:p text:style-name="P9">Guia d’instal·lació de <text:span text:style-name="T1">CARPETA</text:span></text:p>
      <text:p text:style-name="P10"/>
      <text:p text:style-name="P10"/>
      <text:p text:style-name="P10"><draw:frame draw:style-name="fr2" draw:name="gràfics2" text:anchor-type="char" svg:x="-3.099cm" svg:y="9.299cm" svg:width="5.74cm" svg:height="5.399cm" draw:z-index="43"><draw:image xlink:href="Pictures/10000201000003BE0000034876C9E9E5D991FD91.png" xlink:type="simple" xlink:show="embed" xlink:actuate="onLoad" loext:mime-type="image/png"/></draw:frame></text:p>
      <text:h text:style-name="P220" text:outline-level="1"/>
      <text:h text:style-name="P222"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31"><text:a xlink:type="simple" xlink:href="#__RefHeading___Toc3280_64491606" text:style-name="Index_20_Link" text:visited-style-name="Index_20_Link">Historial de versions<text:tab/>3</text:a></text:p>
          <text:p text:style-name="P231"><text:a xlink:type="simple" xlink:href="#__RefHeading___Toc5636_2443218625" text:style-name="Index_20_Link" text:visited-style-name="Index_20_Link">1. Introducció<text:tab/>4</text:a></text:p>
          <text:p text:style-name="P232"><text:a xlink:type="simple" xlink:href="#__RefHeading___Toc1599_2224171145" text:style-name="Index_20_Link" text:visited-style-name="Index_20_Link">1.1. Requeriments<text:tab/>4</text:a></text:p>
          <text:p text:style-name="P231"><text:a xlink:type="simple" xlink:href="#__RefHeading___Toc5638_2443218625" text:style-name="Index_20_Link" text:visited-style-name="Index_20_Link">2. Obtenir producte<text:tab/>4</text:a></text:p>
          <text:p text:style-name="P231"><text:a xlink:type="simple" xlink:href="#__RefHeading___Toc1419_2224171145" text:style-name="Index_20_Link" text:visited-style-name="Index_20_Link">3. Entorn de desenvolupament<text:tab/>5</text:a></text:p>
          <text:p text:style-name="P232"><text:a xlink:type="simple" xlink:href="#__RefHeading___Toc3251_165845545" text:style-name="Index_20_Link" text:visited-style-name="Index_20_Link">3.1. Instal·lació de JDK 11<text:tab/>5</text:a></text:p>
          <text:p text:style-name="P232"><text:a xlink:type="simple" xlink:href="#__RefHeading___Toc3800_2279088275" text:style-name="Index_20_Link" text:visited-style-name="Index_20_Link">3.2. Instal·lació de maven<text:tab/>5</text:a></text:p>
          <text:p text:style-name="P232"><text:a xlink:type="simple" xlink:href="#__RefHeading___Toc3021_4176382128" text:style-name="Index_20_Link" text:visited-style-name="Index_20_Link">3.3. Compilació del producte<text:tab/>5</text:a></text:p>
          <text:p text:style-name="P231"><text:a xlink:type="simple" xlink:href="#__RefHeading___Toc3253_165845545" text:style-name="Index_20_Link" text:visited-style-name="Index_20_Link">4. Instal·lació del Servidor JBOSS<text:tab/>6</text:a></text:p>
          <text:p text:style-name="P232"><text:a xlink:type="simple" xlink:href="#__RefHeading___Toc3086_1387675814" text:style-name="Index_20_Link" text:visited-style-name="Index_20_Link">4.1. Instal·lació de JDK 11<text:tab/>6</text:a></text:p>
          <text:p text:style-name="P232"><text:a xlink:type="simple" xlink:href="#__RefHeading___Toc3088_1387675814" text:style-name="Index_20_Link" text:visited-style-name="Index_20_Link">4.2. Instal·lació de JBoss 7.2<text:tab/>6</text:a></text:p>
          <text:p text:style-name="P231"><text:a xlink:type="simple" xlink:href="#__RefHeading___Toc2772_1926956608" text:style-name="Index_20_Link" text:visited-style-name="Index_20_Link">5. Configuració d’accés a la Base de Dades<text:tab/>8</text:a></text:p>
          <text:p text:style-name="P232"><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34">O</text:span></text:a><text:a xlink:type="simple" xlink:href="#__RefHeading___Toc2774_1926956608" text:style-name="Index_20_Link" text:visited-style-name="Index_20_Link"><text:span text:style-name="T34">racle</text:span></text:a><text:a xlink:type="simple" xlink:href="#__RefHeading___Toc2774_1926956608" text:style-name="Index_20_Link" text:visited-style-name="Index_20_Link"><text:tab/>8</text:a></text:p>
          <text:p text:style-name="P232"><text:a xlink:type="simple" xlink:href="#__RefHeading___Toc2776_1926956608" text:style-name="Index_20_Link" text:visited-style-name="Index_20_Link">5.2. PostgreSQL<text:tab/>9</text:a></text:p>
          <text:p text:style-name="P231"><text:a xlink:type="simple" xlink:href="#__RefHeading___Toc2778_1926956608" text:style-name="Index_20_Link" text:visited-style-name="Index_20_Link">6. Definició dels fitxers de propietats<text:tab/>11</text:a></text:p>
          <text:p text:style-name="P232"><text:a xlink:type="simple" xlink:href="#__RefHeading___Toc3534_3101513641" text:style-name="Index_20_Link" text:visited-style-name="Index_20_Link">6.1. Propietats generals: fitxer carpeta.properties<text:tab/>11</text:a></text:p>
          <text:p text:style-name="P233"><text:a xlink:type="simple" xlink:href="#__RefHeading___Toc2780_1926956608" text:style-name="Index_20_Link" text:visited-style-name="Index_20_Link">6.1.1. Plugin UserInformation<text:tab/>13</text:a></text:p>
          <text:p text:style-name="P232"><text:a xlink:type="simple" xlink:href="#__RefHeading___Toc2957_18320972771" text:style-name="Index_20_Link" text:visited-style-name="Index_20_Link">6.2. Propietats de sistemes: fitxer carpeta.system.properties<text:tab/>14</text:a></text:p>
          <text:p text:style-name="P232"><text:a xlink:type="simple" xlink:href="#__RefHeading___Toc2782_1926956608" text:style-name="Index_20_Link" text:visited-style-name="Index_20_Link">6.3. Vincular els fitxers de propietats al servidor JBoss<text:tab/>15</text:a></text:p>
          <text:p text:style-name="P233"><text:a xlink:type="simple" xlink:href="#__RefHeading___Toc2784_1926956608" text:style-name="Index_20_Link" text:visited-style-name="Index_20_Link">...<text:tab/>16</text:a></text:p>
          <text:p text:style-name="P231"><text:a xlink:type="simple" xlink:href="#__RefHeading___Toc3100_1387675814" text:style-name="Index_20_Link" text:visited-style-name="Index_20_Link">7. Autenticació i Autorització<text:tab/>17</text:a></text:p>
          <text:p text:style-name="P232"><text:a xlink:type="simple" xlink:href="#__RefHeading___Toc3038_165845545" text:style-name="Index_20_Link" text:visited-style-name="Index_20_Link">7.1. Sistema KeyCloak entorn CAIB<text:tab/>17</text:a></text:p>
          <text:p text:style-name="P233"><text:a xlink:type="simple" xlink:href="#__RefHeading___Toc3724_310151364211" text:style-name="Index_20_Link" text:visited-style-name="Index_20_Link">7.1.1. Servidor KeyCloak<text:tab/>17</text:a></text:p>
          <text:p text:style-name="P233"><text:a xlink:type="simple" xlink:href="#__RefHeading___Toc3724_3101513642" text:style-name="Index_20_Link" text:visited-style-name="Index_20_Link">7.1.2. Configurar Plugin de UserInformation<text:tab/>17</text:a></text:p>
          <text:p text:style-name="P232"><text:a xlink:type="simple" xlink:href="#__RefHeading___Toc3544_310151364" text:style-name="Index_20_Link" text:visited-style-name="Index_20_Link">7.2. Sistema KeyCloak entorn No-CAIB<text:tab/>19</text:a></text:p>
          <text:p text:style-name="P233"><text:a xlink:type="simple" xlink:href="#__RefHeading___Toc3724_3101513641" text:style-name="Index_20_Link" text:visited-style-name="Index_20_Link">7.2.1. Introducció<text:tab/>19</text:a></text:p>
          <text:p text:style-name="P233"><text:a xlink:type="simple" xlink:href="#__RefHeading___Toc3724_31015136411" text:style-name="Index_20_Link" text:visited-style-name="Index_20_Link">7.2.2. Instal·lació i configuració d’un Servidor KeyCloak<text:tab/>19</text:a></text:p>
          <text:p text:style-name="P233"><text:a xlink:type="simple" xlink:href="#__RefHeading___Toc3724_310151364" text:style-name="Index_20_Link" text:visited-style-name="Index_20_Link">7.2.3. Configuració del connector amb el JBoss<text:tab/>24</text:a></text:p>
          <text:p text:style-name="P233"><text:a xlink:type="simple" xlink:href="#__RefHeading___Toc3232_968478750" text:style-name="Index_20_Link" text:visited-style-name="Index_20_Link">7.2.4. Configuració fitxer propietats<text:tab/>25</text:a></text:p>
          <text:p text:style-name="P232"><text:a xlink:type="simple" xlink:href="#__RefHeading___Toc3540_310151364" text:style-name="Index_20_Link" text:visited-style-name="Index_20_Link">7.3. Usuaris dins una Base de dades<text:tab/>27</text:a></text:p>
          <text:p text:style-name="P233"><text:a xlink:type="simple" xlink:href="#__RefHeading___Toc3102_1387675814" text:style-name="Index_20_Link" text:visited-style-name="Index_20_Link">7.3.1. Configuració JBoss<text:tab/>27</text:a></text:p>
          <text:p text:style-name="P233"><text:a xlink:type="simple" xlink:href="#__RefHeading___Toc3104_1387675814" text:style-name="Index_20_Link" text:visited-style-name="Index_20_Link">7.3.2. Creació de la Base de dades d’usuaris<text:tab/>28</text:a></text:p>
          <text:p text:style-name="P233"><text:a xlink:type="simple" xlink:href="#__RefHeading___Toc3228_968478750" text:style-name="Index_20_Link" text:visited-style-name="Index_20_Link">7.3.3. Configuració fitxer propietats<text:tab/>29</text:a></text:p>
          <text:p text:style-name="P232"><text:a xlink:type="simple" xlink:href="#__RefHeading___Toc3542_310151364" text:style-name="Index_20_Link" text:visited-style-name="Index_20_Link">7.4. A través de LDAP<text:tab/>32</text:a></text:p>
          <text:p text:style-name="P233"><text:soft-page-break/><text:a xlink:type="simple" xlink:href="#__RefHeading___Toc3338_968478750" text:style-name="Index_20_Link" text:visited-style-name="Index_20_Link">7.4.1. Configuració JBoss<text:tab/>32</text:a></text:p>
          <text:p text:style-name="P233"><text:a xlink:type="simple" xlink:href="#__RefHeading___Toc3230_968478750" text:style-name="Index_20_Link" text:visited-style-name="Index_20_Link">7.4.2. Configuració fitxer propietats<text:tab/>34</text:a></text:p>
          <text:p text:style-name="P231"><text:a xlink:type="simple" xlink:href="#__RefHeading___Toc3570_310151364" text:style-name="Index_20_Link" text:visited-style-name="Index_20_Link">8. Exemple Creació Base de dades en PostgreSQL<text:tab/>37</text:a></text:p>
          <text:p text:style-name="P232"><text:a xlink:type="simple" xlink:href="#__RefHeading___Toc3572_310151364" text:style-name="Index_20_Link" text:visited-style-name="Index_20_Link">8.1. Connexió a postgreSQL<text:tab/>37</text:a></text:p>
          <text:p text:style-name="P232"><text:a xlink:type="simple" xlink:href="#__RefHeading___Toc3574_310151364" text:style-name="Index_20_Link" text:visited-style-name="Index_20_Link">8.2. Creació del rol<text:tab/>38</text:a></text:p>
          <text:p text:style-name="P232"><text:a xlink:type="simple" xlink:href="#__RefHeading___Toc3576_310151364" text:style-name="Index_20_Link" text:visited-style-name="Index_20_Link">8.3. Creació base de dades CARPETA<text:tab/>38</text:a></text:p>
          <text:p text:style-name="P232"><text:a xlink:type="simple" xlink:href="#__RefHeading___Toc3578_310151364" text:style-name="Index_20_Link" text:visited-style-name="Index_20_Link">8.4. Creació esquema i inserció de dades<text:tab/>38</text:a></text:p>
          <text:p text:style-name="P231"><text:a xlink:type="simple" xlink:href="#__RefHeading___Toc3116_1387675814" text:style-name="Index_20_Link" text:visited-style-name="Index_20_Link">9. Script d’arrancada JBoss<text:tab/>40</text:a></text:p>
        </text:index-body>
      </text:table-of-content>
      <text:h text:style-name="P222" text:outline-level="1"/>
      <text:h text:style-name="P222" text:outline-level="1"/>
      <text:h text:style-name="P222" text:outline-level="1"/>
      <text:h text:style-name="P221"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25">Data</text:p>
          </table:table-cell>
          <table:table-cell table:style-name="Tabla1.A1" office:value-type="string">
            <text:p text:style-name="P125">Versió</text:p>
          </table:table-cell>
          <table:table-cell table:style-name="Tabla1.A1" office:value-type="string">
            <text:p text:style-name="P125">Descripció</text:p>
          </table:table-cell>
          <table:table-cell table:style-name="Tabla1.D1" office:value-type="string">
            <text:p text:style-name="P125">Autor</text:p>
          </table:table-cell>
        </table:table-row>
        <table:table-row table:style-name="Tabla1.1">
          <table:table-cell table:style-name="Tabla1.A2" office:value-type="date" office:date-value="2020-10-29">
            <text:p text:style-name="P127">29/10/20</text:p>
          </table:table-cell>
          <table:table-cell table:style-name="Tabla1.B4" office:value-type="string">
            <text:p text:style-name="P127">1.0</text:p>
          </table:table-cell>
          <table:table-cell table:style-name="Tabla1.C4" office:value-type="string">
            <text:p text:style-name="P128">Actualització</text:p>
          </table:table-cell>
          <table:table-cell table:style-name="Tabla1.D4" office:value-type="string">
            <text:p text:style-name="P127">mgonzalez</text:p>
          </table:table-cell>
        </table:table-row>
        <table:table-row table:style-name="Tabla1.1">
          <table:table-cell table:style-name="Tabla1.A2" office:value-type="date" office:date-value="2020-10-23">
            <text:p text:style-name="P127">23/10/20</text:p>
          </table:table-cell>
          <table:table-cell table:style-name="Tabla1.B4" office:value-type="string">
            <text:p text:style-name="P127">1.0</text:p>
          </table:table-cell>
          <table:table-cell table:style-name="Tabla1.C4" office:value-type="string">
            <text:p text:style-name="P127">Actualització fitxers propietats</text:p>
          </table:table-cell>
          <table:table-cell table:style-name="Tabla1.D4" office:value-type="string">
            <text:p text:style-name="P127">mgonzalez</text:p>
          </table:table-cell>
        </table:table-row>
        <table:table-row table:style-name="Tabla1.1">
          <table:table-cell table:style-name="Tabla1.A2" office:value-type="date" office:date-value="2020-09-14">
            <text:p text:style-name="P126">14/09/20</text:p>
          </table:table-cell>
          <table:table-cell table:style-name="Tabla1.B4" office:value-type="string">
            <text:p text:style-name="P126">1.0</text:p>
          </table:table-cell>
          <table:table-cell table:style-name="Tabla1.C4" office:value-type="string">
            <text:p text:style-name="P126">Actualització </text:p>
          </table:table-cell>
          <table:table-cell table:style-name="Tabla1.D4" office:value-type="string">
            <text:p text:style-name="P126"/>
          </table:table-cell>
        </table:table-row>
        <table:table-row table:style-name="Tabla1.1">
          <table:table-cell table:style-name="Tabla1.A2" office:value-type="date" office:date-value="2020-05-18">
            <text:p text:style-name="P126">18/05/20</text:p>
          </table:table-cell>
          <table:table-cell table:style-name="Tabla1.B6" office:value-type="string">
            <text:p text:style-name="P126">1.0</text:p>
          </table:table-cell>
          <table:table-cell table:style-name="Tabla1.C6" office:value-type="string">
            <text:p text:style-name="P126">Primera versió</text:p>
          </table:table-cell>
          <table:table-cell table:style-name="Tabla1.D6" office:value-type="string">
            <text:p text:style-name="P126"/>
          </table:table-cell>
        </table:table-row>
        <table:table-row table:style-name="Tabla1.1">
          <table:table-cell table:style-name="Tabla1.A2" office:value-type="date" office:date-value="2020-11-18">
            <text:p text:style-name="P129">18/11/20</text:p>
          </table:table-cell>
          <table:table-cell table:style-name="Tabla1.B6" office:value-type="string">
            <text:p text:style-name="P126"/>
          </table:table-cell>
          <table:table-cell table:style-name="Tabla1.C6" office:value-type="string">
            <text:p text:style-name="P126"/>
          </table:table-cell>
          <table:table-cell table:style-name="Tabla1.D6" office:value-type="string">
            <text:p text:style-name="P126"/>
          </table:table-cell>
        </table:table-row>
      </table:table>
      <text:h text:style-name="P188" text:outline-level="1"/>
      <text:h text:style-name="P188" text:outline-level="1"/>
      <text:h text:style-name="P188" text:outline-level="1"/>
      <text:h text:style-name="P188" text:outline-level="1"/>
      <text:h text:style-name="P217" text:outline-level="1" text:is-list-header="true"/>
      <text:p text:style-name="P10"/>
      <text:h text:style-name="P211" text:outline-level="1"><text:bookmark-start text:name="__RefHeading___Toc5636_2443218625"/>Introducció<text:bookmark-end text:name="__RefHeading___Toc5636_2443218625"/></text:h>
      <text:p text:style-name="P10"/>
      <text:p text:style-name="P10"><text:tab/><text:span text:style-name="T31">Aquest document exposa les passes per posar en marxa una instancia del producte Carpeta sobre un servidor JBOSS i un sistema gestor de BBDD. </text:span></text:p>
      <text:p text:style-name="P10"/>
      <text:h text:style-name="P234"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1846965738" text:style-name="L1">
        <text:list-item>
          <text:p text:style-name="P189">Com a S.O. emprarem un Linux (Ubuntu 18,04 Server Edition) i les comandes que es mostren són per aquest sistema, encara que són fàcilment exportable a altres SO com Windows.</text:p>
          <text:p text:style-name="P189"/>
        </text:list-item>
        <text:list-item>
          <text:p text:style-name="P189">Utilitzarem PostgreSQL com a Sistema de base de dades, encara que es poden fer algunes referències a altres com oracle. </text:p>
          <text:p text:style-name="P189"/>
        </text:list-item>
        <text:list-item>
          <text:p text:style-name="P196">L'autenticació i autorització es realitzarà a través de BBDD. A Jboss, configurarem un mòdul de login de base de dades . També tenim la possibilitat de fer ús de LDAP i Keycloack.</text:p>
        </text:list-item>
      </text:list>
      <text:p text:style-name="P10"/>
      <text:h text:style-name="P211" text:outline-level="1"><text:bookmark-start text:name="__RefHeading___Toc5638_2443218625"/>Obtenir producte<text:bookmark-end text:name="__RefHeading___Toc5638_2443218625"/></text:h>
      <text:p text:style-name="P11"/>
      <text:p text:style-name="P116"><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37">$HOME/carpeta</text:span><text:span text:style-name="T2">.</text:span></text:p>
      <text:p text:style-name="P116"><text:tab/>Per compilar l’aplicació <text:span text:style-name="T121">serà</text:span> necessari disposar de Maven i tenir configurat l’entorn de desenvolupament que explicarem a continuació. </text:p>
      <text:p text:style-name="P19"><text:soft-page-break/></text:p>
      <text:h text:style-name="P211" text:outline-level="1"><text:bookmark-start text:name="__RefHeading___Toc1419_2224171145"/>Entorn de desenvolupament<text:bookmark-end text:name="__RefHeading___Toc1419_2224171145"/></text:h>
      <text:p text:style-name="P29">&lt;&lt; S?HA D?JUNTAR AMB EL PUNT <text:s/><text:span text:style-name="T123">COMPILACIO DEKL PRODUCTE</text:span>&gt;&gt;</text:p>
      <text:p text:style-name="P30"/>
      <text:h text:style-name="P236" text:outline-level="2"><text:bookmark-start text:name="__RefHeading___Toc3251_165845545"/>Instal·lació de JDK 11<text:bookmark-end text:name="__RefHeading___Toc3251_165845545"/></text:h>
      <text:p text:style-name="P26"><text:span text:style-name="T12"><text:tab/>Es deixa en mans de</text:span><text:span text:style-name="T120">l desenvolupador</text:span><text:span text:style-name="T12"> de sistemes la instal·lació del JDK 11. </text:span></text:p>
      <text:p text:style-name="P10"/>
      <text:h text:style-name="P234" text:outline-level="2"><text:bookmark-start text:name="__RefHeading___Toc3800_2279088275"/>Instal·lació de maven<text:bookmark-end text:name="__RefHeading___Toc3800_2279088275"/></text:h>
      <text:p text:style-name="Text_20_body"><text:span text:style-name="T12"><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2">https://maven.apache.org/download.cgi</text:span></text:a><text:span text:style-name="T12">) i el descomprimirem al directori /</text:span><text:span text:style-name="T21">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34">usr</text:span><text:span text:style-name="T32">/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19"><text:span text:style-name="T89"><text:s/>export</text:span><text:span text:style-name="T90"> PATH</text:span><text:span text:style-name="T94">=</text:span><text:span text:style-name="T95">/opt/</text:span><text:span text:style-name="T90">apache</text:span><text:span text:style-name="T94">-</text:span><text:span text:style-name="T90">maven</text:span><text:span text:style-name="T94">-</text:span><text:span text:style-name="T96">3.6</text:span><text:span text:style-name="T94">.</text:span><text:span text:style-name="T96">3</text:span><text:span text:style-name="T94">/</text:span><text:span text:style-name="T90">bin</text:span><text:span text:style-name="T94">:</text:span><text:span text:style-name="T90">$PATH</text:span></text:p>
          </table:table-cell>
        </table:table-row>
      </table:table>
      <text:p text:style-name="P34"/>
      <text:p text:style-name="Standard"><text:span text:style-name="T12"><text:tab/>Per descarregar les llibreries en el repositori local de maven, haurem de posicionar-nos al directori arrel del projecte (</text:span><text:span text:style-name="T21">$HOME/carpeta/</text:span><text:span text:style-name="T12">) i executar la comanda: </text:span></text:p>
      <table:table table:name="Tabla25" table:style-name="Tabla25">
        <table:table-column table:style-name="Tabla25.A"/>
        <table:table-row>
          <table:table-cell table:style-name="Tabla25.A1" office:value-type="string">
            <text:p text:style-name="P35"><text:s/>mvn initialize</text:p>
          </table:table-cell>
        </table:table-row>
      </table:table>
      <text:p text:style-name="P34"/>
      <text:h text:style-name="P242" text:outline-level="2"><text:bookmark-start text:name="__RefHeading___Toc3021_4176382128"/>Compilació del producte<text:bookmark-end text:name="__RefHeading___Toc3021_4176382128"/></text:h>
      <text:p text:style-name="P202"/>
      <text:p text:style-name="P225"><text:tab/><text:span text:style-name="T104">S’ha de definir la </text:span><text:s/>variable d'entorn CARPETA_DEPLOY_DIR <text:span text:style-name="T104">que apuntarà a la ruta de deployments del JBOSS (</text:span><text:span text:style-name="T45">$JBOSS/standalone/deployments/)</text:span><text:span text:style-name="T52">. </text:span><text:span text:style-name="T51">Aquesta variable d'entorn es opcional. </text:span></text:p>
      <text:p text:style-name="P225"><text:soft-page-break/><text:span text:style-name="T51"><text:tab/>L</text:span>lavors podrem executar un script que conté la configuració bàsica i que a més ja fa la còpia de l'ear a Jboss:</text:p>
      <table:table table:name="Taula12" table:style-name="Taula12">
        <table:table-column table:style-name="Taula12.A"/>
        <table:table-row>
          <table:table-cell table:style-name="Taula12.A1" office:value-type="string">
            <text:p text:style-name="P228">$ ./<text:span text:style-name="T12">compile.sh</text:span></text:p>
          </table:table-cell>
        </table:table-row>
      </table:table>
      <text:p text:style-name="P206"/>
      <text:p text:style-name="P207">Nota: haurem de tenir instal·lat Maven 3.6.3 per descarregar totes les dependències del projecte.</text:p>
      <text:p text:style-name="P207"><text:tab/><text:span text:style-name="T125">Els paràmetres que es poden passar al compile.sh/.bat són els següents:</text:span></text:p>
      <text:list xml:id="list3862147686" text:style-name="L12">
        <text:list-item>
          <text:p text:style-name="P209">revisionnumber: <text:span text:style-name="T126">afegeix informació de la revisió GIT en les dades del producte que després són mostrades al peu del Back</text:span></text:p>
        </text:list-item>
      </text:list>
      <text:p text:style-name="P210"/>
      <text:p text:style-name="P34"/>
      <text:h text:style-name="P212" text:outline-level="1"><text:bookmark-start text:name="__RefHeading___Toc3253_165845545"/>Instal<text:span text:style-name="T120">·</text:span>lació <text:span text:style-name="T120">del Servidor JBOSS</text:span><text:bookmark-end text:name="__RefHeading___Toc3253_165845545"/></text:h>
      <text:p text:style-name="P21"/>
      <table:table table:name="Taula9" table:style-name="Taula9">
        <table:table-column table:style-name="Taula9.A"/>
        <table:table-column table:style-name="Taula9.B"/>
        <table:table-row>
          <table:table-cell table:style-name="Taula9.A1" office:value-type="string">
            <text:p text:style-name="P184"><text:s/><draw:frame draw:style-name="fr3" draw:name="gráficos5" text:anchor-type="as-char" svg:width="1.339cm" svg:height="1.339cm" draw:z-index="45"><draw:image xlink:href="Pictures/1000020100000033000000333C56E26B4EAD81E7.png" xlink:type="simple" xlink:show="embed" xlink:actuate="onLoad" loext:mime-type="image/png"/></draw:frame></text:p>
          </table:table-cell>
          <table:table-cell table:style-name="Taula9.B1" office:value-type="string">
            <text:p text:style-name="P124">En l'entorn de la CAIB (Govern Balear) hem de saltar aquest punt ja que <text:span text:style-name="T122">Sistemes de la DGMAD ja té el seu protocol de preparació de instàncies de JBoss 7.2</text:span></text:p>
          </table:table-cell>
        </table:table-row>
      </table:table>
      <text:h text:style-name="P252" text:outline-level="3" text:is-list-header="true"/>
      <text:h text:style-name="P235" text:outline-level="2"><text:bookmark-start text:name="__RefHeading___Toc3086_1387675814"/>Instal·lació de JDK 11<text:bookmark-end text:name="__RefHeading___Toc3086_1387675814"/></text:h>
      <text:p text:style-name="P25"><text:tab/>Es deixa en mans de l'administrador de sistemes la instal·lació del JDK 11. <text:span text:style-name="T126">requereix com a mínim la versió 11.0.8.</text:span></text:p>
      <text:p text:style-name="P25"/>
      <text:h text:style-name="P234" text:outline-level="2"><text:bookmark-start text:name="__RefHeading___Toc3088_1387675814"/>Instal·lació de J<text:span text:style-name="T122">Boss 7.2</text:span><text:bookmark-end text:name="__RefHeading___Toc3088_1387675814"/></text:h>
      <text:p text:style-name="P118"><text:span text:style-name="T15"><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5">. <text:s/>Per descarregar-ho serà necessari registrarse a RedHat. Seguidament, <text:s/>descomprimirem el contingut dins un <text:s/>directori: <text:s/></text:span><text:span text:style-name="T19">/usr/local</text:span><text:span text:style-name="T22">/jboss-7.2.0/.</text:span></text:p>
      <text:p text:style-name="P117"><text:tab/>Per facilitar l’ús de rutes, crearem una variable d’entorn $JBOSS que apuntará a la ruta on hem instal·lat el JBOSS. </text:p>
      <table:table table:name="Tabla26" table:style-name="Tabla26">
        <table:table-column table:style-name="Tabla26.A"/>
        <text:soft-page-break/>
        <table:table-row>
          <table:table-cell table:style-name="Tabla26.A1" office:value-type="string">
            <text:p text:style-name="P36"><text:span text:style-name="T91"><text:s/></text:span><text:span text:style-name="T92">export JBOSS=/usr/local/jboss-7.2.0</text:span></text:p>
          </table:table-cell>
        </table:table-row>
      </table:table>
      <text:p text:style-name="P140"/>
      <text:p text:style-name="P117"><text:tab/> <text:s/></text:p>
      <text:p text:style-name="P25"><text:tab/>Una vegada configurat, <text:s/>hem de configurar Jboss com a servei. Es deixa aquesta tasca en mans del administrador de sistemes.</text:p>
      <text:p text:style-name="P25"/>
      <text:p text:style-name="P178"><text:span text:style-name="T23">Nota: </text:span><text:span text:style-name="T24">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4">https://access.redhat.com/documentation/en-us/red_hat_jboss_enterprise_application_platform/7.2/</text:span></text:a><text:span text:style-name="T24">. Per evitar errors, es recomana aplicar el darrer patch publicat.</text:span></text:p>
      <text:h text:style-name="P218" text:outline-level="1"><text:bookmark-start text:name="__RefHeading___Toc2772_1926956608"/>Configuració d’accés a la B<text:span text:style-name="T119">ase de Dades</text:span><text:bookmark-end text:name="__RefHeading___Toc2772_1926956608"/></text:h>
      <text:p text:style-name="P77"><text:span text:style-name="T73"><text:tab/></text:span><text:span text:style-name="T74">El fitxer de configuració de Jboss, es diu </text:span><text:span text:style-name="T81">standalone.xml</text:span><text:span text:style-name="T74"> i el trobarem a la ruta: <text:s/></text:span><text:span text:style-name="T80">$/JBOSS/standalone/configuration/standalone.xml. </text:span><text:span text:style-name="T82">Aquest és el fitxer que modificarem a continuació a on configurarem tant els accesos a la BD com les propietats </text:span><text:span text:style-name="T83">necessàries</text:span><text:span text:style-name="T82"> que necessita la nostra aplicació.</text:span></text:p>
      <text:p text:style-name="P95"><text:span text:style-name="T82">S’explicarà per als sistemes gestor de BD d’</text:span><text:span text:style-name="T84">Oracle</text:span><text:span text:style-name="T82"> i Postgres</text:span></text:p>
      <text:h text:style-name="P239" text:outline-level="2"><text:bookmark-start text:name="__RefHeading___Toc2774_1926956608"/><text:span text:style-name="T87">O</text:span><text:span text:style-name="T88">racle</text:span><text:bookmark-end text:name="__RefHeading___Toc2774_1926956608"/></text:h>
      <text:list xml:id="list3104893786" text:style-name="L2">
        <text:list-item>
          <text:p text:style-name="P254">Crear el directori <text:span text:style-name="T59">$JBOSS/modules/system/layers/base/com/oracle/main</text:span>.</text:p>
        </text:list-item>
        <text:list-item>
          <text:p text:style-name="P254">Descarregar el fitxer <text:span text:style-name="T59">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57"><text:span text:style-name="T13">Crear el fitxer </text:span><text:span text:style-name="T25">module.xml</text:span><text:span text:style-name="T13"> al directori anterior amb el següent contingut:</text:span></text:p>
        </text:list-item>
      </text:list>
      <table:table table:name="Tabla40" table:style-name="Tabla40">
        <table:table-column table:style-name="Tabla40.A"/>
        <table:table-row>
          <table:table-cell table:style-name="Tabla40.A1" office:value-type="string">
            <text:p text:style-name="P102">&lt;module xmlns="urn:jboss:module:1.0" name="<text:span text:style-name="T59">com.oracle</text:span>"&gt;</text:p>
            <text:p text:style-name="P182"><text:tab/>&lt;resources&gt;</text:p>
            <text:p text:style-name="P182"><text:tab/><text:tab/>&lt;resource-root path="<text:span text:style-name="T59">ojdbc8.jar</text:span>"/&gt;</text:p>
            <text:p text:style-name="P182"><text:tab/>&lt;/resources&gt;</text:p>
            <text:p text:style-name="P182"><text:tab/>&lt;dependencies&gt;</text:p>
            <text:p text:style-name="P182"><text:tab/><text:tab/>&lt;module name="javax.api"/&gt;</text:p>
            <text:p text:style-name="P182"><text:tab/><text:tab/>&lt;module name="javax.transaction.api"/&gt;</text:p>
            <text:p text:style-name="P182"><text:tab/>&lt;/dependencies&gt;</text:p>
            <text:p text:style-name="P102">&lt;/module&gt;</text:p>
          </table:table-cell>
        </table:table-row>
      </table:table>
      <text:p text:style-name="P106"><text:span text:style-name="T13"><text:tab/>A més dels punts anteriors, hem d’</text:span><text:span text:style-name="T73">a</text:span><text:span text:style-name="T13">fegir la configuració resaltada en negreta dels «</text:span><text:span text:style-name="T20">drivers</text:span><text:span text:style-name="T13">» al fitxer $</text:span><text:span text:style-name="T25">JBOSS/standalone/configuration/standalone.xml</text:span><text:span text:style-name="T13">.</text:span></text:p>
      <table:table table:name="Tabla41" table:style-name="Tabla41">
        <table:table-column table:style-name="Tabla41.A"/>
        <table:table-row>
          <table:table-cell table:style-name="Tabla41.A1" office:value-type="string">
            <text:p text:style-name="P102">&lt;datasources&gt;</text:p>
            <text:p text:style-name="P182"><text:tab/>...</text:p>
            <text:p text:style-name="P182">&lt;drivers&gt;</text:p>
            <text:p text:style-name="P182"><text:tab/>&lt;driver name="h2" module="com.h2database.h2"&gt;</text:p>
            <text:p text:style-name="P182"><text:tab/>&lt;xa-datasource-class&gt;org.h2.jdbcx.JdbcDataSource&lt;/xa-datasource-class&gt;</text:p>
            <text:p text:style-name="P182"><text:tab/>&lt;/driver&gt;</text:p>
            <text:p text:style-name="P180"><text:s/><text:tab/>&lt;!-- GOIB drivers --&gt;</text:p>
            <text:p text:style-name="P180"><text:tab/>&lt;driver name="oracle" module="com.oracle"&gt;</text:p>
            <text:p text:style-name="P180"><text:tab/>&lt;xa-datasource-class&gt; oracle.jdbc.xa.client.OracleXADataSource</text:p>
            <text:p text:style-name="P180"><text:tab/> &lt;/xa-datasource-class&gt;</text:p>
            <text:p text:style-name="P180"><text:tab/>&lt;/driver&gt;</text:p>
            <text:p text:style-name="P182">&lt;/drivers&gt;</text:p>
            <text:p text:style-name="P182"><text:soft-page-break/><text:tab/>...</text:p>
            <text:p text:style-name="P102">&lt;/datasources&gt;</text:p>
          </table:table-cell>
        </table:table-row>
      </table:table>
      <text:p text:style-name="P104"><text:span text:style-name="T101">4.</text:span><text:tab/>Afegir datasources del projecte</text:p>
      <text:p text:style-name="P77"><text:tab/>S’ha de inserir aquest datasource al fitxer de configuració standalone.xml. S’ha de personalitzat, modificant els paràmetres que están en negreta amb les vostres dades.</text:p>
      <table:table table:name="Tabla42" table:style-name="Tabla42">
        <table:table-column table:style-name="Tabla42.A"/>
        <table:table-row>
          <table:table-cell table:style-name="Tabla42.A1" office:value-type="string">
            <text:p text:style-name="P102">&lt;datasource jndi-name="<text:span text:style-name="T59">java:jboss/datasources/carpetaDS</text:span>" pool-name="<text:span text:style-name="T59">carpetaDS</text:span>" enabled="true" use-java-context="true"&gt;</text:p>
            <text:p text:style-name="P182">&lt;connection-url&gt;<text:span text:style-name="T59">jdbc:postgresql://localhost:5432/carpeta</text:span>&lt;/connection-url&gt;</text:p>
            <text:p text:style-name="P182">&lt;driver&gt;<text:span text:style-name="T59">postgresql</text:span>&lt;/driver&gt;</text:p>
            <text:p text:style-name="P182">&lt;security&gt;</text:p>
            <text:p text:style-name="P182"><text:tab/>&lt;user-name&gt;<text:span text:style-name="T59">carpeta</text:span>&lt;/user-name&gt;</text:p>
            <text:p text:style-name="P182"><text:tab/>&lt;password&gt;<text:span text:style-name="T59">carpeta</text:span>&lt;/password&gt;</text:p>
            <text:p text:style-name="P182">&lt;/security&gt;</text:p>
            <text:p text:style-name="P182">&lt;new-connection-sql&gt;</text:p>
            <text:p text:style-name="P182">BEGIN</text:p>
            <text:p text:style-name="P182">EXECUTE IMMEDIATE 'ALTER SESSION SET CURRENT_SCHEMA = <text:span text:style-name="T59">carpeta</text:span>';</text:p>
            <text:p text:style-name="P182">END;</text:p>
            <text:p text:style-name="P182">&lt;/new-connection-sql&gt;</text:p>
            <text:p text:style-name="P102">&lt;/datasource&gt;</text:p>
          </table:table-cell>
        </table:table-row>
      </table:table>
      <text:p text:style-name="P104"/>
      <text:h text:style-name="Heading_20_2" text:outline-level="2"><text:bookmark-start text:name="__RefHeading___Toc2776_1926956608"/>Postgre<text:span text:style-name="T106">SQL</text:span><text:bookmark-end text:name="__RefHeading___Toc2776_1926956608"/></text:h>
      <text:p text:style-name="P121"/>
      <text:list xml:id="list2273056848" text:style-name="L3">
        <text:list-item>
          <text:p text:style-name="P226"><text:span text:style-name="T57">Crear el directori $</text:span><text:span text:style-name="T58">JBOSS/modules/system/layers/base/org/postgresql/main</text:span><text:span text:style-name="T57">. </text:span></text:p>
        </text:list-item>
        <text:list-item>
          <text:p text:style-name="P227"><text:span text:style-name="T39">Descarregar el fitxer </text:span><text:span text:style-name="T55">postgresql-42.2.5.jar</text:span><text:span text:style-name="T39"> al directori anterior des de </text:span><text:a xlink:type="simple" xlink:href="https://jdbc.postgresql.org/download.html" text:style-name="Internet_20_link" text:visited-style-name="Visited_20_Internet_20_Link"><text:span text:style-name="T39">https://jdbc.postgresql.org/download.html</text:span></text:a><text:span text:style-name="T39"> (es recomana la descàrrega de la versió 42.2.5 que es troba a la taula de </text:span><text:span text:style-name="T56">Other versions</text:span><text:span text:style-name="T39"> a la columna </text:span><text:span text:style-name="T56">JDBC 4.2</text:span><text:span text:style-name="T39">).</text:span></text:p>
        </text:list-item>
        <text:list-item>
          <text:p text:style-name="P227"><text:span text:style-name="T40">Crear el fitxer </text:span><text:span text:style-name="T41">module.xml</text:span><text:span text:style-name="T40"> al directori anterior amb el següent contingut:</text:span></text:p>
        </text:list-item>
      </text:list>
      <table:table table:name="Tabla43" table:style-name="Tabla43">
        <table:table-column table:style-name="Tabla43.A"/>
        <table:table-row>
          <table:table-cell table:style-name="Tabla43.A1" office:value-type="string">
            <text:p text:style-name="P103">&lt;module xmlns="urn:jboss:module:1.0" name="<text:span text:style-name="T59">org.postgresql</text:span>"&gt;</text:p>
            <text:p text:style-name="P183"><text:tab/>&lt;resources&gt;</text:p>
            <text:p text:style-name="P183"><text:tab/><text:tab/>&lt;resource-root path="<text:span text:style-name="T59">postgresql-42.2.5.jar</text:span>"/&gt;</text:p>
            <text:p text:style-name="P183"><text:tab/>&lt;/resources&gt;</text:p>
            <text:p text:style-name="P183"><text:tab/>&lt;dependencies&gt;</text:p>
            <text:p text:style-name="P183"><text:tab/><text:tab/>&lt;module name="javax.api"/&gt;</text:p>
            <text:p text:style-name="P183"><text:tab/><text:tab/>&lt;module name="javax.transaction.api"/&gt;</text:p>
            <text:p text:style-name="P183"><text:tab/>&lt;/dependencies&gt;</text:p>
            <text:p text:style-name="P103"><text:soft-page-break/>&lt;/module&gt;</text:p>
          </table:table-cell>
        </table:table-row>
      </table:table>
      <text:p text:style-name="P107"><text:span text:style-name="T13"><text:tab/>A més dels punts anteriors, hem d’</text:span><text:span text:style-name="T73">a</text:span><text:span text:style-name="T13">fegir la configuració resaltada en negreta dels «</text:span><text:span text:style-name="T20">drivers</text:span><text:span text:style-name="T13">» al fitxer $</text:span><text:span text:style-name="T25">JBOSS/standalone/configuration/standalone.xml</text:span><text:span text:style-name="T13">.</text:span></text:p>
      <table:table table:name="Tabla44" table:style-name="Tabla44">
        <table:table-column table:style-name="Tabla44.A"/>
        <table:table-row>
          <table:table-cell table:style-name="Tabla44.A1" office:value-type="string">
            <text:p text:style-name="P103">&lt;datasources&gt;</text:p>
            <text:p text:style-name="P183"><text:tab/>...</text:p>
            <text:p text:style-name="P183">&lt;drivers&gt;</text:p>
            <text:p text:style-name="P183"><text:tab/>&lt;driver name="h2" module="com.h2database.h2"&gt;</text:p>
            <text:p text:style-name="P183"><text:tab/>&lt;xa-datasource-class&gt;org.h2.jdbcx.JdbcDataSource&lt;/xa-datasource-class&gt;</text:p>
            <text:p text:style-name="P183"><text:tab/>&lt;/driver&gt;</text:p>
            <text:p text:style-name="P181"><text:s/><text:tab/>&lt;!-- GOIB drivers --&gt;</text:p>
            <text:p text:style-name="P181"><text:tab/>&lt;driver name="postgresql" module="org.postgresql"&gt;</text:p>
            <text:p text:style-name="P181"><text:tab/> &lt;xa-datasource-class&gt;org.postgresql.xa.PGXADataSource</text:p>
            <text:p text:style-name="P181"><text:tab/> &lt;/xa-datasource-class&gt;</text:p>
            <text:p text:style-name="P181"><text:tab/>&lt;/driver&gt;</text:p>
            <text:p text:style-name="P183">&lt;/drivers&gt;</text:p>
            <text:p text:style-name="P183"><text:tab/>...</text:p>
            <text:p text:style-name="P103">&lt;/datasources&gt;</text:p>
          </table:table-cell>
        </table:table-row>
      </table:table>
      <text:p text:style-name="P105"><text:s/></text:p>
      <text:p text:style-name="P79">4. <text:span text:style-name="T13">Afegir datasources del projecte</text:span></text:p>
      <text:p text:style-name="P78"><text:tab/>S’ha de inserir aquest datasource al fitxer de configuració standalone.xml. S’ha de personalitzat, modificant els paràmetres que están en negreta amb les vostres dades.</text:p>
      <table:table table:name="Tabla46" table:style-name="Tabla46">
        <table:table-column table:style-name="Tabla46.A"/>
        <table:table-row>
          <table:table-cell table:style-name="Tabla46.A1" office:value-type="string">
            <text:p text:style-name="P103">&lt;datasource jndi-name="<text:span text:style-name="T59">java:jboss/datasources/carpetaDS</text:span>" pool-name="<text:span text:style-name="T59">carpetaDS</text:span>" enabled="true" use-java-context="true"&gt;</text:p>
            <text:p text:style-name="P183">&lt;connection-url&gt;<text:span text:style-name="T59">jdbc:postgresql://localhost:5432/carpeta</text:span>&lt;/connection-url&gt;</text:p>
            <text:p text:style-name="P183">&lt;driver&gt;<text:span text:style-name="T59">postgresql</text:span>&lt;/driver&gt;</text:p>
            <text:p text:style-name="P183">&lt;security&gt;</text:p>
            <text:p text:style-name="P183"><text:tab/>&lt;user-name&gt;<text:span text:style-name="T59">carpeta</text:span>&lt;/user-name&gt;</text:p>
            <text:p text:style-name="P183"><text:tab/>&lt;password&gt;<text:span text:style-name="T59">carpeta</text:span>&lt;/password&gt;</text:p>
            <text:p text:style-name="P183">&lt;/security&gt;</text:p>
            <text:p text:style-name="P183">&lt;new-connection-sql&gt;</text:p>
            <text:p text:style-name="P183">BEGIN</text:p>
            <text:p text:style-name="P183">EXECUTE IMMEDIATE 'ALTER SESSION SET CURRENT_SCHEMA = <text:span text:style-name="T59">carpeta</text:span>';</text:p>
            <text:p text:style-name="P183">END;</text:p>
            <text:p text:style-name="P183">&lt;/new-connection-sql&gt;</text:p>
            <text:p text:style-name="P103">&lt;/datasource&gt;</text:p>
          </table:table-cell>
        </table:table-row>
      </table:table>
      <text:p text:style-name="P68"/>
      <text:p text:style-name="P68"/>
      <text:h text:style-name="P213" text:outline-level="1"><text:bookmark-start text:name="__RefHeading___Toc2778_1926956608"/><text:soft-page-break/><text:span text:style-name="T105">Definició dels f</text:span>itxer<text:span text:style-name="T98">s</text:span> de propietats <text:bookmark-end text:name="__RefHeading___Toc2778_1926956608"/></text:h>
      <text:p text:style-name="P100"/>
      <text:p text:style-name="P101"><text:tab/>Els estandars de la CAIB diuen que s'han de crear dos fitxers de propietats de la seguent forma:</text:p>
      <text:list xml:id="list287997560" text:style-name="L4">
        <text:list-item>
          <text:p text:style-name="P199"><text:span text:style-name="T59">carpeta.properties:</text:span> contendrà les propietats internes de l'aplicació. </text:p>
        </text:list-item>
        <text:list-item>
          <text:p text:style-name="P199"><text:span text:style-name="T59">carpeta.system.properties:</text:span> contendrà les propietats configurables per part de la CAIB que són sensibles a ser vistes tipo urls, usuaris, passwords. Aquestes propietats són opcionals. </text:p>
        </text:list-item>
      </text:list>
      <text:p text:style-name="P100"><text:tab/></text:p>
      <text:p text:style-name="P99"><text:span text:style-name="T46"><text:tab/>Com ja hem introduit abans, </text:span><text:span text:style-name="T48">el fitxer </text:span><text:span text:style-name="T43">carpeta.properties</text:span><text:span text:style-name="T46"> serveix per definir la configuració del projecte Carpeta. Podem trobar una plantilla d'aquest fitxer a la següent ubicació: <text:s/></text:span><text:span text:style-name="T42">$HOME/carpeta/scripts/config/carpeta.properties </text:span><text:span text:style-name="T44">i també del carpeta.system.properties</text:span></text:p>
      <text:p text:style-name="P100"/>
      <text:p text:style-name="P99"><text:span text:style-name="T46"><text:tab/>Hauríem de tenir una cópia </text:span><text:span text:style-name="T49">dels <text:s/>2 fitxers </text:span><text:span text:style-name="T46">dintre del directori de deployments del nostre Jboss. (</text:span><text:span text:style-name="T42">$JBOSS/standalone/deployments/</text:span><text:span text:style-name="T46">). Si no és el cas, haurem de fer una còpia i personalitzar-ho amb els valors del nostre projecte. </text:span></text:p>
      <text:p text:style-name="P100"/>
      <text:p text:style-name="P100">A la taula següent teniu les característiques i els valors que pot prendre.</text:p>
      <text:h text:style-name="P240" text:outline-level="2"><text:bookmark-start text:name="__RefHeading___Toc3534_3101513641"/>Propietats generals: <text:span text:style-name="T123">fitxer 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35">Nom</text:p>
          </table:table-cell>
          <table:table-cell table:style-name="Tabla2.B1" office:value-type="string">
            <text:p text:style-name="P135">Descripció</text:p>
          </table:table-cell>
        </table:table-row>
        <table:table-row table:style-name="Tabla2.1">
          <table:table-cell table:style-name="Tabla2.A8" office:value-type="string">
            <text:p text:style-name="P14">es.caib.carpeta.iscaib</text:p>
          </table:table-cell>
          <table:table-cell table:style-name="Tabla2.B8" office:value-type="string">
            <text:p text:style-name="P1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56">es.caib.carpeta.defaultlanguage</text:p>
          </table:table-cell>
          <table:table-cell table:style-name="Tabla2.B8" office:value-type="string">
            <text:p text:style-name="P157">Idioma per defecte. Valors possibles poden ser: <text:s/>“ca” per català i “es” per castellà. Per defecte apareix català.</text:p>
          </table:table-cell>
        </table:table-row>
        <text:soft-page-break/>
        <table:table-row table:style-name="Tabla2.1">
          <table:table-cell table:style-name="Tabla2.A8" office:value-type="string">
            <text:p text:style-name="P156">es.caib.carpeta.development</text:p>
          </table:table-cell>
          <table:table-cell table:style-name="Tabla2.B8" office:value-type="string">
            <text:p text:style-name="P157">Propietat que fa que es mostrin per pantalla i per log més informació de la requerida. Aquest valor es carrega en calent, per la qual cosa en qualsevol moment sense haver d'aturar el servidor es pot activar o desactivar per fer una depuració ràpida.</text:p>
            <text:p text:style-name="P157">Valors possibles són true o false:</text:p>
            <text:p text:style-name="P139"><text:span text:style-name="T10">es.caib.carpeta</text:span>.development=false</text:p>
          </table:table-cell>
        </table:table-row>
        <table:table-row table:style-name="Tabla2.5">
          <table:table-cell table:style-name="Tabla2.A5" office:value-type="string">
            <text:p text:style-name="P156">es.caib.carpeta.hibernate.*</text:p>
          </table:table-cell>
          <table:table-cell table:style-name="Tabla2.B5" office:value-type="string">
            <text:p text:style-name="P14"><text:span text:style-name="T35">Propietats de Configuració Hibernate</text:span>: Estableix les propietats de configuració de Hibernate. Les dues propietats més importants són:</text:p>
            <text:list xml:id="list901029007" text:style-name="L5">
              <text:list-item>
                <text:p text:style-name="P190"><text:s text:c="2"/>es.caib.carpeta.hibernate.dialect</text:p>
              </text:list-item>
              <text:list-item>
                <text:p text:style-name="P190"><text:s/>es.caib.carpeta.hibernate.query.substitutions</text:p>
              </text:list-item>
            </text:list>
            <text:p text:style-name="P1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56">es.caib.carpeta.encryptkey</text:p>
          </table:table-cell>
          <table:table-cell table:style-name="Tabla2.B8" office:value-type="string">
            <text:p text:style-name="P157">Clau per encriptar l'identificador del fitxers a descarregar (IMPORTANT tamany de 16 caràcters):</text:p>
            <text:p text:style-name="P139"><text:span text:style-name="T10">es.caib.carpeta</text:span>.encryptkey=carpeta1carpeta1</text:p>
          </table:table-cell>
        </table:table-row>
        <table:table-row table:style-name="Tabla2.1">
          <table:table-cell table:style-name="Tabla2.A8" office:value-type="string">
            <text:p text:style-name="P156">es.caib.carpeta.exportdataplugins</text:p>
          </table:table-cell>
          <table:table-cell table:style-name="Tabla2.B8" office:value-type="string">
            <text:p text:style-name="P157">Llistat de Plugins pel l'exportació de dades en els llistats (excel, ods, csv, ...). Exemple:</text:p>
            <text:p text:style-name="P157">es.caib.carpet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56">es.caib.carpeta.filesystemmanagerclass</text:p>
            <text:p text:style-name="P156"/>
          </table:table-cell>
          <table:table-cell table:style-name="Tabla2.B8" office:value-type="string">
            <text:p text:style-name="P46">Opcional. Per defecte val org.fundaciobit.genapp.common.filesystem.SimpleFileSystemManager. </text:p>
            <text:p text:style-name="P46"/>
            <text:p text:style-name="P14"><text:span text:style-name="T9">Modificant aquesta propietat </text:span><text:s/>es permet gestionar com es guarden els fitxers en el directori de fitxers definit per la propietat “es.caib.carpeta.filesdirectory”. </text:p>
            <text:p text:style-name="P14"/>
            <text:p text:style-name="P1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
      <text:p text:style-name="P41"/>
      <text:p text:style-name="P94">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96"><text:span text:style-name="T26"><text:tab/></text:span><text:span text:style-name="T27">Dins el fitxer de propietats s’ha de configurar </text:span><text:span text:style-name="T78">a</text:span><text:span text:style-name="T79">quest plugin que </text:span><text:span text:style-name="T26"><text:s/>és l’encarregat d’extreure la informació de l’usuari </text:span><text:span text:style-name="T28">a partir del seu username o a partir de l'identificador de l'administració (nif). </text:span></text:p>
      <text:p text:style-name="P96"><text:span text:style-name="T28"><text:tab/>Actualment disposam de tres possibilitats, la seva configuració </text:span><text:span text:style-name="T77">es descriu al punt </text:span><text:span text:style-name="T77"><text:bookmark-ref text:reference-format="number-all-superior" text:ref-name="__RefNumPara__3293_165845545">7</text:bookmark-ref></text:span><text:span text:style-name="T77"><text:s/></text:span><text:span text:style-name="T77"><text:bookmark-ref text:reference-format="text" text:ref-name="__RefNumPara__3293_165845545">Autenticació i Autorització</text:bookmark-ref></text:span><text:span text:style-name="T77">.</text:span></text:p>
      <text:p text:style-name="P179"/>
      <text:h text:style-name="P243" text:outline-level="2"><text:bookmark-start text:name="__RefHeading___Toc2957_18320972771"/><text:soft-page-break/>Propietats <text:span text:style-name="T123">de sistemes: fitxer</text:span> carpeta.system.properties<text:bookmark-end text:name="__RefHeading___Toc2957_18320972771"/></text:h>
      <text:p text:style-name="P74"><text:span text:style-name="T30">A la taula següent teniu les característiques i els valors que po</text:span><text:span text:style-name="T29">t</text:span><text:span text:style-name="T30"> prendre.</text:span></text:p>
      <text:p text:style-name="P75"><text:span text:style-name="T30">S’</text:span><text:span text:style-name="T12">han d’indicar els valors de les diferents integracions que te carpeta amb altres sistemes (Sistra1, Sistra2, Regweb3, etc)</text:span></text:p>
      <text:p text:style-name="P70"/>
      <table:table table:name="Tabla3" table:style-name="Tabla3">
        <table:table-column table:style-name="Tabla3.A"/>
        <table:table-column table:style-name="Tabla3.B"/>
        <table:table-row table:style-name="Tabla3.1">
          <table:table-cell table:style-name="Tabla3.A1" office:value-type="string">
            <text:p text:style-name="P135">Nom</text:p>
          </table:table-cell>
          <table:table-cell table:style-name="Tabla3.B1" office:value-type="string">
            <text:p text:style-name="P135">Descripció</text:p>
          </table:table-cell>
        </table:table-row>
        <table:table-row table:style-name="Tabla3.1">
          <table:table-cell table:style-name="Tabla3.A10" office:value-type="string">
            <text:p text:style-name="P156">es.caib.carpeta.pluginsib.carpetafront.sistra1.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56">es.caib.carpeta.pluginsib.carpetafront.sistra1.user</text:p>
          </table:table-cell>
          <table:table-cell table:style-name="Tabla3.B10" office:value-type="string">
            <text:p text:style-name="P15">Usuari amb el que ens <text:span text:style-name="T100">connectarem</text:span> per atacar a Sistra 1</text:p>
          </table:table-cell>
        </table:table-row>
        <table:table-row table:style-name="Tabla3.1">
          <table:table-cell table:style-name="Tabla3.A10" office:value-type="string">
            <text:p text:style-name="P156">es.caib.carpeta.pluginsib.carpetafront.sistra1.pass</text:p>
          </table:table-cell>
          <table:table-cell table:style-name="Tabla3.B10" office:value-type="string">
            <text:p text:style-name="P15">Password </text:p>
          </table:table-cell>
        </table:table-row>
        <table:table-row table:style-name="Tabla3.1">
          <table:table-cell table:style-name="Tabla3.A10" office:value-type="string">
            <text:p text:style-name="P156">es.caib.carpeta.pluginsib.carpetafront.sistra1.web</text:p>
          </table:table-cell>
          <table:table-cell table:style-name="Tabla3.B10" office:value-type="string">
            <text:p text:style-name="P15">Url de la web cap a la que redireccionar per mostrar el detall de la resposta obtinguda per Sistra1.</text:p>
          </table:table-cell>
        </table:table-row>
        <table:table-row table:style-name="Tabla3.1">
          <table:table-cell table:style-name="Tabla3.A10" office:value-type="string">
            <text:p text:style-name="P156">es.caib.carpeta.pluginsib.carpetafront.sistra2.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56"><text:span text:style-name="T99">e</text:span>s.caib.carpeta.pluginsib.carpetafront.sistra2.user</text:p>
          </table:table-cell>
          <table:table-cell table:style-name="Tabla3.B10" office:value-type="string">
            <text:p text:style-name="P15">Usuari amb el que ens <text:span text:style-name="T100">connectarem</text:span> per atacar a Sistra 2</text:p>
          </table:table-cell>
        </table:table-row>
        <table:table-row table:style-name="Tabla3.1">
          <table:table-cell table:style-name="Tabla3.A10" office:value-type="string">
            <text:p text:style-name="P156">es.caib.carpeta.pluginsib.carpetafront.sistra2.pass</text:p>
          </table:table-cell>
          <table:table-cell table:style-name="Tabla3.B10" office:value-type="string">
            <text:p text:style-name="P15">Password </text:p>
          </table:table-cell>
        </table:table-row>
        <table:table-row table:style-name="Tabla3.1">
          <table:table-cell table:style-name="Tabla3.A10" office:value-type="string">
            <text:p text:style-name="P156">es.caib.carpeta.pluginsib.carpetafront.regweb3.url</text:p>
          </table:table-cell>
          <table:table-cell table:style-name="Tabla3.B10" office:value-type="string">
            <text:p text:style-name="P42"><text:span text:style-name="T17">Endpoint del sistema </text:span><text:span text:style-name="T75">Regweb3</text:span><text:span text:style-name="T17"> al que volem atacar.</text:span></text:p>
          </table:table-cell>
        </table:table-row>
        <table:table-row table:style-name="Tabla3.1">
          <table:table-cell table:style-name="Tabla3.A10" office:value-type="string">
            <text:p text:style-name="P156">es.caib.carpeta.pluginsib.carpetafront.regweb3.user</text:p>
          </table:table-cell>
          <table:table-cell table:style-name="Tabla3.B10" office:value-type="string">
            <text:p text:style-name="P42"><text:span text:style-name="T17">Usuari amb el que ens </text:span><text:span text:style-name="T18">connectarem</text:span><text:span text:style-name="T17"> per atacar a </text:span><text:span text:style-name="T75">Regweb3</text:span></text:p>
          </table:table-cell>
        </table:table-row>
        <table:table-row table:style-name="Tabla3.1">
          <table:table-cell table:style-name="Tabla3.A11" office:value-type="string">
            <text:p text:style-name="P156">es.caib.carpeta.pluginsib.carpetafront.regweb3.pass</text:p>
          </table:table-cell>
          <table:table-cell table:style-name="Tabla3.B11" office:value-type="string">
            <text:p text:style-name="P15">Password</text:p>
          </table:table-cell>
        </table:table-row>
        <text:soft-page-break/>
        <table:table-row table:style-name="Tabla3.1">
          <table:table-cell table:style-name="Tabla3.A12" office:value-type="string">
            <text:p text:style-name="P156">es.caib.carpeta.filesdirectory</text:p>
          </table:table-cell>
          <table:table-cell table:style-name="Tabla3.B12" office:value-type="string">
            <text:p text:style-name="P14"><text:span text:style-name="T59">Directori d'emmagatzemament de Fitxers</text:span>: es necessita un directori on guardar tots els fitxers ja que aquests no es guarden a base de dades. Per això s'ha de definir aquesta propietat<text:span text:style-name="T1"> </text:span><text:span text:style-name="T11">i ha d'</text:span><text:span text:style-name="T1">apuntar a un directori existent i amb espai suficient per guardar tots els fitxers. <text:line-break/><text:line-break/>Crearem un directori /</text:span><text:span text:style-name="T36">carpeta-files</text:span><text:span text:style-name="T1"> i inicialitzarem aquesta propietat a </text:span><text:span text:style-name="T11">es.caib.carpeta.filesdirectory</text:span><text:span text:style-name="T1">=/carpeta-files. </text:span></text:p>
            <text:p text:style-name="P23"/>
            <text:p text:style-name="P14"><text:span text:style-name="T1">Un exemple de ruta windows podria ser la següent: </text:span><text:span text:style-name="T11">es.caib.carpeta.filesdirectory</text:span><text:span text:style-name="T1">=c:\\tmp\\carpeta-files. </text:span></text:p>
            <text:p text:style-name="P27"/>
            <text:p text:style-name="P14"><text:span text:style-name="T61">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76"/>
      <text:h text:style-name="P241" text:outline-level="2"><text:bookmark-start text:name="__RefHeading___Toc2782_1926956608"/>Vincular els fitxers de propietats al servidor JBoss<text:bookmark-end text:name="__RefHeading___Toc2782_1926956608"/></text:h>
      <text:p text:style-name="P122"><text:tab/>S'han de vincular els següents arxius al servidor jboss de la següent forma modificant el fitxer "standalone.xml" que es troba a <text:span text:style-name="T85">$/JBOSS/standalone/configuration/standalone.xml. </text:span><text:span text:style-name="T86">En concret ha d’anar dins les marques indicades en negreta</text:span></text:p>
      <text:h text:style-name="P245" text:outline-level="3" text:is-list-header="true"><text:soft-page-break/></text:h>
      <table:table table:name="Tabla4" table:style-name="Tabla4">
        <table:table-column table:style-name="Tabla4.A"/>
        <table:table-row>
          <table:table-cell table:style-name="Tabla4.A1" office:value-type="string">
            <text:h text:style-name="P253" text:outline-level="3" text:is-list-header="true"><text:bookmark-start text:name="__RefHeading___Toc2784_1926956608"/>...<text:bookmark-end text:name="__RefHeading___Toc2784_1926956608"/></text:h>
            <text:p text:style-name="P120"><text:bookmark-start text:name="__RefHeading___Toc2786_1926956608"/>&lt;/extensions&gt;<text:bookmark-end text:name="__RefHeading___Toc2786_1926956608"/></text:p>
            <text:p text:style-name="P80">&lt;system-properties&gt;<text:line-break/> <text:s text:c="3"/>&lt;property name="es.caib.carpeta.properties" value="${jboss.home}/standalone/deployments/carpeta.properties"/&gt;</text:p>
            <text:p text:style-name="P80">&lt;property name="es.caib.carpeta.<text:span text:style-name="T97">system.</text:span>properties" value="${jboss.home}/standalone/deployments/carpeta.<text:span text:style-name="T97">system</text:span>.properties"/&gt;<text:line-break/>&lt;/system-properties&gt;</text:p>
            <text:p text:style-name="P120"><text:bookmark-start text:name="__RefHeading___Toc2788_1926956608"/>&lt;management&gt;<text:bookmark-end text:name="__RefHeading___Toc2788_1926956608"/></text:p>
            <text:p text:style-name="P108">...</text:p>
          </table:table-cell>
        </table:table-row>
      </table:table>
      <text:p text:style-name="P73"/>
      <text:p text:style-name="P73"/>
      <text:p text:style-name="P73"/>
      <text:p text:style-name="P97"/>
      <text:h text:style-name="P214"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62"><text:tab/>Anam a configurar a aquest punt la forma en que JBoss autentica i autoritza els usuaris per l'aplicació Carpeta. Aquesta configuració depen 100% d'aquí on es troben emmagatzemats els usuaris i rols. <text:s/></text:p>
      <text:p text:style-name="P69"><text:span text:style-name="T3"><text:tab/>Els tres sistemes més comuns són: <text:s/></text:span><text:span text:style-name="T4">KeyCloak, B</text:span><text:span text:style-name="T3">ase de Dades </text:span><text:span text:style-name="T4">i</text:span><text:span text:style-name="T3"> LDAP.<text:line-break/></text:span></text:p>
      <text:h text:style-name="P244" text:outline-level="2"><text:bookmark-start text:name="__RefHeading___Toc3038_165845545"/><text:span text:style-name="T102">Sistema </text:span>KeyCloak <text:span text:style-name="T107">entorn CAIB</text:span><text:bookmark-end text:name="__RefHeading___Toc3038_165845545"/></text:h>
      <text:p text:style-name="P56"/>
      <text:h text:style-name="P246" text:outline-level="3"><text:bookmark-start text:name="__RefHeading___Toc3724_310151364211"/>Servidor KeyCloak<text:bookmark-end text:name="__RefHeading___Toc3724_310151364211"/></text:h>
      <text:p text:style-name="P57"><text:tab/><text:span text:style-name="T107">Es pressuposa que des de Sistemes de la DGMAD configurarà un Jboss amb </text:span></text:p>
      <text:p text:style-name="P56"/>
      <text:h text:style-name="P247" text:outline-level="3"><text:bookmark-start text:name="__RefHeading___Toc3724_3101513642"/>Configurar Plugin de U<text:span text:style-name="T114">s</text:span>erInformation<text:bookmark-end text:name="__RefHeading___Toc3724_3101513642"/></text:h>
      <text:p text:style-name="P59"><text:tab/><text:span text:style-name="T114">Al ser els usuaris de KeyCloak de CAIB originaris d’un sistema LDAP emprant un «User Federation», s’importen un conjunt d’atributs:</text:span></text:p>
      <text:p text:style-name="P60"><draw:frame draw:style-name="fr4" draw:name="Imatge9" text:anchor-type="as-char" svg:width="11.455cm" svg:height="9.237cm" draw:z-index="46"><draw:image xlink:href="Pictures/10000000000002A00000021EBF73207A5A55452A.png" xlink:type="simple" xlink:show="embed" xlink:actuate="onLoad" loext:mime-type="image/png"/></draw:frame></text:p>
      <text:p text:style-name="P59"><text:soft-page-break/></text:p>
      <text:p text:style-name="P59"><text:tab/><text:span text:style-name="T115">En el plugin de UserInformation hem de definir el següents camps:</text:span></text:p>
      <text:list xml:id="list2179585950" text:style-name="L6">
        <text:list-header>
          <text:p text:style-name="P191"/>
        </text:list-header>
        <text:list-item>
          <text:p text:style-name="P193">Mappings: Hem de realitzar els mappings descrits en la captura d’abans. El mappings serien els següents:</text:p>
          <text:list>
            <text:list-item>
              <text:p text:style-name="P193">administrationID=nif</text:p>
            </text:list-item>
            <text:list-item>
              <text:p text:style-name="P193">company=departmentNumber</text:p>
            </text:list-item>
            <text:list-item>
              <text:p text:style-name="P193">surname1=sn1</text:p>
            </text:list-item>
            <text:list-item>
              <text:p text:style-name="P193">surname2=sn2</text:p>
            </text:list-item>
          </text:list>
        </text:list-item>
      </text:list>
      <text:p text:style-name="P18"/>
      <text:list xml:id="list131004113307050" text:continue-numbering="true" text:style-name="L6">
        <text:list-item>
          <text:list>
            <text:list-header>
              <text:p text:style-name="P205">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37">Nom</text:p>
          </table:table-cell>
          <table:table-cell table:style-name="Taula4.A1" office:value-type="string">
            <text:p text:style-name="P137">R/O<text:note text:id="ftn1" text:note-class="footnote"><text:note-citation>1</text:note-citation><text:note-body><text:p text:style-name="Footnote">R = Requerit | <text:s/>O = Opcional</text:p></text:note-body></text:note></text:p>
          </table:table-cell>
          <table:table-cell table:style-name="Taula4.C1" office:value-type="string">
            <text:p text:style-name="P137">Descripció/<text:span text:style-name="T116">Valor</text:span></text:p>
          </table:table-cell>
        </table:table-row>
        <table:table-row table:style-name="Taula4.1">
          <table:table-cell table:style-name="Taula4.A2" office:value-type="string">
            <text:p text:style-name="P147">es.caib.carpeta.userinformationplugin</text:p>
          </table:table-cell>
          <table:table-cell table:style-name="Taula4.B2" office:value-type="string">
            <text:p text:style-name="P172">R</text:p>
          </table:table-cell>
          <table:table-cell table:style-name="Taula4.C2" office:value-type="string">
            <text:p text:style-name="P160">org.fundaciobit.plugins.userinformation.keycloak<text:span text:style-name="T124">caib</text:span>.KeyCloak<text:span text:style-name="T124">Caib</text:span>UserInformationPlugin</text:p>
          </table:table-cell>
        </table:table-row>
        <table:table-row table:style-name="Taula4.1">
          <table:table-cell table:style-name="Taula4.A3" office:value-type="string">
            <text:p text:style-name="P148">es.caib.carpeta.pluginsib.userinformation.keycloak.mapping.administrationID</text:p>
          </table:table-cell>
          <table:table-cell table:style-name="Taula4.B3" office:value-type="string">
            <text:p text:style-name="P175">O</text:p>
          </table:table-cell>
          <table:table-cell table:style-name="Taula4.C3" office:value-type="string">
            <text:p text:style-name="P164">nif</text:p>
          </table:table-cell>
        </table:table-row>
        <table:table-row table:style-name="Taula4.1">
          <table:table-cell table:style-name="Taula4.A6" office:value-type="string">
            <text:p text:style-name="P148">es.caib.carpeta.pluginsib.userinformation.keycloak.mapping.company</text:p>
          </table:table-cell>
          <table:table-cell table:style-name="Taula4.B6" office:value-type="string">
            <text:p text:style-name="P175">O</text:p>
          </table:table-cell>
          <table:table-cell table:style-name="Taula4.C6" office:value-type="string">
            <text:p text:style-name="P165">departmentNumber</text:p>
          </table:table-cell>
        </table:table-row>
        <table:table-row table:style-name="Taula4.1">
          <table:table-cell table:style-name="Taula4.A6" office:value-type="string">
            <text:p text:style-name="P148">es.caib.carpeta.pluginsib.userinformation.keycloak.mapping.surname1</text:p>
          </table:table-cell>
          <table:table-cell table:style-name="Taula4.B6" office:value-type="string">
            <text:p text:style-name="P175">O</text:p>
          </table:table-cell>
          <table:table-cell table:style-name="Taula4.C6" office:value-type="string">
            <text:p text:style-name="P164">sn1</text:p>
          </table:table-cell>
        </table:table-row>
        <table:table-row table:style-name="Taula4.1">
          <table:table-cell table:style-name="Taula4.A6" office:value-type="string">
            <text:p text:style-name="P148">es.caib.carpeta.pluginsib.userinformation.keycloak.mapping.surname2</text:p>
          </table:table-cell>
          <table:table-cell table:style-name="Taula4.B6" office:value-type="string">
            <text:p text:style-name="P175">O</text:p>
          </table:table-cell>
          <table:table-cell table:style-name="Taula4.C6" office:value-type="string">
            <text:p text:style-name="P165">sn2</text:p>
          </table:table-cell>
        </table:table-row>
        <table:table-row table:style-name="Taula4.1">
          <table:table-cell table:style-name="Taula4.A7" office:value-type="string">
            <text:p text:style-name="P147">es.caib.carpeta.pluginsib.userinformation.keycloak.debug</text:p>
          </table:table-cell>
          <table:table-cell table:style-name="Taula4.B7" office:value-type="string">
            <text:p text:style-name="P174">O</text:p>
          </table:table-cell>
          <table:table-cell table:style-name="Taula4.C7" office:value-type="string">
            <text:p text:style-name="P163">Per depuració. Valors possibles true o false.</text:p>
          </table:table-cell>
        </table:table-row>
      </table:table>
      <text:p text:style-name="P87"/>
      <text:p text:style-name="P87"/>
      <text:p text:style-name="P86">Un exemple complet de Propietats seria el següents</text:p>
      <table:table table:name="Taula7" table:style-name="Taula7">
        <table:table-column table:style-name="Taula7.A"/>
        <table:table-row>
          <table:table-cell table:style-name="Taula7.A1" office:value-type="string">
            <text:p text:style-name="P170"><text:line-break/># <text:s/>======== PLUGIN USER-INFORMATION - CAIB KEYCLOAK =======<text:line-break/>es.caib.carpeta.userinformationplugin=org.fundaciobit.pluginsib.userinformation.keycloakcaib.KeyCloakCaibUserInformationPlugin<text:line-break/><text:line-break/># Mappings. Mapejos entre valors de Attibutes de un usuari i els valors de UserInfo de <text:soft-page-break/>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es.caib.carpeta.pluginsib.userinformation.keycloakcaib.mapping.administrationID=nif<text:line-break/>#es.caib.carpeta.pluginsib.userinformation.keycloakcaib.mapping.company=departmentNumber<text:line-break/>#es.caib.carpeta.pluginsib.userinformation.keycloakcaib.mapping.surname1=sn1<text:line-break/>#es.caib.carpeta.pluginsib.userinformation.keycloakcaib.mapping.surname2=sn2<text:line-break/># Per depuració<text:line-break/>es.caib.carpeta.pluginsib.userinformation.keycloakcaib.debug=true</text:p>
          </table:table-cell>
        </table:table-row>
      </table:table>
      <text:p text:style-name="P61"/>
      <text:h text:style-name="P238" text:outline-level="2"><text:bookmark-start text:name="__RefHeading___Toc3544_310151364"/><text:span text:style-name="T102">Sistema </text:span>KeyCloak <text:span text:style-name="T107">entorn No-CAIB</text:span><text:bookmark-end text:name="__RefHeading___Toc3544_310151364"/></text:h>
      <text:p text:style-name="P111"/>
      <text:h text:style-name="P247" text:outline-level="3"><text:bookmark-start text:name="__RefHeading___Toc3724_3101513641"/>Introducció<text:bookmark-end text:name="__RefHeading___Toc3724_3101513641"/></text:h>
      <text:p text:style-name="P71"><text:tab/>Keycloak és un producte de programari de codi obert que permet l'inici de sessió únic (IdP) amb Identity Management i Access Management. <text:span text:style-name="T107">F</text:span>arem servir, per un costat, Keycloak com a servidor esperant peticions d’autenticació, i per altre, JBoss 7.2 EAP amb un adaptador per poder connectar-lo amb Keycloak.</text:p>
      <text:p text:style-name="P114"/>
      <text:h text:style-name="P248" text:outline-level="3"><text:bookmark-start text:name="__RefHeading___Toc3724_31015136411"/>In<text:span text:style-name="T108">stal·lació i configuració d’un Servidor KeyCloak</text:span><text:bookmark-end text:name="__RefHeading___Toc3724_31015136411"/></text:h>
      <text:p text:style-name="P72"/>
      <text:p text:style-name="P59"><text:span text:style-name="T53"><text:tab/>La DGMAD ha publicat un document on es detallen els pa</text:span><text:span text:style-name="T54">s</text:span><text:span text:style-name="T53">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53">https://www.caib.es/sites/dgtic/ca/estandards_de_desenvolupament/</text:span></text:a><text:span text:style-name="T53"> ). <text:s/></text:span><text:span text:style-name="T69"><text:s/></text:span></text:p>
      <text:p text:style-name="P84"><text:span text:style-name="T13"><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88"/>
            <text:list xml:id="list4148302012" text:style-name="L7">
              <text:list-item>
                <text:p text:style-name="P200">Accedim a la consola d’administració <text:a xlink:type="simple" xlink:href="http://localhost:8180/auth" text:style-name="Internet_20_link" text:visited-style-name="Visited_20_Internet_20_Link">http://localhost:8180/auth</text:a>.</text:p>
              </text:list-item>
              <text:list-item>
                <text:p text:style-name="P256">Pitjam sobre el desplegable del menú i seleccionam «<text:span text:style-name="T59">Add realm</text:span>»</text:p>
              </text:list-item>
            </text:list>
          </table:table-cell>
          <table:table-cell table:style-name="Taula10.A1" office:value-type="string">
            <text:p text:style-name="P177"><draw:frame draw:style-name="fr5" draw:name="Imagen1" text:anchor-type="as-char" svg:width="4.983cm" svg:height="5.417cm" draw:z-index="48"><draw:image xlink:href="Pictures/10000201000000E6000000FA903FE4BAAECDD9B2.png" xlink:type="simple" xlink:show="embed" xlink:actuate="onLoad" loext:mime-type="image/png"/></draw:frame></text:p>
          </table:table-cell>
        </table:table-row>
      </table:table>
      <text:p text:style-name="P84"><text:soft-page-break/></text:p>
      <text:list xml:id="list131002974824583" text:continue-numbering="true" text:style-name="L7">
        <text:list-item>
          <text:p text:style-name="P255">Li posam de nom <text:span text:style-name="T59">GOIB</text:span> i deixam la resta de camps amb els valors per defecte.</text:p>
        </text:list-item>
      </text:list>
      <text:p text:style-name="P185"><draw:frame draw:style-name="fr6" draw:name="Imatge1" text:anchor-type="as-char" svg:width="14.088cm" svg:height="6.817cm" draw:z-index="49"><draw:image xlink:href="Pictures/100000000000043B000001EE8252798C788C97EB.png" xlink:type="simple" xlink:show="embed" xlink:actuate="onLoad" loext:mime-type="image/png"/></draw:frame></text:p>
      <text:p text:style-name="P112"><text:tab/></text:p>
      <text:list xml:id="list131003995408125" text:continue-numbering="true" text:style-name="L7">
        <text:list-item>
          <text:p text:style-name="P258">Afegirem <text:span text:style-name="T109">un</text:span> client anomenat client <text:span text:style-name="T59">goib-default </text:span><text:span text:style-name="T72">per al backoffice</text:span><text:span text:style-name="T59"> </text:span>amb els següents valors: <text:span text:style-name="T59">/goib-default </text:span>al camp <text:span text:style-name="T59">ROOT URL</text:span> , i <text:span text:style-name="T59">*</text:span> al camp <text:span text:style-name="T59">Valid Redirect URIs</text:span>; la resta de camps deixam el valor per defecte.</text:p>
        </text:list-item>
      </text:list>
      <text:p text:style-name="P111"/>
      <text:p text:style-name="P113"><draw:frame draw:style-name="fr7" draw:name="Imatge4" text:anchor-type="as-char" svg:width="14.356cm" svg:height="8.528cm" draw:z-index="50"><draw:image xlink:href="Pictures/100000000000056400000334A8B29883E5AE3D44.png" xlink:type="simple" xlink:show="embed" xlink:actuate="onLoad" loext:mime-type="image/png"/></draw:frame></text:p>
      <text:p text:style-name="P111"/>
      <text:p text:style-name="P112"><text:span text:style-name="T109"><text:tab/>Dins de la</text:span> la pestanya de Roles <text:span text:style-name="T109">pitjar sobre</text:span> Add Role <text:span text:style-name="T109">i a</text:span>fegim el rol <text:span text:style-name="T59">CAR_ADMIN</text:span><text:span text:style-name="T72"> i </text:span><text:span text:style-name="T59">CAR_SUPER</text:span> dins de cada client que hem creat anteriorment (goib-default i goib-ws).</text:p>
      <text:p text:style-name="P111"/>
      <text:p text:style-name="P111"><draw:frame draw:style-name="fr4" draw:name="Imagen6" text:anchor-type="as-char" svg:width="14.998cm" svg:height="3.36cm" draw:z-index="51"><draw:image xlink:href="Pictures/100000000000041D000000ECEE7DEF6290E0EEF3.png" xlink:type="simple" xlink:show="embed" xlink:actuate="onLoad" loext:mime-type="image/png"/></draw:frame></text:p>
      <text:p text:style-name="P111"/>
      <text:list xml:id="list131004536543766" text:continue-numbering="true" text:style-name="L7">
        <text:list-item>
          <text:p text:style-name="P260">Afegirem <text:span text:style-name="T109">un</text:span> segon client que anomenarem <text:span text:style-name="T59">goib-ws</text:span> <text:span text:style-name="T72">per als serveis REST </text:span>amb els següents valors: <text:span text:style-name="T59">confidential </text:span>al camp <text:span text:style-name="T59">Access Type</text:span>, <text:span text:style-name="T59">*</text:span> al camp <text:span text:style-name="T59">Valid Redirect URIs</text:span>, i les opcions <text:span text:style-name="T59">Authorization Enabled</text:span> i <text:span text:style-name="T59">Service Accounts Enabled</text:span> activades; la resta de camps deixam el valor per defecte. </text:p>
        </text:list-item>
      </text:list>
      <text:p text:style-name="P186"/>
      <text:p text:style-name="P110"><draw:frame draw:style-name="fr8" draw:name="Imatge7" text:anchor-type="char" svg:width="14.711cm" svg:height="9.158cm" draw:z-index="44"><draw:image xlink:href="Pictures/10000000000005450000032F7F71B91ACF3AE22C.png" xlink:type="simple" xlink:show="embed" xlink:actuate="onLoad" loext:mime-type="image/png"/></draw:frame><text:soft-page-break/></text:p>
      <text:p text:style-name="P109"><text:span text:style-name="T109"><text:tab/>Dins de la</text:span> la pestanya de Roles <text:span text:style-name="T109">pitjar sobre</text:span> Add Role <text:span text:style-name="T109">i a</text:span>fegim el rol <text:span text:style-name="T59">CAR_ADMIN</text:span><text:span text:style-name="T72"> i </text:span><text:span text:style-name="T59">CAR_SUPER</text:span> dins de cada client que hem creat anteriorment (goib-default i goib-ws).</text:p>
      <text:p text:style-name="P110"><draw:frame draw:style-name="fr4" draw:name="Imagen3" text:anchor-type="as-char" svg:width="14.998cm" svg:height="4.157cm" draw:z-index="55"><draw:image xlink:href="Pictures/100000000000041D00000124DF8EA8F798D47C5D.png" xlink:type="simple" xlink:show="embed" xlink:actuate="onLoad" loext:mime-type="image/png"/></draw:frame></text:p>
      <text:p text:style-name="P110"><text:tab/>A continuació, anam a la pestanya de Credentials d’aquest client goib-ws i d’aquí hem de copiar la clau secreta <text:span text:style-name="T109">ja que</text:span> la necessitarem més endavant per configurar l’usuari.</text:p>
      <text:p text:style-name="P110"/>
      <text:p text:style-name="P186"><text:soft-page-break/><draw:frame draw:style-name="fr5" draw:name="Imagen2" text:anchor-type="as-char" svg:width="12.876cm" svg:height="6.618cm" draw:z-index="52"><draw:image xlink:href="Pictures/10000000000003BF000001ED468DD87A278B6113.png" xlink:type="simple" xlink:show="embed" xlink:actuate="onLoad" loext:mime-type="image/png"/></draw:frame></text:p>
      <text:p text:style-name="P185"/>
      <text:list xml:id="list131003658430271" text:continue-numbering="true" text:style-name="L7">
        <text:list-item>
          <text:list>
            <text:list-header>
              <text:p text:style-name="P261">Finalment, anirem a la pipella «Service Account Roles» <text:span text:style-name="T110">i en el desplegable «Client Roles» seleccionarem «realm-management». Passarem els següents permisos de la llista «Available Roles» a «Assigned Roles»: query-users, view-authorization, view-realm i view-users</text:span></text:p>
            </text:list-header>
          </text:list>
        </text:list-item>
      </text:list>
      <text:p text:style-name="P115"/>
      <text:p text:style-name="P115"><draw:frame draw:style-name="fr4" draw:name="Imatge2" text:anchor-type="as-char" svg:width="14.998cm" svg:height="8.973cm" draw:z-index="56"><draw:image xlink:href="Pictures/1000000000000413000002707DE8BF70AE9B0CFC.png" xlink:type="simple" xlink:show="embed" xlink:actuate="onLoad" loext:mime-type="image/png"/></draw:frame></text:p>
      <text:list xml:id="list131004590153575" text:continue-numbering="true" text:style-name="L7">
        <text:list-header>
          <text:p text:style-name="P259"/>
        </text:list-header>
        <text:list-item>
          <text:p text:style-name="P255">Anirem a la secció Users del panell esquerre i afegim l’usuari <text:span text:style-name="T59">u999000. </text:span><text:s/>Li assignam la mateixa contrasenya dins l’apartat «<text:span text:style-name="T59">credentials</text:span>» del client goib-ws i que hem copiat <text:span text:style-name="T113">prèviament.</text:span> <text:span text:style-name="T59">Si no li assignam contrasenya no es podrà autenticar. </text:span>Aquest usuari el farem servir per autenticar-nos al backoffice.</text:p>
          <text:p text:style-name="P255"/>
        </text:list-item>
      </text:list>
      <text:p text:style-name="P111"><text:soft-page-break/><draw:frame draw:style-name="fr9" draw:name="Imatge5" text:anchor-type="as-char" svg:width="14.838cm" svg:height="7.631cm" draw:z-index="53"><draw:image xlink:href="Pictures/1000000000000395000002668AFD082DCD010145.png" xlink:type="simple" xlink:show="embed" xlink:actuate="onLoad" loext:mime-type="image/png"/></draw:frame></text:p>
      <text:p text:style-name="P111"><text:tab/><text:span text:style-name="T113">Li afegirem un attribute nif. Anirem a la pipella Attributes i li afegirem un attribute nif tal i com es mostra a la captura següent:</text:span></text:p>
      <text:p text:style-name="P111"/>
      <text:p text:style-name="P111"><draw:frame draw:style-name="fr4" draw:name="Imatge8" text:anchor-type="as-char" svg:width="14.998cm" svg:height="5.826cm" draw:z-index="57"><draw:image xlink:href="Pictures/10000000000003AE0000016EAE576972C6CC2715.png" xlink:type="simple" xlink:show="embed" xlink:actuate="onLoad" loext:mime-type="image/png"/></draw:frame></text:p>
      <text:p text:style-name="P111"/>
      <text:p text:style-name="P111"/>
      <text:list xml:id="list131003621152880" text:continue-numbering="true" text:style-name="L7">
        <text:list-item>
          <text:p text:style-name="P255">Ara li hem de donar els rols necessaris al l’usuari. Per això, anam a la pestanya de «Role Mappings», al desplegable de Client Roles seleccionarem goib-default i dels rols disponibles (CAR_ADMIN i CAR_SUPER), els passarem a Assigned Roles.</text:p>
          <text:p text:style-name="P259"><text:s/></text:p>
        </text:list-item>
      </text:list>
      <text:p text:style-name="P111"><text:soft-page-break/><draw:frame draw:style-name="fr4" draw:name="Imagen4" text:anchor-type="as-char" svg:width="14.998cm" svg:height="7.066cm" draw:z-index="54"><draw:image xlink:href="Pictures/1000000000000436000001FCCA93505B4BBC743C.png" xlink:type="simple" xlink:show="embed" xlink:actuate="onLoad" loext:mime-type="image/png"/></draw:frame></text:p>
      <text:p text:style-name="P111"/>
      <text:list xml:id="list131002816020542" text:continue-numbering="true" text:style-name="L7">
        <text:list-item>
          <text:p text:style-name="P255">Si utilitzam el mòdul de API REST, farem el mateix que els passos anteriors, afegirem l’usuari <text:span text:style-name="T59">$goib_usuari</text:span> i li assignarem la mateixa contrasenya dins l’apartat «<text:span text:style-name="T59">credentials</text:span>». <text:span text:style-name="T59">Si no li assignam contrasenya no es podrà autenticar. </text:span>Aquest usuari el farem servir per autenticar els serveis REST. Us heu d’enrecordar d’assignar-li els rols pel client goib-ws.</text:p>
        </text:list-item>
      </text:list>
      <text:p text:style-name="P111"/>
      <text:h text:style-name="P249" text:outline-level="3"><text:bookmark-start text:name="__RefHeading___Toc3724_310151364"/>Configuració del connector amb el JBoss<text:bookmark-end text:name="__RefHeading___Toc3724_310151364"/></text:h>
      <text:p text:style-name="P44"><text:tab/><text:line-break/><text:tab/>Dins el directori de <text:span text:style-name="T34">$HOME/carpeta/scripts/keycloak/</text:span> trobareu un exemple de subsystem que s’ha d’inserir al fitxer de configuració de Jboss ( <text:span text:style-name="T34">$JBOSS/standalone/configuration/standalone.xml</text:span>).</text:p>
      <text:p text:style-name="P66"><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4"><text:span text:style-name="T13">Hem de modificar el fitxer </text:span><text:span text:style-name="T20">standalone.xml</text:span><text:span text:style-name="T13"> i afegir: </text:span></text:p>
      <table:table table:name="Taula2" table:style-name="Taula2">
        <table:table-column table:style-name="Taula2.A"/>
        <text:soft-page-break/>
        <table:table-row table:style-name="Taula2.1">
          <table:table-cell table:style-name="Taula2.A1" office:value-type="string">
            <text:p text:style-name="P43">&lt;subsystem xmlns="urn:jboss:domain:keycloak:1.1"&gt;<text:line-break/> <text:s text:c="3"/>&lt;realm name="CAIB"&gt;<text:line-break/> <text:s text:c="7"/>&lt;auth-server-url&gt;<text:span text:style-name="T7">http://localhost:18080/auth</text:span>&lt;/auth-server-url&gt;<text:line-break/> <text:s text:c="7"/>&lt;ssl-required&gt;EXTERNAL&lt;/ssl-required&gt;<text:line-break/> <text:s text:c="3"/>&lt;/realm&gt;<text:line-break/> <text:s text:c="3"/>&lt;secure-deployment name="<text:span text:style-name="T7">carpeta-back.war</text:span>"&gt;<text:line-break/> <text:s text:c="7"/>&lt;realm&gt;<text:span text:style-name="T59">GO</text:span><text:span text:style-name="T7">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58"><text:tab/>A més, afegir el següent security-domain dintre del subsystem amb <text:span text:style-name="T34">xmlns="urn:jboss:domain:security:2.0"</text:span>: </text:p>
      <table:table table:name="Taula3" table:style-name="Taula3">
        <table:table-column table:style-name="Taula3.A"/>
        <table:table-row>
          <table:table-cell table:style-name="Taula3.A1" office:value-type="string">
            <text:p text:style-name="P83">&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67"/>
      <text:h text:style-name="P249" text:outline-level="3"><text:bookmark-start text:name="__RefHeading___Toc3232_968478750"/>Configuració fitxer propietats<text:bookmark-end text:name="__RefHeading___Toc3232_968478750"/></text:h>
      <text:p text:style-name="P44"/>
      <text:p text:style-name="P44"><text:tab/>Una vegada configurat el Keycloak, anirem al fitxer de propietats carpeta.properties per configurar els paràmetres del <text:span text:style-name="T111">P</text:span>lugin <text:span text:style-name="T111">de </text:span>UserInformation. <text:span text:style-name="T46">Aquest fitxer hauria d'estar creat al directori on desplegarem l'aplicació din</text:span><text:span text:style-name="T50">s</text:span><text:span text:style-name="T46"> del J</text:span><text:span text:style-name="T50">B</text:span><text:span text:style-name="T46">oss (</text:span><text:span text:style-name="T42">$JBOSS/standalone/deployments/</text:span><text:span text:style-name="T46">). Si no hi és, podeu trobar una plantilla d'aquest fitxer a la següent ubicació </text:span><text:span text:style-name="T50">del projecte Carpeta</text:span><text:span text:style-name="T46">: <text:s/></text:span><text:span text:style-name="T42">$HOME/carpeta/scripts/config/carpeta.properties</text:span><text:span text:style-name="T46">. </text:span><text:s/></text:p>
      <text:p text:style-name="P44"/>
      <text:p text:style-name="P44"><text:tab/>El plugin de UserInformation <text:span text:style-name="T111">é</text:span>s l’encarregat d’extreure la informació de l’usuari <text:span text:style-name="T16">a partir del seu username o a partir de l'identificador de l'administració (nif). </text:span></text:p>
      <text:p text:style-name="P17"/>
      <text:p text:style-name="P17"><text:tab/>En el nostre cas, abans hem definit la següent configuració: </text:p>
      <text:list xml:id="list131003009459728" text:continue-list="list131004113307050" text:style-name="L6">
        <text:list-item>
          <text:p text:style-name="P192">Realm: GOIB </text:p>
        </text:list-item>
        <text:list-item>
          <text:p text:style-name="P192">Client <text:span text:style-name="T110">Web</text:span>: goib-default </text:p>
        </text:list-item>
        <text:list-item>
          <text:p text:style-name="P194">Client WS: goib-ws</text:p>
        </text:list-item>
        <text:list-item>
          <text:p text:style-name="P192"><text:span text:style-name="T110">Secret de Client WS</text:span>: <text:s/><text:span text:style-name="T111">Secret de la pipella «Credentials» del Client goib-ws</text:span></text:p>
          <text:p text:style-name="P192"/>
        </text:list-item>
      </text:list>
      <text:p text:style-name="P16"><text:soft-page-break/></text:p>
      <text:p text:style-name="P17">En funció d’això, definirem les següents propietats al nostre fitxer:</text:p>
      <text:p text:style-name="P17"/>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36">Nom</text:p>
          </table:table-cell>
          <table:table-cell table:style-name="Taula5.A1" office:value-type="string">
            <text:p text:style-name="P136">R/O<text:note text:id="ftn2" text:note-class="footnote"><text:note-citation>2</text:note-citation><text:note-body><text:p text:style-name="Footnote">R = Requerit | <text:s/>O = Opcional</text:p></text:note-body></text:note></text:p>
          </table:table-cell>
          <table:table-cell table:style-name="Taula5.C1" office:value-type="string">
            <text:p text:style-name="P136">Descripció/ <text:span text:style-name="T118">Valor</text:span></text:p>
          </table:table-cell>
        </table:table-row>
        <table:table-row table:style-name="Taula5.1">
          <table:table-cell table:style-name="Taula5.A6" office:value-type="string">
            <text:p text:style-name="P146">es.caib.carpeta.userinformationplugin</text:p>
          </table:table-cell>
          <table:table-cell table:style-name="Taula5.B6" office:value-type="string">
            <text:p text:style-name="P171">R</text:p>
          </table:table-cell>
          <table:table-cell table:style-name="Taula5.C3" office:value-type="string">
            <text:p text:style-name="P158">org.fundaciobit.plugins.userinformation.keycloak.KeyCloakUserInformationPlugin</text:p>
          </table:table-cell>
        </table:table-row>
        <table:table-row table:style-name="Taula5.1">
          <table:table-cell table:style-name="Taula5.A6" office:value-type="string">
            <text:p text:style-name="P146">es.caib.carpeta.plugins.userinformation.keycloak.serverurl</text:p>
          </table:table-cell>
          <table:table-cell table:style-name="Taula5.B6" office:value-type="string">
            <text:p text:style-name="P166">R</text:p>
          </table:table-cell>
          <table:table-cell table:style-name="Taula5.C3" office:value-type="string">
            <text:p text:style-name="P158">Url Servidor de Keycloak. Exemple:</text:p>
            <text:p text:style-name="P158">es.caib.carpeta.plugins.userinformation.keycloak.serveurl=http://localhost:18080/auth/</text:p>
          </table:table-cell>
        </table:table-row>
        <table:table-row table:style-name="Taula5.1">
          <table:table-cell table:style-name="Taula5.A6" office:value-type="string">
            <text:p text:style-name="P146">es.caib.carpeta.plugins.userinformation.keycloak.realm</text:p>
          </table:table-cell>
          <table:table-cell table:style-name="Taula5.B6" office:value-type="string">
            <text:p text:style-name="P166">R</text:p>
          </table:table-cell>
          <table:table-cell table:style-name="Taula5.C4" office:value-type="string">
            <text:p text:style-name="P167"><text:span text:style-name="T70">Indicar el mateix </text:span><text:span text:style-name="T71">d</text:span><text:span text:style-name="T70">omini REALM que hem donat d’alta a la console de Keycloak. En el nostre exemple: GOIB.</text:span></text:p>
          </table:table-cell>
        </table:table-row>
        <table:table-row table:style-name="Taula5.1">
          <table:table-cell table:style-name="Taula5.A6" office:value-type="string">
            <text:p text:style-name="P146">es.caib.carpeta.plugins.userinformation.keycloak.client_id</text:p>
          </table:table-cell>
          <table:table-cell table:style-name="Taula5.B6" office:value-type="string">
            <text:p text:style-name="P166">R</text:p>
          </table:table-cell>
          <table:table-cell table:style-name="Taula5.C6" office:value-type="string">
            <text:p text:style-name="P159">Codi del client <text:span text:style-name="T111">ws </text:span>donat d’alta a keycloak. Exemple: goib-<text:span text:style-name="T111">ws</text:span></text:p>
          </table:table-cell>
        </table:table-row>
        <table:table-row table:style-name="Taula5.1">
          <table:table-cell table:style-name="Taula5.A6" office:value-type="string">
            <text:p text:style-name="P146">es.caib.carpeta.plugins.userinformation.keycloak.password_secret</text:p>
          </table:table-cell>
          <table:table-cell table:style-name="Taula5.B6" office:value-type="string">
            <text:p text:style-name="P166">R</text:p>
          </table:table-cell>
          <table:table-cell table:style-name="Taula5.C6" office:value-type="string">
            <text:p text:style-name="P45">Secret de la pipella «Credentials» del Client definit en el punt anterior.</text:p>
            <text:p text:style-name="P45">Exemple: 3f44816e-4ae3-4203-9d6b-6040653ab850</text:p>
          </table:table-cell>
        </table:table-row>
        <table:table-row table:style-name="Taula5.1">
          <table:table-cell table:style-name="Taula5.A8" office:value-type="string">
            <text:p text:style-name="P146">es.caib.carpeta.plugins.userinformation.keycloak.client_id_for_user_authentication</text:p>
          </table:table-cell>
          <table:table-cell table:style-name="Taula5.B8" office:value-type="string">
            <text:p text:style-name="P166">R</text:p>
          </table:table-cell>
          <table:table-cell table:style-name="Taula5.C8" office:value-type="string">
            <text:p text:style-name="P159">Codi del client <text:span text:style-name="T111">web </text:span>donat d’alta a keycloak. Exemple: goib-default</text:p>
          </table:table-cell>
        </table:table-row>
        <table:table-row table:style-name="Taula5.1">
          <table:table-cell table:style-name="Taula5.A8" office:value-type="string">
            <text:p text:style-name="P146">es.caib.carpeta.pluginsib.userinformation.keycloak.mapping.<text:span text:style-name="T112">[CLAU]</text:span></text:p>
          </table:table-cell>
          <table:table-cell table:style-name="Taula5.B8" office:value-type="string">
            <text:p text:style-name="P173">O</text:p>
          </table:table-cell>
          <table:table-cell table:style-name="Taula5.C8" office:value-type="string">
            <text:p text:style-name="P161">Mapejos entre valors de Att<text:span text:style-name="T112">r</text:span>ibutes de un usuari i els valors de UserInfo de PluginUserInformation. <text:span text:style-name="T112">Veure pipella Attribures de un User dinsde KeyCloak.</text:span></text:p>
            <text:p text:style-name="P161"><text:span text:style-name="T112">Els valors de CLAU poden ser:</text:span> <text:s/>username, administrationID, name, surname1, surname2, email, language, <text:s text:c="7"/>phoneNumber, password, <text:s/>address, company, website o gender( -1: unknown or undefined, 0 female, 1 male)</text:p>
            <text:p text:style-name="P161"><text:span text:style-name="T112">El valors serà en nom de l’a</text:span>tribut definit dins "Attributes" de l'usuari Keycloak.</text:p>
          </table:table-cell>
        </table:table-row>
        <table:table-row table:style-name="Taula5.1">
          <table:table-cell table:style-name="Taula5.A9" office:value-type="string">
            <text:p text:style-name="P146">es.caib.carpeta.pluginsib.userinformation.keycloak.debug</text:p>
          </table:table-cell>
          <table:table-cell table:style-name="Taula5.B9" office:value-type="string">
            <text:p text:style-name="P173">O</text:p>
          </table:table-cell>
          <table:table-cell table:style-name="Taula5.C9" office:value-type="string">
            <text:p text:style-name="P162">Per depuració. Valors possibles true o false.</text:p>
          </table:table-cell>
        </table:table-row>
      </table:table>
      <text:p text:style-name="P84"/>
      <text:p text:style-name="P85"><text:soft-page-break/>Un exemple complet de Propietats <text:span text:style-name="T118">KeyCloak </text:span>seria el següent:</text:p>
      <table:table table:name="Taula6" table:style-name="Taula6">
        <table:table-column table:style-name="Taula6.A"/>
        <table:table-row>
          <table:table-cell table:style-name="Taula6.A1" office:value-type="string">
            <text:p text:style-name="P168"># <text:s/>======== PLUGIN USER-INFORMATION - KEYCLOAK =======</text:p>
            <text:p text:style-name="P168"/>
            <text:p text:style-name="P168">es.caib.carpeta.userinformationplugin=org.fundaciobit.pluginsib.userinformation.keycloak.KeyCloakUserInformationPlugin</text:p>
            <text:p text:style-name="P168">es.caib.carpeta.pluginsib.userinformation.keycloak.serverurl=http://localhost:18080/auth/</text:p>
            <text:p text:style-name="P168">es.caib.carpeta.pluginsib.userinformation.keycloak.realm=GOIB</text:p>
            <text:p text:style-name="P168">es.caib.carpeta.pluginsib.userinformation.keycloak.client_id=goib-ws</text:p>
            <text:p text:style-name="P168">es.caib.carpeta.pluginsib.userinformation.keycloak.password_secret=8103f9ff-6150-45fe-8d4a-76ad061f204e</text:p>
            <text:p text:style-name="P168">es.caib.carpeta.pluginsib.userinformation.keycloak.client_id_for_user_autentication=goib-default</text:p>
            <text:p text:style-name="P168"/>
            <text:p text:style-name="P168"># Mappings. Mapejos entre valors de Attibutes de un usuari i els valors de UserInfo de PluginUserInformation</text:p>
            <text:p text:style-name="P168"># Clau: <text:s/>username, administrationID, name, surname1, surname2, email, language,</text:p>
            <text:p text:style-name="P168"># <text:s text:c="7"/>phoneNumber, password, <text:s/>address, company, website o gender( -1: unknown or undefined, 0 female, 1 male)</text:p>
            <text:p text:style-name="P168"># Valor: <text:s/>Atribut definit dins "Attributes" de l'usuari Keycloak</text:p>
            <text:p text:style-name="P169">es.caib.carpeta.pluginsib.userinformation.keycloak.mapping.administrationID=nif</text:p>
            <text:p text:style-name="P168"/>
            <text:p text:style-name="P169">#es.caib.carpeta.pluginsib.userinformation.keycloak.mapping.company=departmentNumber</text:p>
            <text:p text:style-name="P169">#es.caib.carpeta.pluginsib.userinformation.keycloak.mapping.surname1=sn1</text:p>
            <text:p text:style-name="P168">#es.caib.carpeta.pluginsib.userinformation.keycloak.mapping.surname2=sn2</text:p>
            <text:p text:style-name="P168"># Per depuració</text:p>
            <text:p text:style-name="P168">es.caib.carpeta.pluginsib.userinformation.keycloak.debug=true</text:p>
          </table:table-cell>
        </table:table-row>
      </table:table>
      <text:p text:style-name="P85"/>
      <text:h text:style-name="P237" text:outline-level="2"><text:bookmark-start text:name="__RefHeading___Toc3540_310151364"/><text:span text:style-name="T102">Usuaris dins una </text:span>Base de dades<text:bookmark-end text:name="__RefHeading___Toc3540_310151364"/></text:h>
      <text:h text:style-name="P250" text:outline-level="3"><text:bookmark-start text:name="__RefHeading___Toc3102_1387675814"/>Configuració JBoss<text:bookmark-end text:name="__RefHeading___Toc3102_1387675814"/></text:h>
      <text:p text:style-name="P63"><text:span text:style-name="T8"><text:tab/>En el nostre cas, tindrem els nostres usuaris i rols guardats dins una base de dades, per això, configurarem el JBoss per accedir a aquestes dades. </text:span>Modificarem el fitxer <text:span text:style-name="T34">$JBOSS/standalone/configuration/standalone.xml amb els següents canvis:</text:span></text:p>
      <text:p text:style-name="P63"><text:span text:style-name="T32"><text:tab/>H</text:span><text:span text:style-name="T33">em de configurar el següent security-domain dins el subsystem amb xmlns igual </text:span><text:span text:style-name="T38">urn:jboss:domain:security:2.0 </text:span><text:span text:style-name="T33">: </text:span></text:p>
      <table:table table:name="Tabla9" table:style-name="Tabla9">
        <table:table-column table:style-name="Tabla9.A"/>
        <text:soft-page-break/>
        <table:table-row table:style-name="Tabla9.1">
          <table:table-cell table:style-name="Tabla9.A1" office:value-type="string">
            <text:p text:style-name="P37">&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65"/>
      <text:p text:style-name="P65"><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text:p>
      <table:table table:name="Tabla10" table:style-name="Tabla10">
        <table:table-column table:style-name="Tabla10.A"/>
        <table:table-row>
          <table:table-cell table:style-name="Tabla10.A1" office:value-type="string">
            <text:p text:style-name="P92">&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5">Aquest datasource defineix la connexió amb la base de dades d’usuaris que s’anomena seycon. </text:p>
      <text:h text:style-name="P251"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2574112298" text:style-name="L8">
        <text:list-item>
          <text:list>
            <text:list-item>
              <text:list>
                <text:list-item>
                  <text:p text:style-name="P223">Nom de bbdd: seycon</text:p>
                </text:list-item>
                <text:list-item>
                  <text:p text:style-name="P223">Usuari: <text:s/>seycon</text:p>
                </text:list-item>
                <text:list-item>
                  <text:p text:style-name="P223">Contrasenya: seycon</text:p>
                </text:list-item>
                <text:list-item>
                  <text:p text:style-name="P224">Script de creació de bbdd: $HOME/carpeta/scripts/development/seycon.sql</text:p>
                </text:list-item>
                <text:list-item>
                  <text:p text:style-name="P224"><text:soft-page-break/>Script de creació de dades: $HOME/carpeta/scripts/development/seycon-data.sql</text:p>
                </text:list-item>
              </text:list>
            </text:list-item>
          </text:list>
        </text:list-item>
      </text:list>
      <text:p text:style-name="P93">Nota: Podem no voler donar d'alta el conjunt d'usuaris de dins seycon-data.sql, per la qual cosa no es necessari. Únicament per accedir a carpet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34">carpeta.properties</text:span>) per configurar els paràmetres del plugin UserInformation. </text:p>
      <text:p text:style-name="P98"><text:span text:style-name="T46"><text:tab/>Aquest fitxer hauria d'estar creat al directori on desplegarem l'aplicació dintre del Jboss (</text:span><text:span text:style-name="T42">$JBOSS/standalone/deployments/</text:span><text:span text:style-name="T46">). Si no hi és, podeu trobar una plantilla d'aquest fitxer </text:span><text:span text:style-name="T47">a</text:span><text:span text:style-name="T46"> la següent ubicació: <text:s/></text:span><text:span text:style-name="T42">$HOME/carpeta/scripts/config/carpeta.properties</text:span><text:span text:style-name="T46">. </text:span></text:p>
      <text:p text:style-name="Standard"><text:tab/>El plugin UserInformation és l’encarregat d’extreure la informació de l’usuari <text:span text:style-name="T16">a partir del seu username o a partir de l'identificador de l'administració (nif) i es necessària la seva configuració.</text:span></text:p>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34">Nom</text:p>
          </table:table-cell>
          <table:table-cell table:style-name="Tabla20.A1" office:value-type="string">
            <text:p text:style-name="P134">R/O<text:note text:id="ftn3" text:note-class="footnote"><text:note-citation>3</text:note-citation><text:note-body><text:p text:style-name="Footnote">R = Requerit | <text:s/>O = Opcional</text:p></text:note-body></text:note></text:p>
          </table:table-cell>
          <table:table-cell table:style-name="Tabla20.C1" office:value-type="string">
            <text:p text:style-name="P134">Descripció</text:p>
          </table:table-cell>
        </table:table-row>
        <table:table-row table:style-name="Tabla20.1">
          <table:table-cell table:style-name="Tabla20.A13" office:value-type="string">
            <text:p text:style-name="P145">es.caib.carpeta.userinformationplugin</text:p>
          </table:table-cell>
          <table:table-cell table:style-name="Tabla20.B13" office:value-type="string">
            <text:p text:style-name="P176">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43"><text:span text:style-name="T10">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38">es.caib.carpeta.plugins.userinformation.database.jndi=java:/es.caib.seycon.db.wl</text:p>
          </table:table-cell>
        </table:table-row>
        <table:table-row table:style-name="Tabla20.1">
          <table:table-cell table:style-name="Tabla20.A13" office:value-type="string">
            <text:p text:style-name="P143"><text:span text:style-name="T10">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38">es.caib.carpeta.plugins.userinformation.database.users_table=SC_WL_USUARI</text:p>
          </table:table-cell>
        </table:table-row>
        <text:soft-page-break/>
        <table:table-row table:style-name="Tabla20.1">
          <table:table-cell table:style-name="Tabla20.A13" office:value-type="string">
            <text:p text:style-name="P143"><text:span text:style-name="T10">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39"><text:span text:style-name="T10">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0">Exemple:</text:p>
            <text:p text:style-name="Standard">es.caib.carpeta.plugins.userinformation.database.administrationid_column=USU_NIF</text:p>
          </table:table-cell>
        </table:table-row>
        <table:table-row table:style-name="Tabla20.1">
          <table:table-cell table:style-name="Tabla20.A13" office:value-type="string">
            <text:p text:style-name="P143"><text:span text:style-name="T10">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49">Nom de la columna que conté el nom de la persona (amb o sense llinatges)</text:p>
            <text:p text:style-name="P149"><text:span text:style-name="T103">Exemple:</text:span> es.caib.carpeta.plugins.userinformation.database.name_column=USU_NOM</text:p>
          </table:table-cell>
        </table:table-row>
        <table:table-row table:style-name="Tabla20.1">
          <table:table-cell table:style-name="Tabla20.A13" office:value-type="string">
            <text:p text:style-name="P143"><text:span text:style-name="T10">es.caib.carpeta.</text:span>plugins.userinformation.database.surname_column<text:tab/><text:tab/></text:p>
            <text:p text:style-name="P143"><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43"><text:span text:style-name="T10">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50">Exemple:</text:p>
            <text:p text:style-name="P144"><text:span text:style-name="T10">es.caib.carpeta.</text:span>plugins.userinformation.database.language_column=ca</text:p>
          </table:table-cell>
        </table:table-row>
        <table:table-row table:style-name="Tabla20.1">
          <table:table-cell table:style-name="Tabla20.A13" office:value-type="string">
            <text:p text:style-name="P143"><text:span text:style-name="T10">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43"><text:span text:style-name="T10">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43"><text:span text:style-name="T10">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38">es.caib.carpeta.plugins.userinformation.database.roles_table=SC_WL_USUGRU</text:p>
          </table:table-cell>
        </table:table-row>
        <text:soft-page-break/>
        <table:table-row table:style-name="Tabla20.1">
          <table:table-cell table:style-name="Tabla20.A13" office:value-type="string">
            <text:p text:style-name="P143"><text:span text:style-name="T10">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4" office:value-type="string">
            <text:p text:style-name="P143"><text:span text:style-name="T10">es.caib.carpet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
      <text:p text:style-name="P11">(*) Aquests camps són opcionals sí des de l'aplicació que empra el plugin no <text:span text:style-name="T5">realitza consultes per conèixer els roles de cert usuari.</text:span></text:p>
      <text:p text:style-name="P208">Exemple:</text:p>
      <table:table table:name="Taula14" table:style-name="Taula14">
        <table:table-column table:style-name="Taula14.A"/>
        <table:table-row>
          <table:table-cell table:style-name="Taula14.A1" office:value-type="string">
            <text:p text:style-name="P230"># <text:s/>======== PLUGIN USER-INFORMATION - DATABASE ======= --&gt;</text:p>
            <text:p text:style-name="P230">es.caib.carpeta.userinformationplugin=org.fundaciobit.plugins.userinformation.database.DataBaseUserInformationPlugin</text:p>
            <text:p text:style-name="P230">es.caib.carpeta.plugins.userinformation.database.jndi=java:jboss/datasources/seyconDS</text:p>
            <text:p text:style-name="P230">es.caib.carpeta.plugins.userinformation.database.users_table=SC_WL_USUARI</text:p>
            <text:p text:style-name="P230">es.caib.carpeta.plugins.userinformation.database.username_column=USU_CODI</text:p>
            <text:p text:style-name="P230">es.caib.carpeta.plugins.userinformation.database.administrationid_column=USU_NIF</text:p>
            <text:p text:style-name="P230">es.caib.carpeta.plugins.userinformation.database.name_column=USU_NOM</text:p>
            <text:p text:style-name="P230">#es.caib.carpeta.plugins.userinformation.database.surname_1_column</text:p>
            <text:p text:style-name="P230">#es.caib.carpeta.plugins.userinformation.database.surname_2_column <text:s text:c="5"/></text:p>
            <text:p text:style-name="P230">#es.caib.carpeta.plugins.userinformation.database.language_column</text:p>
            <text:p text:style-name="P230">#es.caib.carpeta.plugins.userinformation.database.telephone_column</text:p>
            <text:p text:style-name="P230">#es.caib.carpeta.plugins.userinformation.database.email_column=CONCAT(USU_CODI,'@fundaciobit.org')</text:p>
            <text:p text:style-name="P230">#es.caib.carpeta.plugins.userinformation.database.gender_column</text:p>
            <text:p text:style-name="P230">#es.caib.carpeta.plugins.userinformation.database.password_column</text:p>
            <text:p text:style-name="P230">es.caib.carpeta.plugins.userinformation.database.userroles_table=SC_WL_USUGRU</text:p>
            <text:p text:style-name="P230">es.caib.carpeta.plugins.userinformation.database.userroles_rolename_column=UGR_CODGRU</text:p>
            <text:p text:style-name="P230">es.caib.carpeta.plugins.userinformation.database.userroles_username_column=UGR_CODUSU</text:p>
          </table:table-cell>
        </table:table-row>
      </table:table>
      <text:p text:style-name="P208"/>
      <text:p text:style-name="P208"><text:soft-page-break/></text:p>
      <text:h text:style-name="P237" text:outline-level="2"><text:bookmark-start text:name="__RefHeading___Toc3542_310151364"/><text:span text:style-name="T102">A través de </text:span>LDAP<text:bookmark-end text:name="__RefHeading___Toc3542_310151364"/></text:h>
      <text:h text:style-name="P250" text:outline-level="3"><text:bookmark-start text:name="__RefHeading___Toc3338_968478750"/>Configuració JBoss<text:bookmark-end text:name="__RefHeading___Toc3338_968478750"/></text:h>
      <text:p text:style-name="P63"><text:span text:style-name="T8"><text:tab/>Obrirem el fitxer </text:span><text:span text:style-name="T38">$JBOSS/standalone/configuration/standalone.xml</text:span><text:span text:style-name="T8"> i abans del tag "&lt;/policy&gt;" del final del fitxer, afegirem la següent entrada:</text:span></text:p>
      <table:table table:name="Tabla12" table:style-name="Tabla12">
        <table:table-column table:style-name="Tabla12.A"/>
        <table:table-row>
          <table:table-cell table:style-name="Tabla12.A1" office:value-type="string">
            <text:p text:style-name="P38">&lt;security-domain name="ldap"&gt;</text:p>
            <text:p text:style-name="P38">&lt;authentication&gt;</text:p>
            <text:p text:style-name="P38">&lt;login-module code="org.fundaciobit.plugins.loginmodule.ldap.LdapLoginModule" flag="sufficient" &gt;</text:p>
            <text:p text:style-name="P141"><text:tab/>&lt;module-option name="ldap.host_url"&gt;ldap://ldap.ibit.org:389&lt;/module-option&gt;</text:p>
            <text:p text:style-name="P141"><text:tab/>&lt;module-option name="ldap.security_principal"&gt;myusername&lt;/module-option&gt;</text:p>
            <text:p text:style-name="P141"><text:tab/>&lt;module-option name="ldap.security_credentials"&gt;mypassword&lt;/module-option&gt;</text:p>
            <text:p text:style-name="P141"><text:tab/>&lt;module-option name="ldap.security_authentication"&gt;simple&lt;/module-option&gt;</text:p>
            <text:p text:style-name="P141"><text:tab/>&lt;module-option name="ldap.users_context_dn"&gt;cn=Users,dc=ibitnet,dc=lan&lt;/module-option&gt;</text:p>
            <text:p text:style-name="P141"><text:tab/>&lt;module-option name="ldap.search_scope"&gt;onelevel&lt;/module-option&gt;</text:p>
            <text:p text:style-name="P141"><text:tab/>&lt;module-option name="ldap.search_filter"&gt;</text:p>
            <text:p text:style-name="P141">(|(<text:a xlink:type="simple" xlink:href="mailto:memberOf%3DCN%3D@PFI" text:style-name="Internet_20_link" text:visited-style-name="Visited_20_Internet_20_Link">memberOf=CN=@PFI</text:a>_ADMIN,CN=Users,DC=ibitnet,DC=lan)(memberOf=CN=@PFI_USER,CN=Users,DC=ibitnet,DC=lan))</text:p>
            <text:p text:style-name="P141"><text:s text:c="7"/>&lt;/module-option&gt;</text:p>
            <text:p text:style-name="P141"><text:tab/>&lt;module-option name="ldap.prefix_role_match_memberof"&gt;CN=@&lt;/module-option&gt;</text:p>
            <text:p text:style-name="P141"><text:tab/>&lt;module-option name="ldap.suffix_role_match_memberof"&gt;</text:p>
            <text:p text:style-name="P141">,CN=Users,DC=ibitnet,DC=lan</text:p>
            <text:p text:style-name="P141"><text:tab/>&lt;/module-option&gt;</text:p>
            <text:p text:style-name="P141"><text:tab/>&lt;module-option name="ldap.attribute.username"&gt;sAMAccountName&lt;/module-option&gt;</text:p>
            <text:p text:style-name="P141"><text:tab/>&lt;module-option name="ldap.attribute.mail"&gt;mail&lt;/module-option&gt;</text:p>
            <text:p text:style-name="P141"><text:tab/>&lt;module-option name="ldap.attribute.administration_id"&gt;postOfficeBox&lt;/module-option&gt;</text:p>
            <text:p text:style-name="P141"><text:tab/>&lt;module-option name="ldap.attribute.name"&gt;givenName&lt;/module-option&gt;</text:p>
            <text:p text:style-name="P141"><text:tab/>&lt;module-option name="ldap.attribute.surname"&gt;sn&lt;/module-option&gt;</text:p>
            <text:p text:style-name="P141"><text:tab/>&lt;module-option name="ldap.attribute.telephone"&gt;telephoneNumber&lt;/module-option&gt;</text:p>
            <text:p text:style-name="P141"><text:tab/>&lt;module-option name="ldap.attribute.memberof"&gt;memberOf&lt;/module-option&gt;</text:p>
            <text:p text:style-name="P142"><text:s text:c="4"/>&lt;/login-module&gt;</text:p>
            <text:p text:style-name="P142">&lt;/authentication&gt;</text:p>
            <text:p text:style-name="P142">&lt;/security-domain&gt;</text:p>
          </table:table-cell>
        </table:table-row>
      </table:table>
      <text:p text:style-name="P57"><text:soft-page-break/></text:p>
      <text:p text:style-name="P20"><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603674335" text:style-name="L9">
        <text:list-item>
          <text:p text:style-name="P19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9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9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0"><text:tab/>Requereix tenir instal·lat maven i accés a Internet. <text:s/>Ara només s'ha d'executar runtester.sh (runtester.bat en el cas d’estar en un entorn Windows) i s'obrirà una pantalla on ens demanarà introduir les dades d'accés al nostre LDAP.</text:p>
      <text:p text:style-name="P22"><draw:frame draw:style-name="fr10" draw:name="gràfics16" text:anchor-type="as-char" svg:width="11.642cm" svg:height="8.045cm" draw:z-index="47"><draw:image xlink:href="Pictures/10000000000002E2000001FEAA3E11730DCEA168.png" xlink:type="simple" xlink:show="embed" xlink:actuate="onLoad" loext:mime-type="image/png"/></draw:frame><text:s/></text:p>
      <text:p text:style-name="P20"><text:tab/>Un cop haguem pogut entrar en el sistema d'LDAP, s'han de fer un parell de proves per comprovar que les propietats de connexió estan ben configurades i podem accedir als usuaris i rols dels usuaris:</text:p>
      <text:p text:style-name="P22"><text:soft-page-break/><text:s/><draw:frame draw:style-name="fr10" draw:name="gràfics17" text:anchor-type="as-char" svg:width="13.127cm" svg:height="4.487cm" draw:z-index="42"><draw:image xlink:href="Pictures/10000000000002E7000000FE3A522FAEF825B00A.png" xlink:type="simple" xlink:show="embed" xlink:actuate="onLoad" loext:mime-type="image/png"/></draw:frame></text:p>
      <text:p text:style-name="P20"><text:tab/>Al finalitzar les proves guardarem la configuració de la connexió (Pitjar “Guardar Configuració”). Editarem el fitxer guardat i copiarem les propietats al fitxer de configuració de JBOSS.</text:p>
      <text:p text:style-name="P20"/>
      <text:p text:style-name="P32"><text:span text:style-name="T28"><text:tab/>També hem de copiar dins </text:span><text:span text:style-name="T76">$</text:span><text:span text:style-name="T28">JBOSS/modules/ els següents jars:</text:span></text:p>
      <text:list xml:id="list1456274430" text:style-name="L10">
        <text:list-item>
          <text:p text:style-name="P198"><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98"><text:a xlink:type="simple" xlink:href="https://github.com/GovernIB/maven/blob/gh-pages/maven/org/fundaciobit/plugins/loginmodule-jboss-ldap/1.0.0/loginmodule-jboss-ldap-1.0.0.jar" text:style-name="Internet_20_link" text:visited-style-name="Visited_20_Internet_20_Link"><text:span text:style-name="T8">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46"><text:tab/>Aquest fitxer hauria d'estar creat al directori on desplegarem l'aplicació dintre del Jboss (</text:span><text:span text:style-name="T42">$JBOSS/standalone/deployments/</text:span><text:span text:style-name="T46">). Si no hi és, podeu trobar una plantilla d'aquest fitxer a la següent ubicació: <text:s/></text:span><text:span text:style-name="T42">$HOME/carpeta/scripts/config/carpeta.properties</text:span><text:span text:style-name="T46">. </text:span></text:p>
      <text:p text:style-name="Standard"/>
      <text:p text:style-name="Standard"><text:tab/>El plugin de UserInformation és l’encarregat d’extreure la informació de l’usuari <text:span text:style-name="T16">a partir del seu username o a partir de l'identificador de l'administració (nif). </text:span></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34">Nom</text:p>
          </table:table-cell>
          <table:table-cell table:style-name="Tabla21.A1" office:value-type="string">
            <text:p text:style-name="P134">R/O<text:note text:id="ftn4" text:note-class="footnote"><text:note-citation>4</text:note-citation><text:note-body><text:p text:style-name="Footnote">R = Requerit | <text:s/>O = Opcional</text:p></text:note-body></text:note></text:p>
          </table:table-cell>
          <table:table-cell table:style-name="Tabla21.C1" office:value-type="string">
            <text:p text:style-name="P134">Descripció</text:p>
          </table:table-cell>
        </table:table-row>
        <table:table-row table:style-name="Tabla21.2">
          <table:table-cell table:style-name="Tabla21.A2" office:value-type="string">
            <text:p text:style-name="P153">es.caib.carpeta.userinformationplugin</text:p>
          </table:table-cell>
          <table:table-cell table:style-name="Tabla21.A2" office:value-type="string">
            <text:p text:style-name="P155">R</text:p>
          </table:table-cell>
          <table:table-cell table:style-name="Tabla21.C2" office:value-type="string">
            <text:p text:style-name="P154">org.fundaciobit.plugins.userinformation.ldap.LdapUserInformationPlugin</text:p>
          </table:table-cell>
        </table:table-row>
        <text:soft-page-break/>
        <table:table-row table:style-name="Tabla21.2">
          <table:table-cell table:style-name="Tabla21.A2" office:value-type="string">
            <text:p text:style-name="P152">es.caib.carpeta.plugins.userinformation.ldap.host_url</text:p>
          </table:table-cell>
          <table:table-cell table:style-name="Tabla21.A2" office:value-type="string">
            <text:p text:style-name="P151">R</text:p>
          </table:table-cell>
          <table:table-cell table:style-name="Tabla21.C2" office:value-type="string">
            <text:p text:style-name="P154">Servidor de LDAP.Exemple:</text:p>
            <text:p text:style-name="P154">es.caib.carpeta.plugins.userinformation.ldap.host_url=ldap://ldap.fundaciobit.org:389</text:p>
          </table:table-cell>
        </table:table-row>
        <table:table-row table:style-name="Tabla21.2">
          <table:table-cell table:style-name="Tabla21.A2" office:value-type="string">
            <text:p text:style-name="P152">es.caib.carpeta.plugins.userinformation.ldap.security_principal</text:p>
          </table:table-cell>
          <table:table-cell table:style-name="Tabla21.A2" office:value-type="string">
            <text:p text:style-name="P151">R</text:p>
          </table:table-cell>
          <table:table-cell table:style-name="Tabla21.C2" office:value-type="string">
            <text:p text:style-name="P154">Usuari de amb permisos de lectura de LDAP</text:p>
          </table:table-cell>
        </table:table-row>
        <table:table-row table:style-name="Tabla21.2">
          <table:table-cell table:style-name="Tabla21.A5" office:value-type="string">
            <text:p text:style-name="P152">es.caib.carpeta.plugins.userinformation.ldap.security_credentials</text:p>
          </table:table-cell>
          <table:table-cell table:style-name="Tabla21.A5" office:value-type="string">
            <text:p text:style-name="P151">R</text:p>
          </table:table-cell>
          <table:table-cell table:style-name="Tabla21.C5" office:value-type="string">
            <text:p text:style-name="P154">Contrasenya de l'usuari anterior</text:p>
          </table:table-cell>
        </table:table-row>
        <table:table-row table:style-name="Tabla21.2">
          <table:table-cell table:style-name="Tabla21.A2" office:value-type="string">
            <text:p text:style-name="P152">es.caib.carpeta.plugins.userinformation.ldap.security_authentication</text:p>
          </table:table-cell>
          <table:table-cell table:style-name="Tabla21.A2" office:value-type="string">
            <text:p text:style-name="P151">R</text:p>
          </table:table-cell>
          <table:table-cell table:style-name="Tabla21.C2" office:value-type="string">
            <text:p text:style-name="P154">Tipus d'autenticació</text:p>
            <text:p text:style-name="P154">es.caib.carpeta.plugins.userinformation.ldap.security_authentication=simple</text:p>
          </table:table-cell>
        </table:table-row>
        <table:table-row table:style-name="Tabla21.2">
          <table:table-cell table:style-name="Tabla21.A2" office:value-type="string">
            <text:p text:style-name="P152">es.caib.carpeta.plugins.userinformation.ldap.users_context_dn</text:p>
          </table:table-cell>
          <table:table-cell table:style-name="Tabla21.A2" office:value-type="string">
            <text:p text:style-name="P151">R</text:p>
          </table:table-cell>
          <table:table-cell table:style-name="Tabla21.C2" office:value-type="string">
            <text:p text:style-name="P154">Context on es troben els usuris. </text:p>
            <text:p text:style-name="P154">es.caib.carpeta.plugins.userinformation.ldap.users_context_dn=cn=Users,dc=ibitnet,dc=lan</text:p>
          </table:table-cell>
        </table:table-row>
        <table:table-row table:style-name="Tabla21.2">
          <table:table-cell table:style-name="Tabla21.A2" office:value-type="string">
            <text:p text:style-name="P152">es.caib.carpeta.plugins.userinformation.ldap.search_scope</text:p>
          </table:table-cell>
          <table:table-cell table:style-name="Tabla21.A2" office:value-type="string">
            <text:p text:style-name="P151">R</text:p>
          </table:table-cell>
          <table:table-cell table:style-name="Tabla21.C2" office:value-type="string">
            <text:p text:style-name="P154">Nivell de cerca.</text:p>
            <text:p text:style-name="P154">es.caib.carpeta.plugins.userinformation.ldap.search_scope=onelevel</text:p>
          </table:table-cell>
        </table:table-row>
        <table:table-row table:style-name="Tabla21.2">
          <table:table-cell table:style-name="Tabla21.A2" office:value-type="string">
            <text:p text:style-name="P152">es.caib.carpeta.plugins.userinformation.ldap.search_filter</text:p>
          </table:table-cell>
          <table:table-cell table:style-name="Tabla21.A2" office:value-type="string">
            <text:p text:style-name="P151">R</text:p>
          </table:table-cell>
          <table:table-cell table:style-name="Tabla21.C2" office:value-type="string">
            <text:p text:style-name="P154">Filtre de cerca. Exemple:</text:p>
            <text:p text:style-name="P154">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52">es.caib.carpeta.plugins.userinformation.ldap.attribute.username</text:p>
          </table:table-cell>
          <table:table-cell table:style-name="Tabla21.A2" office:value-type="string">
            <text:p text:style-name="P151">R</text:p>
          </table:table-cell>
          <table:table-cell table:style-name="Tabla21.C2" office:value-type="string">
            <text:p text:style-name="P154">Nomde l'usuari.Exemple:</text:p>
            <text:p text:style-name="P154">es.caib.carpeta.plugins.userinformation.ldap.attribute.username=sAMAccountName</text:p>
          </table:table-cell>
        </table:table-row>
        <table:table-row table:style-name="Tabla21.2">
          <table:table-cell table:style-name="Tabla21.A5" office:value-type="string">
            <text:p text:style-name="P152">es.caib.carpeta.plugins.userinformation.ldap.attribute.mail</text:p>
          </table:table-cell>
          <table:table-cell table:style-name="Tabla21.A5" office:value-type="string">
            <text:p text:style-name="P151">R</text:p>
          </table:table-cell>
          <table:table-cell table:style-name="Tabla21.C5" office:value-type="string">
            <text:p text:style-name="P154">Correu de l'usuari.Exemple:</text:p>
            <text:p text:style-name="P154">es.caib.carpeta.plugins.userinformation.ldap.attribute.mail=mail</text:p>
          </table:table-cell>
        </table:table-row>
        <table:table-row table:style-name="Tabla21.2">
          <table:table-cell table:style-name="Tabla21.A2" office:value-type="string">
            <text:p text:style-name="P152">es.caib.carpeta.plugins.userinformation.ldap.attribute.administration_id</text:p>
          </table:table-cell>
          <table:table-cell table:style-name="Tabla21.A2" office:value-type="string">
            <text:p text:style-name="P151">R</text:p>
          </table:table-cell>
          <table:table-cell table:style-name="Tabla21.C2" office:value-type="string">
            <text:p text:style-name="P154">Nif o AdministrationID de l'usuari. Exemple:</text:p>
            <text:p text:style-name="P154">es.caib.carpeta.plugins.userinformation.ldap.attribute.administration_id=postOfficeBox</text:p>
          </table:table-cell>
        </table:table-row>
        <text:soft-page-break/>
        <table:table-row table:style-name="Tabla21.2">
          <table:table-cell table:style-name="Tabla21.A2" office:value-type="string">
            <text:p text:style-name="P152">es.caib.carpeta.plugins.userinformation.ldap.attribute.name</text:p>
          </table:table-cell>
          <table:table-cell table:style-name="Tabla21.A2" office:value-type="string">
            <text:p text:style-name="P151">R</text:p>
          </table:table-cell>
          <table:table-cell table:style-name="Tabla21.C2" office:value-type="string">
            <text:p text:style-name="P154">Nom de l'usuari. Exemple:</text:p>
            <text:p text:style-name="P154">es.caib.carpeta.plugins.userinformation.ldap.attribute.name=givenName</text:p>
          </table:table-cell>
        </table:table-row>
        <table:table-row table:style-name="Tabla21.2">
          <table:table-cell table:style-name="Tabla21.A2" office:value-type="string">
            <text:p text:style-name="P152">es.caib.carpeta.plugins.userinformation.ldap.attribute.surname</text:p>
          </table:table-cell>
          <table:table-cell table:style-name="Tabla21.A2" office:value-type="string">
            <text:p text:style-name="P151">O</text:p>
          </table:table-cell>
          <table:table-cell table:style-name="Tabla21.C2" office:value-type="string">
            <text:p text:style-name="P154">Llinatges de l'usuari. Exemple:</text:p>
            <text:p text:style-name="P154">es.caib.carpeta.plugins.userinformation.ldap.attribute.surname=sn</text:p>
          </table:table-cell>
        </table:table-row>
        <table:table-row table:style-name="Tabla21.2">
          <table:table-cell table:style-name="Tabla21.A2" office:value-type="string">
            <text:p text:style-name="P152">es.caib.carpeta.plugins.userinformation.ldap.attribute.telephone</text:p>
          </table:table-cell>
          <table:table-cell table:style-name="Tabla21.A2" office:value-type="string">
            <text:p text:style-name="P151">O</text:p>
          </table:table-cell>
          <table:table-cell table:style-name="Tabla21.C2" office:value-type="string">
            <text:p text:style-name="P154">Telefon de l'usuari. Exemple:</text:p>
            <text:p text:style-name="P154">es.caib.carpeta.plugins.userinformation.ldap.attribute.telephone=telephoneNumber</text:p>
          </table:table-cell>
        </table:table-row>
        <table:table-row table:style-name="Tabla21.2">
          <table:table-cell table:style-name="Tabla21.A2" office:value-type="string">
            <text:p text:style-name="P152">es.caib.carpeta.plugins.userinformation.ldap.attribute.memberof</text:p>
          </table:table-cell>
          <table:table-cell table:style-name="Tabla21.A2" office:value-type="string">
            <text:p text:style-name="P151">R(*)</text:p>
          </table:table-cell>
          <table:table-cell table:style-name="Tabla21.C2" office:value-type="string">
            <text:p text:style-name="P154">Atribut que conté els roles. Exemple:</text:p>
            <text:p text:style-name="P154">es.caib.carpeta.plugins.userinformation.ldap.attribute.memberof=memberOf</text:p>
          </table:table-cell>
        </table:table-row>
        <table:table-row table:style-name="Tabla21.2">
          <table:table-cell table:style-name="Tabla21.A2" office:value-type="string">
            <text:p text:style-name="P152">es.caib.carpeta.plugins.userinformation.ldap.prefix_role_match_memberof</text:p>
          </table:table-cell>
          <table:table-cell table:style-name="Tabla21.A2" office:value-type="string">
            <text:p text:style-name="P151">R(*)</text:p>
          </table:table-cell>
          <table:table-cell table:style-name="Tabla21.C2" office:value-type="string">
            <text:p text:style-name="P154">Prefix per obtenir el role de l'atribut:</text:p>
            <text:p text:style-name="P154">es.caib.carpeta.plugins.userinformation.ldap.prefix_role_match_memberof=CN=@</text:p>
          </table:table-cell>
        </table:table-row>
        <table:table-row table:style-name="Tabla21.2">
          <table:table-cell table:style-name="Tabla21.A5" office:value-type="string">
            <text:p text:style-name="P152">es.caib.carpeta.plugins.userinformation.ldap.suffix_role_match_memberof</text:p>
          </table:table-cell>
          <table:table-cell table:style-name="Tabla21.A5" office:value-type="string">
            <text:p text:style-name="P151">R(*)</text:p>
          </table:table-cell>
          <table:table-cell table:style-name="Tabla21.C5" office:value-type="string">
            <text:p text:style-name="P154">Sufix per obtenir el role de l'atribut:</text:p>
            <text:p text:style-name="P154">es.caib.carpeta.plugins.userinformation.ldap.suffix_role_match_memberof=,CN=Users,DC=ibitnet,DC=lan</text:p>
          </table:table-cell>
        </table:table-row>
      </table:table>
      <text:p text:style-name="Standard"/>
      <text:p text:style-name="P31">(*) Aquests camps són opcionals sí des de l'aplicació que empri el plugin no realitza consultes per conèixer els roles de cert usuari.</text:p>
      <text:p text:style-name="P31"/>
      <text:p text:style-name="P204">Exemple:</text:p>
      <text:p text:style-name="P204"/>
      <table:table table:name="Taula13" table:style-name="Taula13">
        <table:table-column table:style-name="Taula13.A"/>
        <table:table-row>
          <table:table-cell table:style-name="Taula13.A1" office:value-type="string">
            <text:p text:style-name="P229"># <text:s/>======== PLUGIN USER-INFORMATION - LDAP ======= </text:p>
            <text:p text:style-name="P229"/>
            <text:p text:style-name="P229">es.caib.carpeta.userinformationplugin=org.fundaciobit.plugins.userinformation.ldap.LdapUserInformationPlugin</text:p>
            <text:p text:style-name="P229">es.caib.carpeta.plugins.userinformation.ldap.host_url=<text:span text:style-name="T59">ldap://</text:span><text:span text:style-name="T60">SERVER:PORT</text:span></text:p>
            <text:p text:style-name="P229">es.caib.carpeta.plugins.userinformation.ldap.security_principal=<text:span text:style-name="T59">[LDAPUSERNAME]</text:span></text:p>
            <text:p text:style-name="P229">es.caib.carpeta.plugins.userinformation.ldap.security_authentication=simple</text:p>
            <text:p text:style-name="P229">es.caib.carpeta.plugins.userinformation.ldap.security_credentials=<text:span text:style-name="T59">[PASSWORD of LDAPUSERNAME]</text:span></text:p>
            <text:p text:style-name="P229">es.caib.carpeta.plugins.userinformation.ldap.users_context_dn=cn=Users,dc=ibitnet,dc=lan</text:p>
            <text:p text:style-name="P229"><text:soft-page-break/>es.caib.carpeta.plugins.userinformation.ldap.search_scope=onelevel</text:p>
            <text:p text:style-name="P229">es.caib.carpeta.plugins.userinformation.ldap.search_filter=(|(memberOf=CN=@CAR_ADMIN,CN=Users,DC=ibitnet,DC=lan)(memberOf=CN=@CAR_SUPER,CN=Users,DC=ibitnet,DC=lan))</text:p>
            <text:p text:style-name="P229">es.caib.carpeta.plugins.userinformation.ldap.attribute.username=sAMAccountName</text:p>
            <text:p text:style-name="P229">es.caib.carpeta.plugins.userinformation.ldap.attribute.mail=mail</text:p>
            <text:p text:style-name="P229">es.caib.carpeta.plugins.userinformation.ldap.attribute.administration_id=postOfficeBox</text:p>
            <text:p text:style-name="P229">es.caib.carpeta.plugins.userinformation.ldap.attribute.name=givenName</text:p>
            <text:p text:style-name="P229">Has de triar:</text:p>
            <text:p text:style-name="P229"><text:s text:c="6"/>- "surname1" i "surname2"</text:p>
            <text:p text:style-name="P229"><text:s text:c="6"/>- "surname"</text:p>
            <text:p text:style-name="P229">es.caib.carpeta.plugins.userinformation.ldap.attribute.surname=sn</text:p>
            <text:p text:style-name="P229"/>
            <text:p text:style-name="P229">es.caib.carpeta.plugins.userinformation.ldap.attribute.surname1=sn1</text:p>
            <text:p text:style-name="P229">es.caib.carpeta.plugins.userinformation.ldap.attribute.surname2=sn2</text:p>
            <text:p text:style-name="P229"/>
            <text:p text:style-name="P229">es.caib.carpeta.plugins.userinformation.ldap.attribute.telephone=telephoneNumber</text:p>
            <text:p text:style-name="P229">es.caib.carpeta.plugins.userinformation.ldap.attribute.memberof=memberOf</text:p>
            <text:p text:style-name="P229">es.caib.carpeta.plugins.userinformation.ldap.prefix_role_match_memberof=CN=@</text:p>
            <text:p text:style-name="P229">es.caib.carpeta.plugins.userinformation.ldap.suffix_role_match_memberof=,CN=Users,DC=ibitnet,DC=lan</text:p>
          </table:table-cell>
        </table:table-row>
      </table:table>
      <text:p text:style-name="P204"/>
      <text:p text:style-name="P31"/>
      <text:h text:style-name="P219" text:outline-level="1"><text:bookmark-start text:name="__RefHeading___Toc3570_310151364"/><text:span text:style-name="T14">Exemple Creació </text:span><text:span text:style-name="T13">Base de dades </text:span><text:span text:style-name="T14">en PostgreSQL</text:span><text:bookmark-end text:name="__RefHeading___Toc3570_310151364"/></text:h>
      <text:p text:style-name="P57"><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30"><text:span text:style-name="Source_20_Text"><text:span text:style-name="T16">$ sudo bash<text:line-break/>$ su postgres<text:line-break/>$ psql -U postgres</text:span></text:span></text:p>
          </table:table-cell>
        </table:table-row>
      </table:table>
      <text:h text:style-name="Heading_20_2" text:outline-level="2"><text:bookmark-start text:name="__RefHeading___Toc3574_310151364"/><text:soft-page-break/>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52">CREATE USER "carpeta" WITH <text:s/>ENCRYPTED PASSWORD 'carpeta' NOCREATEUSER;</text:p>
          </table:table-cell>
        </table:table-row>
      </table:table>
      <text:h text:style-name="Heading_20_2" text:outline-level="2"><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53">CREATE DATABASE "carpeta" WITH OWNER=carpeta;</text:p>
          </table:table-cell>
        </table:table-row>
      </table:table>
      <text:p text:style-name="P28"><text:tab/></text:p>
      <text:p text:style-name="P28"><text:tab/>I assignam privilegis: </text:p>
      <table:table table:name="Tabla32" table:style-name="Tabla32">
        <table:table-column table:style-name="Tabla32.A"/>
        <table:table-row>
          <table:table-cell table:style-name="Tabla32.A1" office:value-type="string">
            <text:p text:style-name="P54">GRANT ALL PRIVILEGES ON DATABASE "carpeta" TO carpeta;</text:p>
            <text:p text:style-name="P54">GRANT ALL PRIVILEGES ON SCHEMA PUBLIC TO carpeta;</text:p>
          </table:table-cell>
        </table:table-row>
      </table:table>
      <text:p text:style-name="P33"/>
      <text:p text:style-name="P33"/>
      <text:p text:style-name="P33"><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55">\q</text:p>
          </table:table-cell>
        </table:table-row>
      </table:table>
      <text:p text:style-name="P28"/>
      <text:h text:style-name="Heading_20_2" text:outline-level="2"><text:bookmark-start text:name="__RefHeading___Toc3578_310151364"/>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4181569426" text:style-name="L11">
              <text:list-item>
                <text:list>
                  <text:list-header>
                    <text:p text:style-name="P195"><text:span text:style-name="Source_20_Text"><text:span text:style-name="T62">$ psql -h localhost -p 5432 -U carpeta -W</text:span></text:span><text:span text:style-name="T62"> -d carpeta</text:span></text:p>
                  </text:list-header>
                </text:list>
              </text:list-item>
            </text:list>
          </table:table-cell>
        </table:table-row>
      </table:table>
      <text:p text:style-name="P13"/>
      <text:p text:style-name="P13">i si està en un altra servidor llavors executar</text:p>
      <table:table table:name="Tabla35" table:style-name="Tabla35">
        <table:table-column table:style-name="Tabla35.A"/>
        <table:table-row>
          <table:table-cell table:style-name="Tabla35.A1" office:value-type="string">
            <text:list xml:id="list131003175218939" text:continue-numbering="true" text:style-name="L11">
              <text:list-item>
                <text:list>
                  <text:list-header>
                    <text:p text:style-name="P195"><text:span text:style-name="Source_20_Text"><text:span text:style-name="T9">$ psql -h www.xxx.yyy.zzz -p 5432 </text:span></text:span><text:span text:style-name="Source_20_Text"><text:span text:style-name="T62">-U carpeta -W -d carpeta</text:span></text:span></text:p>
                  </text:list-header>
                </text:list>
              </text:list-item>
            </text:list>
          </table:table-cell>
        </table:table-row>
      </table:table>
      <text:p text:style-name="P33"/>
      <text:p text:style-name="Standard">Importarem l'estructura de taules i dades dins la BBDD. Els fitxers SQL els trobarem a la carpeta $HOME<text:span text:style-name="T34">/carpeta/scripts/bbdd/.</text:span></text:p>
      <table:table table:name="Tabla36" table:style-name="Tabla36">
        <table:table-column table:style-name="Tabla36.A"/>
        <table:table-row table:style-name="Tabla36.1">
          <table:table-cell table:style-name="Tabla36.A1" office:value-type="string">
            <text:p text:style-name="P131"><text:span text:style-name="T63">\i $HOME/carpeta/scripts/bbdd/</text:span><text:span text:style-name="T67">[x.y]</text:span><text:span text:style-name="T63">/</text:span><text:span text:style-name="T68">postgresql</text:span><text:span text:style-name="T63">/</text:span><text:span text:style-name="T64">01_</text:span><text:span text:style-name="T63">create_schema.sql</text:span></text:p>
            <text:p text:style-name="P132"><text:span text:style-name="T63">\i $HOME/carpeta/scripts/bbdd/</text:span><text:span text:style-name="T67">[x.y]</text:span><text:span text:style-name="T63">/</text:span><text:span text:style-name="T68">postgresql</text:span><text:span text:style-name="T63">/</text:span><text:span text:style-name="T64">02_sample</text:span><text:span text:style-name="T63">_data.sql</text:span></text:p>
          </table:table-cell>
        </table:table-row>
      </table:table>
      <text:p text:style-name="P13"/>
      <text:p text:style-name="P28"><text:soft-page-break/><text:tab/>[x.y] <text:s/>és la versió que estam instal·lant. <text:s/></text:p>
      <text:p text:style-name="P81">Opcionalment podem incloure un exemple d’entitat CAIB i per això executariem la següen<text:span text:style-name="T117">t</text:span> comanda:</text:p>
      <table:table table:name="Taula8" table:style-name="Taula8">
        <table:table-column table:style-name="Taula8.A"/>
        <table:table-row table:style-name="Taula8.1">
          <table:table-cell table:style-name="Taula8.A1" office:value-type="string">
            <text:p text:style-name="P133"><text:span text:style-name="T63">\i $HOME/carpeta/scripts/bbdd/</text:span><text:span text:style-name="T67">[x.y]</text:span><text:span text:style-name="T63">/</text:span><text:span text:style-name="T68">postgresql</text:span><text:span text:style-name="T63">/</text:span><text:span text:style-name="T64">0</text:span><text:span text:style-name="T65">3</text:span><text:span text:style-name="T64">_</text:span><text:span text:style-name="T66">sample_data_caib</text:span><text:span text:style-name="T63">.sql</text:span></text:p>
          </table:table-cell>
        </table:table-row>
      </table:table>
      <text:p text:style-name="P82"/>
      <text:h text:style-name="P216" text:outline-level="1"><text:bookmark-start text:name="__RefHeading___Toc3116_1387675814"/>Script d’arrancada JBoss<text:bookmark-end text:name="__RefHeading___Toc3116_1387675814"/></text:h>
      <text:p text:style-name="P89"><text:span text:style-name="T93"><text:tab/>Aquest pas ens generará un fitxer EAR que s’haurà de copiar a la carpeta de deployments del nostre servidor Jboss. </text:span>Per això, crearem un script per tal d’arrancar el Jboss amb una configuració predeterminada. </text:p>
      <text:p text:style-name="P89">El fitxer rebrà el nom <text:span text:style-name="T34">run.sh </text:span>( o run.bat si feis feina amb Windows) i el guardarem dintre del directori <text:span text:style-name="T59">$JBOSS/bin</text:span> amb el següent contingut: <text:line-break/></text:p>
      <table:table table:name="Tabla15" table:style-name="Tabla15">
        <table:table-column table:style-name="Tabla15.A"/>
        <table:table-row>
          <table:table-cell table:style-name="Tabla15.A1" office:value-type="string">
            <text:p text:style-name="P91">./standalone.sh -b 0.0.0.0</text:p>
          </table:table-cell>
        </table:table-row>
      </table:table>
      <text:p text:style-name="P90"><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91">sudo chmod +x run.sh</text:p>
          </table:table-cell>
        </table:table-row>
      </table:table>
      <text:p text:style-name="P64"/>
      <text:h text:style-name="P215" text:outline-level="1" text:is-list-header="true"/>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style:font-name-complex="Noto Sans4"/>
    </style:style>
    <style:style style:name="MP4" style:family="paragraph" style:parent-style-name="Footer">
      <style:text-properties fo:color="#c30045" style:font-name="Noto Sans" fo:language="ca" fo:country="ES" style:font-name-complex="Noto Sans4"/>
    </style:style>
    <style:style style:name="MP5" style:family="paragraph" style:parent-style-name="Footer">
      <style:paragraph-properties fo:text-align="center" style:justify-single-word="false"/>
      <style:text-properties style:font-name="Noto Sans" fo:language="ca" fo:country="ES" style:font-name-complex="Noto Sans4"/>
    </style:style>
    <style:style style:name="MP6" style:family="paragraph" style:parent-style-name="Número_20_de_20_pàgina">
      <style:text-properties style:font-name="Noto Sans" fo:language="ca" fo:country="ES" style:font-name-complex="Noto Sans4"/>
    </style:style>
    <style:style style:name="MP7" style:family="paragraph" style:parent-style-name="Footer">
      <style:text-properties fo:font-size="7.5pt" fo:language="ca" fo:country="ES" style:font-size-asian="7.5pt" style:font-name-complex="Noto Sans4"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8"><draw:image xlink:href="Pictures/1000020100000208000005E87A63FCA3DA781494.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40</text:page-number><text:s/>de <text:page-count>40</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9"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1"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40"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5">Dirección General de Modernización y Administració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2</meta:editing-cycles>
    <meta:creation-date>2019-12-18T08:12:13.731000000</meta:creation-date>
    <meta:editing-duration>PT9H54M56S</meta:editing-duration>
    <meta:generator>LibreOffice/6.2.7.1$Windows_X86_64 LibreOffice_project/23edc44b61b830b7d749943e020e96f5a7df63bf</meta:generator>
    <dc:date>2021-01-18T13:10:02.089000000</dc:date>
    <meta:document-statistic meta:table-count="42" meta:image-count="17" meta:object-count="0" meta:page-count="40" meta:paragraph-count="692" meta:word-count="4792" meta:character-count="45457" meta:non-whitespace-character-count="4089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